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4.422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097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5.285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0.972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14" table:visibility="collapse" table:default-cell-style-name="Default"/>
        <table:table-column table:style-name="co4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800751">
            <text:p>800751</text:p>
          </table:table-cell>
          <table:table-cell office:value-type="float" office:value="145807784">
            <text:p>145807784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1-01</text:p>
          </table:table-cell>
          <table:table-cell office:value-type="float" office:value="24366820502">
            <text:p>243668205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sak rind kaaluga 1068 gramm</text:p>
          </table:table-cell>
          <table:table-cell office:value-type="string">
            <text:p>kaaluga 1068 gramm</text:p>
          </table:table-cell>
          <table:table-cell office:value-type="string">
            <text:p>i , mõõtudega 22x12x6 cm</text:p>
          </table:table-cell>
          <table:table-cell office:value-type="string">
            <text:p>kaaluga</text:p>
          </table:table-cell>
          <table:table-cell office:value-type="float" office:value="1068">
            <text:p>1068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61129">
            <text:p>1661129</text:p>
          </table:table-cell>
          <table:table-cell office:value-type="float" office:value="152255427">
            <text:p>152255427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216460354">
            <text:p>2321646035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188 gr</text:p>
          </table:table-cell>
          <table:table-cell office:value-type="string">
            <text:p><text:s/>( +-28 gr )</text:p>
          </table:table-cell>
          <table:table-cell office:value-type="string">
            <text:p>Kaal</text:p>
          </table:table-cell>
          <table:table-cell office:value-type="float" office:value="188">
            <text:p>188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60173">
            <text:p>1160173</text:p>
          </table:table-cell>
          <table:table-cell office:value-type="float" office:value="90570701">
            <text:p>90570701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781533950">
            <text:p>20781533950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 - Prostata kaaluga 55,0 gramm</text:p>
          </table:table-cell>
          <table:table-cell office:value-type="string">
            <text:p>kaaluga 55,0 gramm</text:p>
          </table:table-cell>
          <table:table-cell office:value-type="string">
            <text:p>i ; mõõtmetega 3,5 x 5 x 3 cm</text:p>
          </table:table-cell>
          <table:table-cell office:value-type="string">
            <text:p>kaaluga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01736">
            <text:p>1401736</text:p>
          </table:table-cell>
          <table:table-cell office:value-type="float" office:value="95290217">
            <text:p>95290217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7808483979">
            <text:p>37808483979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II - Prostata kaaluga 46 gramm</text:p>
          </table:table-cell>
          <table:table-cell office:value-type="string">
            <text:p>kaaluga 46 gramm</text:p>
          </table:table-cell>
          <table:table-cell office:value-type="string">
            <text:p>i , suurusega 4,5 x 3,5 x 3,2 cm</text:p>
          </table:table-cell>
          <table:table-cell office:value-type="string">
            <text:p>kaaluga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791399">
            <text:p>6791399</text:p>
          </table:table-cell>
          <table:table-cell office:value-type="float" office:value="85800926">
            <text:p>85800926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62430024762">
            <text:p>624300247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erituna operatsioonimaterjali kaal 44g</text:p>
          </table:table-cell>
          <table:table-cell office:value-type="string">
            <text:p>kaal 44g</text:p>
          </table:table-cell>
          <table:table-cell/>
          <table:table-cell office:value-type="string">
            <text:p>kaal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746440">
            <text:p>15746440</text:p>
          </table:table-cell>
          <table:table-cell office:value-type="float" office:value="198703356">
            <text:p>198703356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796837254">
            <text:p>337968372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vaid halvenev - 9 k lisandunud kaalus 10 kg</text:p>
          </table:table-cell>
          <table:table-cell office:value-type="string">
            <text:p>kaalus 10 kg</text:p>
          </table:table-cell>
          <table:table-cell office:value-type="string">
            <text:p><text:s/>, süvenev hirsutism , furunklid</text:p>
          </table:table-cell>
          <table:table-cell office:value-type="string">
            <text:p>kaalu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316038">
            <text:p>6316038</text:p>
          </table:table-cell>
          <table:table-cell office:value-type="float" office:value="88422406">
            <text:p>88422406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271376567">
            <text:p>962713765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otanud kaalus 10kg</text:p>
          </table:table-cell>
          <table:table-cell office:value-type="string">
            <text:p>kaalus 10kg</text:p>
          </table:table-cell>
          <table:table-cell/>
          <table:table-cell office:value-type="string">
            <text:p>kaalu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559923">
            <text:p>18559923</text:p>
          </table:table-cell>
          <table:table-cell office:value-type="float" office:value="179638625">
            <text:p>179638625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166995312">
            <text:p>891669953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6</text:p>
          </table:table-cell>
          <table:table-cell office:value-type="string">
            <text:p>m</text:p>
          </table:table-cell>
          <table:table-cell office:value-type="string">
            <text:p>Sk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856291">
            <text:p>17856291</text:p>
          </table:table-cell>
          <table:table-cell office:value-type="float" office:value="196053346">
            <text:p>196053346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262016474">
            <text:p>92262016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jon : b--kat 10 a Visus 1,0/1,0 sk 6</text:p>
          </table:table-cell>
          <table:table-cell office:value-type="string">
            <text:p><text:s/>sk 6</text:p>
          </table:table-cell>
          <table:table-cell office:value-type="string">
            <text:p><text:s/>m vtn , vv n RR 100/60 cor regu</text:p>
          </table:table-cell>
          <table:table-cell office:value-type="string">
            <text:p><text:s/>sk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8476384">
            <text:p>18476384</text:p>
          </table:table-cell>
          <table:table-cell office:value-type="float" office:value="192974357">
            <text:p>192974357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416159706">
            <text:p>964161597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; sk ad conch ( ? ) ; AS-kk 6m , sk 5</text:p>
          </table:table-cell>
          <table:table-cell office:value-type="string">
            <text:p><text:s/>sk 5</text:p>
          </table:table-cell>
          <table:table-cell office:value-type="string">
            <text:p>m</text:p>
          </table:table-cell>
          <table:table-cell office:value-type="string">
            <text:p><text:s/>sk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040874">
            <text:p>12040874</text:p>
          </table:table-cell>
          <table:table-cell office:value-type="float" office:value="193131780">
            <text:p>193131780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30436706">
            <text:p>6730304367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emal A tüüpi , vasakul B tüüpi Sk 5,0</text:p>
          </table:table-cell>
          <table:table-cell office:value-type="string">
            <text:p>Sk 5,0</text:p>
          </table:table-cell>
          <table:table-cell office:value-type="string">
            <text:p>/5,0 .</text:p>
          </table:table-cell>
          <table:table-cell office:value-type="string">
            <text:p>Sk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390875">
            <text:p>11390875</text:p>
          </table:table-cell>
          <table:table-cell office:value-type="float" office:value="191702212">
            <text:p>19170221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644341164">
            <text:p>836443411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ekiled , kuulmekäigud normis , SK 4</text:p>
          </table:table-cell>
          <table:table-cell office:value-type="string">
            <text:p>SK 4</text:p>
          </table:table-cell>
          <table:table-cell office:value-type="string">
            <text:p>-5m bilateraalselt , Rinne .+</text:p>
          </table:table-cell>
          <table:table-cell office:value-type="string">
            <text:p>SK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147893">
            <text:p>20147893</text:p>
          </table:table-cell>
          <table:table-cell office:value-type="float" office:value="207405068">
            <text:p>207405068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87654552055">
            <text:p>876545520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iigne kaal 4</text:p>
          </table:table-cell>
          <table:table-cell office:value-type="string">
            <text:p>kaal 4</text:p>
          </table:table-cell>
          <table:table-cell office:value-type="string">
            <text:p><text:s/>eluaastast</text:p>
          </table:table-cell>
          <table:table-cell office:value-type="string">
            <text:p>kaal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718741">
            <text:p>20718741</text:p>
          </table:table-cell>
          <table:table-cell office:value-type="float" office:value="208318664">
            <text:p>208318664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7379">
            <text:p>673030527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adalaim teadaolev kaal 4</text:p>
          </table:table-cell>
          <table:table-cell office:value-type="string">
            <text:p>kaal 4</text:p>
          </table:table-cell>
          <table:table-cell office:value-type="string">
            <text:p><text:s/>elupäeval</text:p>
          </table:table-cell>
          <table:table-cell office:value-type="string">
            <text:p>kaal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410977">
            <text:p>3410977</text:p>
          </table:table-cell>
          <table:table-cell office:value-type="float" office:value="146426006">
            <text:p>146426006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97763487248">
            <text:p>97763487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110.0 bmi 33.0 Kehakaal -4 kg</text:p>
          </table:table-cell>
          <table:table-cell office:value-type="string">
            <text:p>Kehakaal -4 kg</text:p>
          </table:table-cell>
          <table:table-cell office:value-type="string">
            <text:p><text:s/>. Antud dieeti soovitused</text:p>
          </table:table-cell>
          <table:table-cell office:value-type="string">
            <text:p>Kehakaa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371060">
            <text:p>21371060</text:p>
          </table:table-cell>
          <table:table-cell office:value-type="float" office:value="204232854">
            <text:p>204232854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2039">
            <text:p>6730304120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</text:p>
          </table:table-cell>
          <table:table-cell office:value-type="string">
            <text:p>-5m</text:p>
          </table:table-cell>
          <table:table-cell office:value-type="string">
            <text:p>SK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051552">
            <text:p>7051552</text:p>
          </table:table-cell>
          <table:table-cell office:value-type="float" office:value="96335668">
            <text:p>96335668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44447298">
            <text:p>308444472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 , raskendatud trepist käimine Kehakaal 3</text:p>
          </table:table-cell>
          <table:table-cell office:value-type="string">
            <text:p>Kehakaal 3</text:p>
          </table:table-cell>
          <table:table-cell office:value-type="string">
            <text:p><text:s/>viimasel aastal tõusnud , on ka</text:p>
          </table:table-cell>
          <table:table-cell office:value-type="string">
            <text:p>Kehakaal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9958417">
            <text:p>19958417</text:p>
          </table:table-cell>
          <table:table-cell office:value-type="float" office:value="165496976">
            <text:p>16549697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48412377407">
            <text:p>484123774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</text:p>
          </table:table-cell>
          <table:table-cell office:value-type="string">
            <text:p><text:s/>pt , pikkus10 pt , vanemad ka s</text:p>
          </table:table-cell>
          <table:table-cell office:value-type="string">
            <text:p>kaal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283171">
            <text:p>15283171</text:p>
          </table:table-cell>
          <table:table-cell office:value-type="float" office:value="216507650">
            <text:p>216507650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882460342">
            <text:p>3488246034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uga 3g</text:p>
          </table:table-cell>
          <table:table-cell office:value-type="string">
            <text:p><text:s/>ja suurusega 1,5x1x0,5cm</text:p>
          </table:table-cell>
          <table:table-cell office:value-type="string">
            <text:p>Kaaluga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192391">
            <text:p>16192391</text:p>
          </table:table-cell>
          <table:table-cell office:value-type="float" office:value="193972516">
            <text:p>193972516</text:p>
          </table:table-cell>
          <table:table-cell office:value-type="string">
            <text:p>2013-08-02</text:p>
          </table:table-cell>
          <table:table-cell office:value-type="string">
            <text:p>S</text:p>
          </table:table-cell>
          <table:table-cell office:value-type="string">
            <text:p>2013-08-01</text:p>
          </table:table-cell>
          <table:table-cell office:value-type="float" office:value="19024757988">
            <text:p>190247579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änud samaväärseteks ; vähenenud kaal 2.5kg</text:p>
          </table:table-cell>
          <table:table-cell office:value-type="string">
            <text:p>kaal 2.5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900138">
            <text:p>23900138</text:p>
          </table:table-cell>
          <table:table-cell office:value-type="float" office:value="215538953">
            <text:p>215538953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561179">
            <text:p>673030561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adalaim teada olev kaal 2</text:p>
          </table:table-cell>
          <table:table-cell office:value-type="string">
            <text:p>kaal 2</text:p>
          </table:table-cell>
          <table:table-cell office:value-type="string">
            <text:p><text:s/>elupäeval 2506g ( -8,8 % )</text:p>
          </table:table-cell>
          <table:table-cell office:value-type="string">
            <text:p>kaa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960402">
            <text:p>6960402</text:p>
          </table:table-cell>
          <table:table-cell office:value-type="float" office:value="96032539">
            <text:p>96032539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94807133982">
            <text:p>948071339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04.04.2011 : pikkus + 2.9 cm , kaal -1.3 kg</text:p>
          </table:table-cell>
          <table:table-cell office:value-type="string">
            <text:p>kaal -1.3 kg</text:p>
          </table:table-cell>
          <table:table-cell office:value-type="string">
            <text:p><text:s/>; käte jõunäitajad : P + 6 / V </text:p>
          </table:table-cell>
          <table:table-cell office:value-type="string">
            <text:p>kaal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561907">
            <text:p>5561907</text:p>
          </table:table-cell>
          <table:table-cell office:value-type="float" office:value="80048747">
            <text:p>80048747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037829706">
            <text:p>3203782970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langus kõrgetes toonides , AD s/k 1</text:p>
          </table:table-cell>
          <table:table-cell office:value-type="string">
            <text:p>s/k 1</text:p>
          </table:table-cell>
          <table:table-cell office:value-type="string">
            <text:p>m , AS s/k 0,4m</text:p>
          </table:table-cell>
          <table:table-cell office:value-type="string">
            <text:p>s/k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471047">
            <text:p>21471047</text:p>
          </table:table-cell>
          <table:table-cell office:value-type="float" office:value="184119504">
            <text:p>18411950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31380154195">
            <text:p>31380154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inne bil + , Weber peas , SK 0,5</text:p>
          </table:table-cell>
          <table:table-cell office:value-type="string">
            <text:p>SK 0,5</text:p>
          </table:table-cell>
          <table:table-cell office:value-type="string">
            <text:p>/0,5 .</text:p>
          </table:table-cell>
          <table:table-cell office:value-type="string">
            <text:p>SK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107201">
            <text:p>8107201</text:p>
          </table:table-cell>
          <table:table-cell office:value-type="float" office:value="152501161">
            <text:p>152501161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70773721248">
            <text:p>707737212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Weber paremasse kõrva , paremal SK0</text:p>
          </table:table-cell>
          <table:table-cell office:value-type="string">
            <text:p>SK0</text:p>
          </table:table-cell>
          <table:table-cell office:value-type="string">
            <text:p><text:s/>, vasakul 4-5m Audiogramm : par</text:p>
          </table:table-cell>
          <table:table-cell office:value-type="string">
            <text:p>SK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172174">
            <text:p>17172174</text:p>
          </table:table-cell>
          <table:table-cell office:value-type="float" office:value="182619671">
            <text:p>18261967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552520374">
            <text:p>395525203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toskoopia normis Kuulmine SK 0</text:p>
          </table:table-cell>
          <table:table-cell office:value-type="string">
            <text:p>SK 0</text:p>
          </table:table-cell>
          <table:table-cell office:value-type="string">
            <text:p>/0 m , harilik kõne 1 / 0,5 m To</text:p>
          </table:table-cell>
          <table:table-cell office:value-type="string">
            <text:p>SK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788262">
            <text:p>2788262</text:p>
          </table:table-cell>
          <table:table-cell office:value-type="float" office:value="140172216">
            <text:p>140172216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797415902">
            <text:p>227974159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pikkus 77 , kaal 11000</text:p>
          </table:table-cell>
          <table:table-cell office:value-type="string">
            <text:p>kaal 11000</text:p>
          </table:table-cell>
          <table:table-cell office:value-type="string">
            <text:p><text:s/>PÜ 44 ( olnud kogu aeg alumises</text:p>
          </table:table-cell>
          <table:table-cell office:value-type="string">
            <text:p>kaal</text:p>
          </table:table-cell>
          <table:table-cell office:value-type="float" office:value="11000">
            <text:p>110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52221">
            <text:p>8552221</text:p>
          </table:table-cell>
          <table:table-cell office:value-type="float" office:value="134164587">
            <text:p>134164587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31982189800">
            <text:p>319821898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0880 g</text:p>
          </table:table-cell>
          <table:table-cell/>
          <table:table-cell office:value-type="string">
            <text:p>Kaal</text:p>
          </table:table-cell>
          <table:table-cell office:value-type="float" office:value="10880">
            <text:p>108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30810">
            <text:p>5530810</text:p>
          </table:table-cell>
          <table:table-cell office:value-type="float" office:value="84282702">
            <text:p>84282702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69337264101">
            <text:p>693372641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2.02.2012 - Kaal 10000gr</text:p>
          </table:table-cell>
          <table:table-cell office:value-type="string">
            <text:p>Kaal 10000gr</text:p>
          </table:table-cell>
          <table:table-cell office:value-type="string">
            <text:p><text:s/>( 3prots )</text:p>
          </table:table-cell>
          <table:table-cell office:value-type="string">
            <text:p>Kaal</text:p>
          </table:table-cell>
          <table:table-cell office:value-type="float" office:value="10000">
            <text:p>100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2976">
            <text:p>20892976</text:p>
          </table:table-cell>
          <table:table-cell office:value-type="float" office:value="175430623">
            <text:p>175430623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210668930">
            <text:p>332106689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rsri poolt 11 kuud , sk 3995 , kaal 10000</text:p>
          </table:table-cell>
          <table:table-cell office:value-type="string">
            <text:p>kaal 10000</text:p>
          </table:table-cell>
          <table:table-cell office:value-type="string">
            <text:p><text:s/>Spaastilisus jalgades Suunatud </text:p>
          </table:table-cell>
          <table:table-cell office:value-type="string">
            <text:p>kaal</text:p>
          </table:table-cell>
          <table:table-cell office:value-type="float" office:value="10000">
            <text:p>100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1772">
            <text:p>5411772</text:p>
          </table:table-cell>
          <table:table-cell office:value-type="float" office:value="127497789">
            <text:p>127497789</text:p>
          </table:table-cell>
          <table:table-cell office:value-type="string">
            <text:p>2012-06-30</text:p>
          </table:table-cell>
          <table:table-cell office:value-type="string">
            <text:p>A</text:p>
          </table:table-cell>
          <table:table-cell office:value-type="string">
            <text:p>2012-06-21</text:p>
          </table:table-cell>
          <table:table-cell office:value-type="float" office:value="81469290393">
            <text:p>814692903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2012 - PÜ 49,5cm ( 75prots ) , kaal 9930g</text:p>
          </table:table-cell>
          <table:table-cell office:value-type="string">
            <text:p>kaal 9930g</text:p>
          </table:table-cell>
          <table:table-cell office:value-type="string">
            <text:p><text:s/>( 10prots )</text:p>
          </table:table-cell>
          <table:table-cell office:value-type="string">
            <text:p>kaal</text:p>
          </table:table-cell>
          <table:table-cell office:value-type="float" office:value="9930">
            <text:p>99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2343">
            <text:p>5172343</text:p>
          </table:table-cell>
          <table:table-cell office:value-type="float" office:value="149921189">
            <text:p>149921189</text:p>
          </table:table-cell>
          <table:table-cell office:value-type="string">
            <text:p>2012-11-25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95362834272">
            <text:p>953628342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unud 9400g</text:p>
          </table:table-cell>
          <table:table-cell office:value-type="string">
            <text:p><text:s/>, pikkus 72cm , pea 45cm</text:p>
          </table:table-cell>
          <table:table-cell office:value-type="string">
            <text:p>kaalunud</text:p>
          </table:table-cell>
          <table:table-cell office:value-type="float" office:value="9400">
            <text:p>94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8690">
            <text:p>5808690</text:p>
          </table:table-cell>
          <table:table-cell office:value-type="float" office:value="147870618">
            <text:p>147870618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45640473639">
            <text:p>456404736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9.11.2012 - Kaal 8900 gr</text:p>
          </table:table-cell>
          <table:table-cell office:value-type="string">
            <text:p>Kaal 8900 gr</text:p>
          </table:table-cell>
          <table:table-cell/>
          <table:table-cell office:value-type="string">
            <text:p>Kaal</text:p>
          </table:table-cell>
          <table:table-cell office:value-type="float" office:value="8900">
            <text:p>89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50677">
            <text:p>18850677</text:p>
          </table:table-cell>
          <table:table-cell office:value-type="float" office:value="173086900">
            <text:p>173086900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776242695">
            <text:p>937762426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670 g</text:p>
          </table:table-cell>
          <table:table-cell office:value-type="string">
            <text:p>/pikkus 75 cm</text:p>
          </table:table-cell>
          <table:table-cell office:value-type="string">
            <text:p>Kaal</text:p>
          </table:table-cell>
          <table:table-cell office:value-type="float" office:value="8670">
            <text:p>86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5817">
            <text:p>20545817</text:p>
          </table:table-cell>
          <table:table-cell office:value-type="float" office:value="187757814">
            <text:p>187757814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7456">
            <text:p>673030337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astusravile9 kuud , sk 2850 , kaal 8600</text:p>
          </table:table-cell>
          <table:table-cell office:value-type="string">
            <text:p>kaal 8600</text:p>
          </table:table-cell>
          <table:table-cell office:value-type="string">
            <text:p><text:s/>Spastiilisus jalgades Rullib va</text:p>
          </table:table-cell>
          <table:table-cell office:value-type="string">
            <text:p>kaal</text:p>
          </table:table-cell>
          <table:table-cell office:value-type="float" office:value="8600">
            <text:p>86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13038">
            <text:p>4113038</text:p>
          </table:table-cell>
          <table:table-cell office:value-type="float" office:value="124219428">
            <text:p>124219428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949877746">
            <text:p>889498777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8600 g</text:p>
          </table:table-cell>
          <table:table-cell office:value-type="string">
            <text:p>kaal 8600 g</text:p>
          </table:table-cell>
          <table:table-cell office:value-type="string">
            <text:p><text:s/>- 130 mg/1,3 ml i/m jagatuna mõ</text:p>
          </table:table-cell>
          <table:table-cell office:value-type="string">
            <text:p>kaal</text:p>
          </table:table-cell>
          <table:table-cell office:value-type="float" office:value="8600">
            <text:p>8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7187">
            <text:p>17437187</text:p>
          </table:table-cell>
          <table:table-cell office:value-type="float" office:value="159621134">
            <text:p>159621134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735236226">
            <text:p>26735236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740g</text:p>
          </table:table-cell>
          <table:table-cell office:value-type="string">
            <text:p><text:s/>, Pikkus 71cm , PÜ 43,3cm , H 2</text:p>
          </table:table-cell>
          <table:table-cell office:value-type="string">
            <text:p>Kaal</text:p>
          </table:table-cell>
          <table:table-cell office:value-type="float" office:value="7740">
            <text:p>77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0376">
            <text:p>22840376</text:p>
          </table:table-cell>
          <table:table-cell office:value-type="float" office:value="172877061">
            <text:p>172877061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658814">
            <text:p>673045658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 4/8/9 palli EK SC teel 3k v : Kaal 7600g</text:p>
          </table:table-cell>
          <table:table-cell office:value-type="string">
            <text:p>Kaal 7600g</text:p>
          </table:table-cell>
          <table:table-cell office:value-type="string">
            <text:p><text:s/>, pikkus 65 cm pü 42 cm Rinnapi</text:p>
          </table:table-cell>
          <table:table-cell office:value-type="string">
            <text:p>Kaal</text:p>
          </table:table-cell>
          <table:table-cell office:value-type="float" office:value="7600">
            <text:p>7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12594">
            <text:p>17012594</text:p>
          </table:table-cell>
          <table:table-cell office:value-type="float" office:value="213426144">
            <text:p>213426144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102010">
            <text:p>6730341020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, keerab , koogab , hambad-1 , kaal-7200</text:p>
          </table:table-cell>
          <table:table-cell office:value-type="string">
            <text:p>kaal-7200</text:p>
          </table:table-cell>
          <table:table-cell office:value-type="string">
            <text:p><text:s/>, pikkus-67 , pea-44 , rind-43 </text:p>
          </table:table-cell>
          <table:table-cell office:value-type="string">
            <text:p>kaal</text:p>
          </table:table-cell>
          <table:table-cell office:value-type="float" office:value="7200">
            <text:p>72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2869">
            <text:p>18922869</text:p>
          </table:table-cell>
          <table:table-cell office:value-type="float" office:value="186377855">
            <text:p>186377855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797790">
            <text:p>673039797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090g</text:p>
          </table:table-cell>
          <table:table-cell office:value-type="string">
            <text:p><text:s/>, pikkus 70cm , PÜ 42,5cm , RÜ </text:p>
          </table:table-cell>
          <table:table-cell office:value-type="string">
            <text:p>Kaal</text:p>
          </table:table-cell>
          <table:table-cell office:value-type="float" office:value="7090">
            <text:p>70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8482">
            <text:p>2638482</text:p>
          </table:table-cell>
          <table:table-cell office:value-type="float" office:value="132387935">
            <text:p>132387935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911415571">
            <text:p>999114155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sak käsivars jääb tahapoole , kaal 7040g</text:p>
          </table:table-cell>
          <table:table-cell office:value-type="string">
            <text:p>kaal 7040g</text:p>
          </table:table-cell>
          <table:table-cell office:value-type="string">
            <text:p><text:s/>, pikkus 64cm , pea 43cm , rinn</text:p>
          </table:table-cell>
          <table:table-cell office:value-type="string">
            <text:p>kaal</text:p>
          </table:table-cell>
          <table:table-cell office:value-type="float" office:value="7040">
            <text:p>70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0716">
            <text:p>20450716</text:p>
          </table:table-cell>
          <table:table-cell office:value-type="float" office:value="165685196">
            <text:p>16568519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157629856">
            <text:p>71157629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 kuud , sk 3180 , kaal 6950</text:p>
          </table:table-cell>
          <table:table-cell office:value-type="string">
            <text:p>kaal 6950</text:p>
          </table:table-cell>
          <table:table-cell office:value-type="string">
            <text:p><text:s/>Spastiilisus jalgades Rullib va</text:p>
          </table:table-cell>
          <table:table-cell office:value-type="string">
            <text:p>kaal</text:p>
          </table:table-cell>
          <table:table-cell office:value-type="float" office:value="6950">
            <text:p>69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9994">
            <text:p>5759994</text:p>
          </table:table-cell>
          <table:table-cell office:value-type="float" office:value="144226892">
            <text:p>144226892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25806358602">
            <text:p>258063586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kesekaaluline tüdruk ( viimane kaal 6050g</text:p>
          </table:table-cell>
          <table:table-cell office:value-type="string">
            <text:p>kaal 6050g</text:p>
          </table:table-cell>
          <table:table-cell office:value-type="string">
            <text:p><text:s/>) , pea ü</text:p>
          </table:table-cell>
          <table:table-cell office:value-type="string">
            <text:p>kaal</text:p>
          </table:table-cell>
          <table:table-cell office:value-type="float" office:value="6050">
            <text:p>60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1686">
            <text:p>6111686</text:p>
          </table:table-cell>
          <table:table-cell office:value-type="float" office:value="143399155">
            <text:p>143399155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845825802">
            <text:p>878458258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15 g</text:p>
          </table:table-cell>
          <table:table-cell office:value-type="string">
            <text:p><text:s/>( 90 tsl )</text:p>
          </table:table-cell>
          <table:table-cell office:value-type="string">
            <text:p>Kaal</text:p>
          </table:table-cell>
          <table:table-cell office:value-type="float" office:value="6015">
            <text:p>601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9981">
            <text:p>18929981</text:p>
          </table:table-cell>
          <table:table-cell office:value-type="float" office:value="202669649">
            <text:p>202669649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4631">
            <text:p>6730303546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720 g</text:p>
          </table:table-cell>
          <table:table-cell office:value-type="string">
            <text:p>/pikkus 60 cm</text:p>
          </table:table-cell>
          <table:table-cell office:value-type="string">
            <text:p>Kaal</text:p>
          </table:table-cell>
          <table:table-cell office:value-type="float" office:value="5720">
            <text:p>57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3167">
            <text:p>9673167</text:p>
          </table:table-cell>
          <table:table-cell office:value-type="float" office:value="199500878">
            <text:p>199500878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915683579">
            <text:p>809156835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- 2001 P ülekantud ( kaal 5600g</text:p>
          </table:table-cell>
          <table:table-cell office:value-type="string">
            <text:p>kaal 5600g</text:p>
          </table:table-cell>
          <table:table-cell office:value-type="string">
            <text:p><text:s/>)</text:p>
          </table:table-cell>
          <table:table-cell office:value-type="string">
            <text:p>kaal</text:p>
          </table:table-cell>
          <table:table-cell office:value-type="float" office:value="5600">
            <text:p>5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2952">
            <text:p>18832952</text:p>
          </table:table-cell>
          <table:table-cell office:value-type="float" office:value="175005290">
            <text:p>175005290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2487">
            <text:p>673030512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450g</text:p>
          </table:table-cell>
          <table:table-cell office:value-type="string">
            <text:p><text:s/>( + 1300g/4nädalat ) , pikkus 5</text:p>
          </table:table-cell>
          <table:table-cell office:value-type="string">
            <text:p>Kaal</text:p>
          </table:table-cell>
          <table:table-cell office:value-type="float" office:value="5450">
            <text:p>5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96306">
            <text:p>23996306</text:p>
          </table:table-cell>
          <table:table-cell office:value-type="float" office:value="161322832">
            <text:p>161322832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73594363732">
            <text:p>73594363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5370g</text:p>
          </table:table-cell>
          <table:table-cell office:value-type="string">
            <text:p>kaal 5370g</text:p>
          </table:table-cell>
          <table:table-cell office:value-type="string">
            <text:p>/59cm/pea 39cm Rinnapiimal ja sa</text:p>
          </table:table-cell>
          <table:table-cell office:value-type="string">
            <text:p>kaal</text:p>
          </table:table-cell>
          <table:table-cell office:value-type="float" office:value="5370">
            <text:p>53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33615">
            <text:p>5333615</text:p>
          </table:table-cell>
          <table:table-cell office:value-type="float" office:value="100997083">
            <text:p>100997083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11400933854">
            <text:p>1140093385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5320 g</text:p>
          </table:table-cell>
          <table:table-cell/>
          <table:table-cell office:value-type="string">
            <text:p>Kaal</text:p>
          </table:table-cell>
          <table:table-cell office:value-type="float" office:value="5320">
            <text:p>53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3408">
            <text:p>11713408</text:p>
          </table:table-cell>
          <table:table-cell office:value-type="float" office:value="163292920">
            <text:p>163292920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853192497">
            <text:p>618531924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5230 g</text:p>
          </table:table-cell>
          <table:table-cell office:value-type="string">
            <text:p>kaal 5230 g</text:p>
          </table:table-cell>
          <table:table-cell office:value-type="string">
            <text:p>/79 mg/0,79 ml i/m jagatuna mõle</text:p>
          </table:table-cell>
          <table:table-cell office:value-type="string">
            <text:p>kaal</text:p>
          </table:table-cell>
          <table:table-cell office:value-type="float" office:value="5230">
            <text:p>52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9553">
            <text:p>19319553</text:p>
          </table:table-cell>
          <table:table-cell office:value-type="float" office:value="219220159">
            <text:p>219220159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7207">
            <text:p>6730303572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nabakönt irdunud , kuiv koorik Kaal 4980g</text:p>
          </table:table-cell>
          <table:table-cell office:value-type="string">
            <text:p>Kaal 4980g</text:p>
          </table:table-cell>
          <table:table-cell office:value-type="string">
            <text:p><text:s/>, pikkus 55,5 cm ; kongenit ref</text:p>
          </table:table-cell>
          <table:table-cell office:value-type="string">
            <text:p>Kaal</text:p>
          </table:table-cell>
          <table:table-cell office:value-type="float" office:value="4980">
            <text:p>49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91511">
            <text:p>3391511</text:p>
          </table:table-cell>
          <table:table-cell office:value-type="float" office:value="143279522">
            <text:p>143279522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30716996390">
            <text:p>307169963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600g , s/p 50 cm , 1 k vanuses kaalus 4900g</text:p>
          </table:table-cell>
          <table:table-cell office:value-type="string">
            <text:p>kaalus 4900g</text:p>
          </table:table-cell>
          <table:table-cell office:value-type="string">
            <text:p><text:s/>, pikkus 56,5 cm</text:p>
          </table:table-cell>
          <table:table-cell office:value-type="string">
            <text:p>kaalus</text:p>
          </table:table-cell>
          <table:table-cell office:value-type="float" office:value="4900">
            <text:p>49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049">
            <text:p>170049</text:p>
          </table:table-cell>
          <table:table-cell office:value-type="float" office:value="131559715">
            <text:p>131559715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275229147">
            <text:p>762752291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 elupäev Kaal 4840 g</text:p>
          </table:table-cell>
          <table:table-cell office:value-type="string">
            <text:p>Kaal 4840 g</text:p>
          </table:table-cell>
          <table:table-cell office:value-type="string">
            <text:p><text:s/>, saavutanud sünnikaalu Laps ri</text:p>
          </table:table-cell>
          <table:table-cell office:value-type="string">
            <text:p>Kaal</text:p>
          </table:table-cell>
          <table:table-cell office:value-type="float" office:value="4840">
            <text:p>48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81826">
            <text:p>3281826</text:p>
          </table:table-cell>
          <table:table-cell office:value-type="float" office:value="84029113">
            <text:p>84029113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10571097849">
            <text:p>105710978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702 g</text:p>
          </table:table-cell>
          <table:table-cell office:value-type="string">
            <text:p><text:s/>, pikkus 57 cm , Apgar 8/8 .</text:p>
          </table:table-cell>
          <table:table-cell office:value-type="string">
            <text:p>Sünnikaal</text:p>
          </table:table-cell>
          <table:table-cell office:value-type="float" office:value="4702">
            <text:p>470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300">
            <text:p>99300</text:p>
          </table:table-cell>
          <table:table-cell office:value-type="float" office:value="122323491">
            <text:p>122323491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341273237">
            <text:p>913412732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550g</text:p>
          </table:table-cell>
          <table:table-cell office:value-type="string">
            <text:p><text:s/>, kaalulangus 2,6 % / die</text:p>
          </table:table-cell>
          <table:table-cell office:value-type="string">
            <text:p>Kaal</text:p>
          </table:table-cell>
          <table:table-cell office:value-type="float" office:value="4550">
            <text:p>45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82359">
            <text:p>3482359</text:p>
          </table:table-cell>
          <table:table-cell office:value-type="float" office:value="133392571">
            <text:p>133392571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95758534566">
            <text:p>95758534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460 gramm</text:p>
          </table:table-cell>
          <table:table-cell office:value-type="string">
            <text:p>i , sünidnud Keisrilõikest 42 rn</text:p>
          </table:table-cell>
          <table:table-cell office:value-type="string">
            <text:p>SK</text:p>
          </table:table-cell>
          <table:table-cell office:value-type="float" office:value="4460">
            <text:p>4460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019">
            <text:p>250019</text:p>
          </table:table-cell>
          <table:table-cell office:value-type="float" office:value="95718533">
            <text:p>95718533</text:p>
          </table:table-cell>
          <table:table-cell office:value-type="string">
            <text:p>2012-04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1058469554">
            <text:p>310584695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 . elupäev , kaal 4426g</text:p>
          </table:table-cell>
          <table:table-cell office:value-type="string">
            <text:p>kaal 4426g</text:p>
          </table:table-cell>
          <table:table-cell office:value-type="string">
            <text:p><text:s/>, + 38g , kaaluiive tänasest po</text:p>
          </table:table-cell>
          <table:table-cell office:value-type="string">
            <text:p>kaal</text:p>
          </table:table-cell>
          <table:table-cell office:value-type="float" office:value="4426">
            <text:p>44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4991">
            <text:p>21204991</text:p>
          </table:table-cell>
          <table:table-cell office:value-type="float" office:value="216334119">
            <text:p>216334119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3520422">
            <text:p>6730335204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350 gr</text:p>
          </table:table-cell>
          <table:table-cell/>
          <table:table-cell office:value-type="string">
            <text:p>Sk</text:p>
          </table:table-cell>
          <table:table-cell office:value-type="float" office:value="4350">
            <text:p>43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8468">
            <text:p>5748468</text:p>
          </table:table-cell>
          <table:table-cell office:value-type="float" office:value="138843368">
            <text:p>138843368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33144530588">
            <text:p>331445305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2.09.2012 - Kaal 4340g</text:p>
          </table:table-cell>
          <table:table-cell office:value-type="string">
            <text:p>Kaal 4340g</text:p>
          </table:table-cell>
          <table:table-cell/>
          <table:table-cell office:value-type="string">
            <text:p>Kaal</text:p>
          </table:table-cell>
          <table:table-cell office:value-type="float" office:value="4340">
            <text:p>43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9617">
            <text:p>10239617</text:p>
          </table:table-cell>
          <table:table-cell office:value-type="float" office:value="158477146">
            <text:p>158477146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673033563346">
            <text:p>6730335633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6 sünnib elus ajaline poeglaps kaaluga 4320 g</text:p>
          </table:table-cell>
          <table:table-cell office:value-type="string">
            <text:p>kaaluga 4320 g</text:p>
          </table:table-cell>
          <table:table-cell office:value-type="string">
            <text:p><text:s/>54 cm , Ap 9-10 , pH 7,31 .</text:p>
          </table:table-cell>
          <table:table-cell office:value-type="string">
            <text:p>kaaluga</text:p>
          </table:table-cell>
          <table:table-cell office:value-type="float" office:value="4320">
            <text:p>43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15575">
            <text:p>16115575</text:p>
          </table:table-cell>
          <table:table-cell office:value-type="float" office:value="155199070">
            <text:p>155199070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27</text:p>
          </table:table-cell>
          <table:table-cell office:value-type="float" office:value="673032589989">
            <text:p>6730325899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7.12.201211 : 14 . sünnib tütar kaaluga : 4296g</text:p>
          </table:table-cell>
          <table:table-cell office:value-type="string">
            <text:p>kaaluga : 4296g</text:p>
          </table:table-cell>
          <table:table-cell office:value-type="string">
            <text:p><text:s/>apgariga : 9-10 .</text:p>
          </table:table-cell>
          <table:table-cell office:value-type="string">
            <text:p>kaaluga</text:p>
          </table:table-cell>
          <table:table-cell office:value-type="float" office:value="4296">
            <text:p>429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2138">
            <text:p>592138</text:p>
          </table:table-cell>
          <table:table-cell office:value-type="float" office:value="139376274">
            <text:p>139376274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8-14</text:p>
          </table:table-cell>
          <table:table-cell office:value-type="float" office:value="24598059473">
            <text:p>245980594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mahus ehhokardiograafia Lapse kaal : 4200 g</text:p>
          </table:table-cell>
          <table:table-cell office:value-type="string">
            <text:p>kaal : 4200 g</text:p>
          </table:table-cell>
          <table:table-cell/>
          <table:table-cell office:value-type="string">
            <text:p>kaal</text:p>
          </table:table-cell>
          <table:table-cell office:value-type="float" office:value="4200">
            <text:p>42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72">
            <text:p>187072</text:p>
          </table:table-cell>
          <table:table-cell office:value-type="float" office:value="86587843">
            <text:p>86587843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3-10</text:p>
          </table:table-cell>
          <table:table-cell office:value-type="float" office:value="50194643014">
            <text:p>501946430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0.03.2012 sündis poeg kaal 4160g</text:p>
          </table:table-cell>
          <table:table-cell office:value-type="string">
            <text:p>kaal 4160g</text:p>
          </table:table-cell>
          <table:table-cell office:value-type="string">
            <text:p><text:s/>, pikkus 54cm ja apgar 8/9</text:p>
          </table:table-cell>
          <table:table-cell office:value-type="string">
            <text:p>kaal</text:p>
          </table:table-cell>
          <table:table-cell office:value-type="float" office:value="4160">
            <text:p>41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32709">
            <text:p>15732709</text:p>
          </table:table-cell>
          <table:table-cell office:value-type="float" office:value="213058874">
            <text:p>213058874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25</text:p>
          </table:table-cell>
          <table:table-cell office:value-type="float" office:value="673040178050">
            <text:p>6730401780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8 sündis elus ajaline poeglaps kaal 4124g</text:p>
          </table:table-cell>
          <table:table-cell office:value-type="string">
            <text:p>kaal 4124g</text:p>
          </table:table-cell>
          <table:table-cell office:value-type="string">
            <text:p><text:s/>, pikkus 53cm , Apgar 9/9</text:p>
          </table:table-cell>
          <table:table-cell office:value-type="string">
            <text:p>kaal</text:p>
          </table:table-cell>
          <table:table-cell office:value-type="float" office:value="4124">
            <text:p>41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9863733">
            <text:p>9863733</text:p>
          </table:table-cell>
          <table:table-cell office:value-type="float" office:value="174303098">
            <text:p>174303098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673042729022">
            <text:p>6730427290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100 g</text:p>
          </table:table-cell>
          <table:table-cell office:value-type="string">
            <text:p><text:s/>, pikkus 54 cm ; pü 37 cm ; rü </text:p>
          </table:table-cell>
          <table:table-cell office:value-type="string">
            <text:p>Sünnikaal</text:p>
          </table:table-cell>
          <table:table-cell office:value-type="float" office:value="4100">
            <text:p>41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5269">
            <text:p>10265269</text:p>
          </table:table-cell>
          <table:table-cell office:value-type="float" office:value="174550802">
            <text:p>174550802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196444">
            <text:p>6730331964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 Puusad N Kaal koju minnes 4070 g</text:p>
          </table:table-cell>
          <table:table-cell office:value-type="string">
            <text:p>Kaal koju minnes 4070 g</text:p>
          </table:table-cell>
          <table:table-cell/>
          <table:table-cell office:value-type="string">
            <text:p>Kaal</text:p>
          </table:table-cell>
          <table:table-cell office:value-type="float" office:value="4070">
            <text:p>40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6549">
            <text:p>15896549</text:p>
          </table:table-cell>
          <table:table-cell office:value-type="float" office:value="211222069">
            <text:p>211222069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312320133">
            <text:p>293123201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nib elusalt ajaline poeglaps , kaaluga 4060g</text:p>
          </table:table-cell>
          <table:table-cell office:value-type="string">
            <text:p>kaaluga 4060g</text:p>
          </table:table-cell>
          <table:table-cell office:value-type="string">
            <text:p><text:s/>ja pikkus 53 cm , Apgar 9/9 , n</text:p>
          </table:table-cell>
          <table:table-cell office:value-type="string">
            <text:p>kaaluga</text:p>
          </table:table-cell>
          <table:table-cell office:value-type="float" office:value="4060">
            <text:p>40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4609">
            <text:p>9784609</text:p>
          </table:table-cell>
          <table:table-cell office:value-type="float" office:value="193643762">
            <text:p>193643762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19</text:p>
          </table:table-cell>
          <table:table-cell office:value-type="float" office:value="29523732301">
            <text:p>295237323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9.08.2013 sündis poeg kaal 4054g</text:p>
          </table:table-cell>
          <table:table-cell office:value-type="string">
            <text:p>kaal 4054g</text:p>
          </table:table-cell>
          <table:table-cell office:value-type="string">
            <text:p><text:s/>, pikkus 52cm ja Apgar 9/9</text:p>
          </table:table-cell>
          <table:table-cell office:value-type="string">
            <text:p>kaal</text:p>
          </table:table-cell>
          <table:table-cell office:value-type="float" office:value="4054">
            <text:p>405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067">
            <text:p>117067</text:p>
          </table:table-cell>
          <table:table-cell office:value-type="float" office:value="92326419">
            <text:p>92326419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2012-04-21</text:p>
          </table:table-cell>
          <table:table-cell office:value-type="float" office:value="64853911705">
            <text:p>648539117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12 kell 17 : 03 sündis poeg , kaaluga 4050 g</text:p>
          </table:table-cell>
          <table:table-cell office:value-type="string">
            <text:p>kaaluga 4050 g</text:p>
          </table:table-cell>
          <table:table-cell office:value-type="string">
            <text:p><text:s/>, pikkusega 53 cm , apgar 9/9 .</text:p>
          </table:table-cell>
          <table:table-cell office:value-type="string">
            <text:p>kaaluga</text:p>
          </table:table-cell>
          <table:table-cell office:value-type="float" office:value="4050">
            <text:p>40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22017">
            <text:p>3122017</text:p>
          </table:table-cell>
          <table:table-cell office:value-type="float" office:value="86551938">
            <text:p>86551938</text:p>
          </table:table-cell>
          <table:table-cell office:value-type="string">
            <text:p>2012-03-18</text:p>
          </table:table-cell>
          <table:table-cell office:value-type="string">
            <text:p>A</text:p>
          </table:table-cell>
          <table:table-cell office:value-type="string">
            <text:p>2012-03-18</text:p>
          </table:table-cell>
          <table:table-cell office:value-type="float" office:value="32784489776">
            <text:p>327844897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päevaselt kontroll ja kaal oli 4050g</text:p>
          </table:table-cell>
          <table:table-cell office:value-type="string">
            <text:p>kaal oli 4050g</text:p>
          </table:table-cell>
          <table:table-cell/>
          <table:table-cell office:value-type="string">
            <text:p>kaal</text:p>
          </table:table-cell>
          <table:table-cell office:value-type="float" office:value="4050">
            <text:p>40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7859">
            <text:p>18587859</text:p>
          </table:table-cell>
          <table:table-cell office:value-type="float" office:value="201436528">
            <text:p>201436528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3264">
            <text:p>6730304732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 text:c="2"/>( pereõde ) : kaal 4000 g</text:p>
          </table:table-cell>
          <table:table-cell office:value-type="string">
            <text:p>kaal 4000 g</text:p>
          </table:table-cell>
          <table:table-cell office:value-type="string">
            <text:p><text:s/>, nahk puhas</text:p>
          </table:table-cell>
          <table:table-cell office:value-type="string">
            <text:p>kaal</text:p>
          </table:table-cell>
          <table:table-cell office:value-type="float" office:value="4000">
            <text:p>40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9210">
            <text:p>10499210</text:p>
          </table:table-cell>
          <table:table-cell office:value-type="float" office:value="177135657">
            <text:p>177135657</text:p>
          </table:table-cell>
          <table:table-cell office:value-type="string">
            <text:p>2013-05-13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44520610">
            <text:p>6730445206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4 sünnib elus ajaline poeglaps kaaluga 4000g</text:p>
          </table:table-cell>
          <table:table-cell office:value-type="string">
            <text:p>kaaluga 4000g</text:p>
          </table:table-cell>
          <table:table-cell office:value-type="string">
            <text:p><text:s/>, pikkusega 54 cm ,</text:p>
          </table:table-cell>
          <table:table-cell office:value-type="string">
            <text:p>kaaluga</text:p>
          </table:table-cell>
          <table:table-cell office:value-type="float" office:value="4000">
            <text:p>40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83649">
            <text:p>14183649</text:p>
          </table:table-cell>
          <table:table-cell office:value-type="float" office:value="166944451">
            <text:p>166944451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118741410">
            <text:p>751187414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970g</text:p>
          </table:table-cell>
          <table:table-cell office:value-type="string">
            <text:p><text:s/>, + 170g/2 nädalaga</text:p>
          </table:table-cell>
          <table:table-cell office:value-type="string">
            <text:p>kaal</text:p>
          </table:table-cell>
          <table:table-cell office:value-type="float" office:value="3970">
            <text:p>39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15378">
            <text:p>10215378</text:p>
          </table:table-cell>
          <table:table-cell office:value-type="float" office:value="215914467">
            <text:p>215914467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673031222205">
            <text:p>6730312222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.12.201314 : 37 . sünnib tütar kaaluga : 3958g</text:p>
          </table:table-cell>
          <table:table-cell office:value-type="string">
            <text:p>kaaluga : 3958g</text:p>
          </table:table-cell>
          <table:table-cell office:value-type="string">
            <text:p>/51cm apgariga : 8/9 .</text:p>
          </table:table-cell>
          <table:table-cell office:value-type="string">
            <text:p>kaaluga</text:p>
          </table:table-cell>
          <table:table-cell office:value-type="float" office:value="3958">
            <text:p>39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62968">
            <text:p>6062968</text:p>
          </table:table-cell>
          <table:table-cell office:value-type="float" office:value="85752692">
            <text:p>85752692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3-07</text:p>
          </table:table-cell>
          <table:table-cell office:value-type="float" office:value="31509035522">
            <text:p>315090355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e kaalu suhtes , täna hommikul kaal 3950g</text:p>
          </table:table-cell>
          <table:table-cell office:value-type="string">
            <text:p>kaal 3950g</text:p>
          </table:table-cell>
          <table:table-cell/>
          <table:table-cell office:value-type="string">
            <text:p>kaal</text:p>
          </table:table-cell>
          <table:table-cell office:value-type="float" office:value="3950">
            <text:p>39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55964">
            <text:p>12355964</text:p>
          </table:table-cell>
          <table:table-cell office:value-type="float" office:value="183662488">
            <text:p>183662488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473712">
            <text:p>6730304737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aiglast 2 elupäeval 15.06.2013 kaaluga 3938g</text:p>
          </table:table-cell>
          <table:table-cell office:value-type="string">
            <text:p>kaaluga 3938g</text:p>
          </table:table-cell>
          <table:table-cell office:value-type="string">
            <text:p><text:s/>, kaalulangus oli -6,4 %</text:p>
          </table:table-cell>
          <table:table-cell office:value-type="string">
            <text:p>kaaluga</text:p>
          </table:table-cell>
          <table:table-cell office:value-type="float" office:value="3938">
            <text:p>393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49559">
            <text:p>9649559</text:p>
          </table:table-cell>
          <table:table-cell office:value-type="float" office:value="187068794">
            <text:p>187068794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7-04</text:p>
          </table:table-cell>
          <table:table-cell office:value-type="float" office:value="673033234635">
            <text:p>6730332346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880 g</text:p>
          </table:table-cell>
          <table:table-cell office:value-type="string">
            <text:p><text:s/>, pikkus 53 cm ; pü 38 cm ; rü </text:p>
          </table:table-cell>
          <table:table-cell office:value-type="string">
            <text:p>Sünnikaal</text:p>
          </table:table-cell>
          <table:table-cell office:value-type="float" office:value="3880">
            <text:p>38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44320">
            <text:p>21044320</text:p>
          </table:table-cell>
          <table:table-cell office:value-type="float" office:value="164076212">
            <text:p>164076212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0150">
            <text:p>6730303501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ülekantud rasedusest , SK 3880</text:p>
          </table:table-cell>
          <table:table-cell office:value-type="string">
            <text:p>SK 3880</text:p>
          </table:table-cell>
          <table:table-cell office:value-type="string">
            <text:p><text:s/>, Apgar 8/9 . 4 - kuuses vanuse</text:p>
          </table:table-cell>
          <table:table-cell office:value-type="string">
            <text:p>SK</text:p>
          </table:table-cell>
          <table:table-cell office:value-type="float" office:value="3880">
            <text:p>38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13055">
            <text:p>12913055</text:p>
          </table:table-cell>
          <table:table-cell office:value-type="float" office:value="200631773">
            <text:p>200631773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673032638126">
            <text:p>6730326381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el elusa , ajalise poeglapse , kaaluga 3824g</text:p>
          </table:table-cell>
          <table:table-cell office:value-type="string">
            <text:p>kaaluga 3824g</text:p>
          </table:table-cell>
          <table:table-cell office:value-type="string">
            <text:p><text:s/>, Apgaritega 9-10 .</text:p>
          </table:table-cell>
          <table:table-cell office:value-type="string">
            <text:p>kaaluga</text:p>
          </table:table-cell>
          <table:table-cell office:value-type="float" office:value="3824">
            <text:p>38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313">
            <text:p>242313</text:p>
          </table:table-cell>
          <table:table-cell office:value-type="float" office:value="79735306">
            <text:p>79735306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2-01-09</text:p>
          </table:table-cell>
          <table:table-cell office:value-type="float" office:value="46192743228">
            <text:p>461927432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-?\s*(?P&lt;day&gt;([0-3][0-9]))\.(?P&lt;month&gt;(0[1-9]|1[0-2]))\.(?P&lt;year&gt;((19[0-9]{2})|(20[0-9]{2})|([0-9]{2})))\s*-?\.?\s*(olnud\s*)?(?P&lt;value&gt;([0-9])+(\s</text:p>
          </table:table-cell>
          <table:table-cell office:value-type="string">
            <text:p>NULL</text:p>
          </table:table-cell>
          <table:table-cell office:value-type="string">
            <text:p>pyloruse stenoosi välistamiseks Kaal 09.01.20123824 gramm</text:p>
          </table:table-cell>
          <table:table-cell office:value-type="string">
            <text:p>Kaal 09.01.20123824 gramm</text:p>
          </table:table-cell>
          <table:table-cell office:value-type="string">
            <text:p>i</text:p>
          </table:table-cell>
          <table:table-cell office:value-type="string">
            <text:p>Kaal</text:p>
          </table:table-cell>
          <table:table-cell office:value-type="float" office:value="3824">
            <text:p>3824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7786">
            <text:p>20457786</text:p>
          </table:table-cell>
          <table:table-cell office:value-type="float" office:value="164749861">
            <text:p>164749861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55833027619">
            <text:p>55833027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820 gr</text:p>
          </table:table-cell>
          <table:table-cell/>
          <table:table-cell office:value-type="string">
            <text:p>Sk</text:p>
          </table:table-cell>
          <table:table-cell office:value-type="float" office:value="3820">
            <text:p>382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39673">
            <text:p>15939673</text:p>
          </table:table-cell>
          <table:table-cell office:value-type="float" office:value="219299802">
            <text:p>219299802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12-25</text:p>
          </table:table-cell>
          <table:table-cell office:value-type="float" office:value="37029054402">
            <text:p>370290544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 02.34 sünnib ajaline poeglaps kaaluga 3818g</text:p>
          </table:table-cell>
          <table:table-cell office:value-type="string">
            <text:p>kaaluga 3818g</text:p>
          </table:table-cell>
          <table:table-cell office:value-type="string">
            <text:p><text:s/>, pikkus 52cm , Apgar 9/9</text:p>
          </table:table-cell>
          <table:table-cell office:value-type="string">
            <text:p>kaaluga</text:p>
          </table:table-cell>
          <table:table-cell office:value-type="float" office:value="3818">
            <text:p>381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86033">
            <text:p>21286033</text:p>
          </table:table-cell>
          <table:table-cell office:value-type="float" office:value="181547213">
            <text:p>181547213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29448296449">
            <text:p>294482964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 - 2 . sünnitus ras 38 . näd . SK 3808g</text:p>
          </table:table-cell>
          <table:table-cell office:value-type="string">
            <text:p>SK 3808g</text:p>
          </table:table-cell>
          <table:table-cell office:value-type="string">
            <text:p><text:s/>, Apgar 9/9 PÜ sünnil 36 cm</text:p>
          </table:table-cell>
          <table:table-cell office:value-type="string">
            <text:p>SK</text:p>
          </table:table-cell>
          <table:table-cell office:value-type="float" office:value="3808">
            <text:p>38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12137">
            <text:p>10012137</text:p>
          </table:table-cell>
          <table:table-cell office:value-type="float" office:value="160605236">
            <text:p>160605236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906560381">
            <text:p>669065603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800 g</text:p>
          </table:table-cell>
          <table:table-cell office:value-type="string">
            <text:p><text:s/>, sünnitus komplikatsioonideta</text:p>
          </table:table-cell>
          <table:table-cell office:value-type="string">
            <text:p>SK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51841">
            <text:p>6451841</text:p>
          </table:table-cell>
          <table:table-cell office:value-type="float" office:value="122881681">
            <text:p>122881681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3979481426">
            <text:p>139794814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800g</text:p>
          </table:table-cell>
          <table:table-cell/>
          <table:table-cell office:value-type="string">
            <text:p>SK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8492">
            <text:p>23308492</text:p>
          </table:table-cell>
          <table:table-cell office:value-type="float" office:value="155360005">
            <text:p>155360005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40963882420">
            <text:p>409638824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 Sünnitus 2006 aKeiser , sünnikaal 3800 g</text:p>
          </table:table-cell>
          <table:table-cell office:value-type="string">
            <text:p>sünnikaal 3800 g</text:p>
          </table:table-cell>
          <table:table-cell/>
          <table:table-cell office:value-type="string">
            <text:p>sünnikaal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23278">
            <text:p>2923278</text:p>
          </table:table-cell>
          <table:table-cell office:value-type="float" office:value="128325466">
            <text:p>128325466</text:p>
          </table:table-cell>
          <table:table-cell office:value-type="string">
            <text:p>2012-07-07</text:p>
          </table:table-cell>
          <table:table-cell office:value-type="string">
            <text:p>A</text:p>
          </table:table-cell>
          <table:table-cell office:value-type="string">
            <text:p>2012-07-07</text:p>
          </table:table-cell>
          <table:table-cell office:value-type="float" office:value="49665118673">
            <text:p>496651186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Üldseisund rahuldav , kaal 3800 g</text:p>
          </table:table-cell>
          <table:table-cell office:value-type="string">
            <text:p>kaal 3800 g</text:p>
          </table:table-cell>
          <table:table-cell office:value-type="string">
            <text:p><text:s/>( + 700g )</text:p>
          </table:table-cell>
          <table:table-cell office:value-type="string">
            <text:p>kaal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01394">
            <text:p>20901394</text:p>
          </table:table-cell>
          <table:table-cell office:value-type="float" office:value="189159921">
            <text:p>189159921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673031675384">
            <text:p>6730316753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, laps sündinud keisrilõikega , SK 3799g</text:p>
          </table:table-cell>
          <table:table-cell office:value-type="string">
            <text:p>SK 3799g</text:p>
          </table:table-cell>
          <table:table-cell office:value-type="string">
            <text:p><text:s/>Apgar 9/9 .</text:p>
          </table:table-cell>
          <table:table-cell office:value-type="string">
            <text:p>SK</text:p>
          </table:table-cell>
          <table:table-cell office:value-type="float" office:value="3799">
            <text:p>3799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5496">
            <text:p>15895496</text:p>
          </table:table-cell>
          <table:table-cell office:value-type="float" office:value="205989212">
            <text:p>205989212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27</text:p>
          </table:table-cell>
          <table:table-cell office:value-type="float" office:value="13088492063">
            <text:p>130884920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9 sünnib elus ajaline poeglaps kaaluga 3758g</text:p>
          </table:table-cell>
          <table:table-cell office:value-type="string">
            <text:p>kaaluga 3758g</text:p>
          </table:table-cell>
          <table:table-cell office:value-type="string">
            <text:p><text:s/>, pikkus 51 cm</text:p>
          </table:table-cell>
          <table:table-cell office:value-type="string">
            <text:p>kaaluga</text:p>
          </table:table-cell>
          <table:table-cell office:value-type="float" office:value="3758">
            <text:p>37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27725">
            <text:p>3127725</text:p>
          </table:table-cell>
          <table:table-cell office:value-type="float" office:value="85838251">
            <text:p>85838251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520243243">
            <text:p>725202432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750 g</text:p>
          </table:table-cell>
          <table:table-cell office:value-type="string">
            <text:p><text:s/>, pikkus 51 cm , PÜ 37 cm</text:p>
          </table:table-cell>
          <table:table-cell office:value-type="string">
            <text:p>SK</text:p>
          </table:table-cell>
          <table:table-cell office:value-type="float" office:value="3750">
            <text:p>37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6374">
            <text:p>6246374</text:p>
          </table:table-cell>
          <table:table-cell office:value-type="float" office:value="142786979">
            <text:p>142786979</text:p>
          </table:table-cell>
          <table:table-cell office:value-type="string">
            <text:p>2012-10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3731438181">
            <text:p>737314381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740 g</text:p>
          </table:table-cell>
          <table:table-cell office:value-type="string">
            <text:p><text:s/>; pikkus 52 cm ; pü 35 cm ; rü </text:p>
          </table:table-cell>
          <table:table-cell office:value-type="string">
            <text:p>Sünnikaal</text:p>
          </table:table-cell>
          <table:table-cell office:value-type="float" office:value="3740">
            <text:p>37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59912">
            <text:p>23259912</text:p>
          </table:table-cell>
          <table:table-cell office:value-type="float" office:value="158173490">
            <text:p>158173490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673037292220">
            <text:p>6730372922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etkekaal 3490g , sünnikaal 3726g</text:p>
          </table:table-cell>
          <table:table-cell office:value-type="string">
            <text:p>sünnikaal 3726g</text:p>
          </table:table-cell>
          <table:table-cell/>
          <table:table-cell office:value-type="string">
            <text:p>sünnikaal</text:p>
          </table:table-cell>
          <table:table-cell office:value-type="float" office:value="3726">
            <text:p>37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07141">
            <text:p>23807141</text:p>
          </table:table-cell>
          <table:table-cell office:value-type="float" office:value="214554343">
            <text:p>21455434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561133">
            <text:p>673030561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aiglast 3 elupäeval 08.12.13 . kaaluga 3712g</text:p>
          </table:table-cell>
          <table:table-cell office:value-type="string">
            <text:p>kaaluga 3712g</text:p>
          </table:table-cell>
          <table:table-cell office:value-type="string">
            <text:p><text:s/>, kaalulangus oli -8 % , mis on</text:p>
          </table:table-cell>
          <table:table-cell office:value-type="string">
            <text:p>kaaluga</text:p>
          </table:table-cell>
          <table:table-cell office:value-type="float" office:value="3712">
            <text:p>371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3260">
            <text:p>6163260</text:p>
          </table:table-cell>
          <table:table-cell office:value-type="float" office:value="124714597">
            <text:p>124714597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5-29</text:p>
          </table:table-cell>
          <table:table-cell office:value-type="float" office:value="65967331162">
            <text:p>659673311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710 g</text:p>
          </table:table-cell>
          <table:table-cell office:value-type="string">
            <text:p><text:s/>, p-53 cm APGAR 9/10 palli</text:p>
          </table:table-cell>
          <table:table-cell office:value-type="string">
            <text:p>Sünnikaal</text:p>
          </table:table-cell>
          <table:table-cell office:value-type="float" office:value="3710">
            <text:p>37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74915">
            <text:p>21274915</text:p>
          </table:table-cell>
          <table:table-cell office:value-type="float" office:value="213889520">
            <text:p>213889520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93451967973">
            <text:p>93451967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690 g</text:p>
          </table:table-cell>
          <table:table-cell office:value-type="string">
            <text:p><text:s/>, SP 51 cm , rinnapiima 4 kuud</text:p>
          </table:table-cell>
          <table:table-cell office:value-type="string">
            <text:p>SK</text:p>
          </table:table-cell>
          <table:table-cell office:value-type="float" office:value="3690">
            <text:p>36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3081">
            <text:p>9773081</text:p>
          </table:table-cell>
          <table:table-cell office:value-type="float" office:value="167823940">
            <text:p>167823940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office:value-type="string">
            <text:p>2013-03-04</text:p>
          </table:table-cell>
          <table:table-cell office:value-type="float" office:value="673047268468">
            <text:p>6730472684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.03.2013 sündis tütar kaal 3670g</text:p>
          </table:table-cell>
          <table:table-cell office:value-type="string">
            <text:p>kaal 3670g</text:p>
          </table:table-cell>
          <table:table-cell office:value-type="string">
            <text:p><text:s/>, pikkus 52cm ja apgar 9/9</text:p>
          </table:table-cell>
          <table:table-cell office:value-type="string">
            <text:p>kaal</text:p>
          </table:table-cell>
          <table:table-cell office:value-type="float" office:value="3670">
            <text:p>36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9385">
            <text:p>3679385</text:p>
          </table:table-cell>
          <table:table-cell office:value-type="float" office:value="139223184">
            <text:p>139223184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077344971">
            <text:p>960773449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es spastiilisus6kuune kaal 8700 sk 3653</text:p>
          </table:table-cell>
          <table:table-cell office:value-type="string">
            <text:p><text:s/>sk 3653</text:p>
          </table:table-cell>
          <table:table-cell office:value-type="string">
            <text:p><text:s/>.</text:p>
          </table:table-cell>
          <table:table-cell office:value-type="string">
            <text:p><text:s/>sk</text:p>
          </table:table-cell>
          <table:table-cell office:value-type="float" office:value="3653">
            <text:p>36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68034">
            <text:p>20768034</text:p>
          </table:table-cell>
          <table:table-cell office:value-type="float" office:value="159661613">
            <text:p>159661613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73042225843">
            <text:p>6730422258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 3680 g , koju 3560 g , tänane kaal 3620 g</text:p>
          </table:table-cell>
          <table:table-cell office:value-type="string">
            <text:p>kaal 3620 g</text:p>
          </table:table-cell>
          <table:table-cell/>
          <table:table-cell office:value-type="string">
            <text:p>kaal</text:p>
          </table:table-cell>
          <table:table-cell office:value-type="float" office:value="3620">
            <text:p>36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5833">
            <text:p>10075833</text:p>
          </table:table-cell>
          <table:table-cell office:value-type="float" office:value="188445824">
            <text:p>188445824</text:p>
          </table:table-cell>
          <table:table-cell office:value-type="string">
            <text:p>2013-07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250933">
            <text:p>6730422509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616 g</text:p>
          </table:table-cell>
          <table:table-cell office:value-type="string">
            <text:p><text:s/>, -180g/die ( -4.7 % SK-st )</text:p>
          </table:table-cell>
          <table:table-cell office:value-type="string">
            <text:p>Kaal</text:p>
          </table:table-cell>
          <table:table-cell office:value-type="float" office:value="3616">
            <text:p>361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48081">
            <text:p>14048081</text:p>
          </table:table-cell>
          <table:table-cell office:value-type="float" office:value="157707019">
            <text:p>157707019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45656883621">
            <text:p>456568836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08.201203 : 40 . sünnib tütar kaaluga : 3604</text:p>
          </table:table-cell>
          <table:table-cell office:value-type="string">
            <text:p>kaaluga : 3604</text:p>
          </table:table-cell>
          <table:table-cell office:value-type="string">
            <text:p><text:s/>. apgariga : 9-9 .</text:p>
          </table:table-cell>
          <table:table-cell office:value-type="string">
            <text:p>kaaluga</text:p>
          </table:table-cell>
          <table:table-cell office:value-type="float" office:value="3604">
            <text:p>36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3813">
            <text:p>3343813</text:p>
          </table:table-cell>
          <table:table-cell office:value-type="float" office:value="86034645">
            <text:p>86034645</text:p>
          </table:table-cell>
          <table:table-cell office:value-type="string">
            <text:p>2012-03-12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34111745980">
            <text:p>341117459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oju sai 4 päeva tagasi ; kaal 3600 gr</text:p>
          </table:table-cell>
          <table:table-cell office:value-type="string">
            <text:p>kaal 3600 gr</text:p>
          </table:table-cell>
          <table:table-cell office:value-type="string">
            <text:p><text:s/>ja Bil</text:p>
          </table:table-cell>
          <table:table-cell office:value-type="string">
            <text:p>kaal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20292">
            <text:p>16120292</text:p>
          </table:table-cell>
          <table:table-cell office:value-type="float" office:value="155231361">
            <text:p>155231361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3</text:p>
          </table:table-cell>
          <table:table-cell office:value-type="float" office:value="673045752730">
            <text:p>6730457527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.12.201223 : 15 . sünnib tütar kaaluga : 3592g</text:p>
          </table:table-cell>
          <table:table-cell office:value-type="string">
            <text:p>kaaluga : 3592g</text:p>
          </table:table-cell>
          <table:table-cell office:value-type="string">
            <text:p><text:s/>, 51,5 cm apgariga : 8-8 .</text:p>
          </table:table-cell>
          <table:table-cell office:value-type="string">
            <text:p>kaaluga</text:p>
          </table:table-cell>
          <table:table-cell office:value-type="float" office:value="3592">
            <text:p>359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25">
            <text:p>28325</text:p>
          </table:table-cell>
          <table:table-cell office:value-type="float" office:value="147523641">
            <text:p>147523641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28</text:p>
          </table:table-cell>
          <table:table-cell office:value-type="float" office:value="41389123709">
            <text:p>413891237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04.201209 : 00 . sünnib tütar kaaluga : 3574 g</text:p>
          </table:table-cell>
          <table:table-cell office:value-type="string">
            <text:p>kaaluga : 3574 g</text:p>
          </table:table-cell>
          <table:table-cell office:value-type="string">
            <text:p><text:s/>apgariga : 8-9 .</text:p>
          </table:table-cell>
          <table:table-cell office:value-type="string">
            <text:p>kaaluga</text:p>
          </table:table-cell>
          <table:table-cell office:value-type="float" office:value="3574">
            <text:p>357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10425">
            <text:p>10310425</text:p>
          </table:table-cell>
          <table:table-cell office:value-type="float" office:value="171549673">
            <text:p>171549673</text:p>
          </table:table-cell>
          <table:table-cell office:value-type="string">
            <text:p>2013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186825953">
            <text:p>541868259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50 sünnib elus ajaline poeglaps kaaluga 3570 g</text:p>
          </table:table-cell>
          <table:table-cell office:value-type="string">
            <text:p>kaaluga 3570 g</text:p>
          </table:table-cell>
          <table:table-cell office:value-type="string">
            <text:p><text:s/>, 53 cm , Ap 10-10 .</text:p>
          </table:table-cell>
          <table:table-cell office:value-type="string">
            <text:p>kaaluga</text:p>
          </table:table-cell>
          <table:table-cell office:value-type="float" office:value="3570">
            <text:p>35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70844">
            <text:p>10370844</text:p>
          </table:table-cell>
          <table:table-cell office:value-type="float" office:value="155234586">
            <text:p>155234586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673041404138">
            <text:p>6730414041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.12.201203 : 07 . sünnib tütar kaaluga : 3560 gr</text:p>
          </table:table-cell>
          <table:table-cell office:value-type="string">
            <text:p>kaaluga : 3560 gr</text:p>
          </table:table-cell>
          <table:table-cell office:value-type="string">
            <text:p><text:s/>, 50 cm apgariga : 8-9-10 .</text:p>
          </table:table-cell>
          <table:table-cell office:value-type="string">
            <text:p>kaaluga</text:p>
          </table:table-cell>
          <table:table-cell office:value-type="float" office:value="3560">
            <text:p>35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048">
            <text:p>2047048</text:p>
          </table:table-cell>
          <table:table-cell office:value-type="float" office:value="89738721">
            <text:p>89738721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041228745">
            <text:p>870412287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21.03 . kaal 3560 g</text:p>
          </table:table-cell>
          <table:table-cell office:value-type="string">
            <text:p>kaal 3560 g</text:p>
          </table:table-cell>
          <table:table-cell office:value-type="string">
            <text:p><text:s/>juurde võtnud , pikkus 51 , pea</text:p>
          </table:table-cell>
          <table:table-cell office:value-type="string">
            <text:p>kaal</text:p>
          </table:table-cell>
          <table:table-cell office:value-type="float" office:value="3560">
            <text:p>35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4450">
            <text:p>284450</text:p>
          </table:table-cell>
          <table:table-cell office:value-type="float" office:value="147519502">
            <text:p>147519502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office:value-type="string">
            <text:p>2012-05-12</text:p>
          </table:table-cell>
          <table:table-cell office:value-type="float" office:value="80731636953">
            <text:p>807316369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.05.201200 : 00 . sünnib tütar kaaluga : 3552g</text:p>
          </table:table-cell>
          <table:table-cell office:value-type="string">
            <text:p>kaaluga : 3552g</text:p>
          </table:table-cell>
          <table:table-cell office:value-type="string">
            <text:p><text:s/>- 50cm apgariga : 8-9-10 .</text:p>
          </table:table-cell>
          <table:table-cell office:value-type="string">
            <text:p>kaaluga</text:p>
          </table:table-cell>
          <table:table-cell office:value-type="float" office:value="3552">
            <text:p>355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46878">
            <text:p>21046878</text:p>
          </table:table-cell>
          <table:table-cell office:value-type="float" office:value="189688777">
            <text:p>189688777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30365796">
            <text:p>673030365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660 g kaal koju minnes 3520 g</text:p>
          </table:table-cell>
          <table:table-cell office:value-type="string">
            <text:p>kaal koju minnes 3520 g</text:p>
          </table:table-cell>
          <table:table-cell/>
          <table:table-cell office:value-type="string">
            <text:p>kaal</text:p>
          </table:table-cell>
          <table:table-cell office:value-type="float" office:value="3520">
            <text:p>35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8905">
            <text:p>6118905</text:p>
          </table:table-cell>
          <table:table-cell office:value-type="float" office:value="140792296">
            <text:p>140792296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294939436">
            <text:p>8129493943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510 g</text:p>
          </table:table-cell>
          <table:table-cell office:value-type="string">
            <text:p><text:s/>; pikkus 51 cm ; pü 35 cm ; rü </text:p>
          </table:table-cell>
          <table:table-cell office:value-type="string">
            <text:p>Sünnikaal</text:p>
          </table:table-cell>
          <table:table-cell office:value-type="float" office:value="3510">
            <text:p>35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6355">
            <text:p>10406355</text:p>
          </table:table-cell>
          <table:table-cell office:value-type="float" office:value="194155110">
            <text:p>194155110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office:value-type="string">
            <text:p>2013-08-22</text:p>
          </table:table-cell>
          <table:table-cell office:value-type="float" office:value="673044301499">
            <text:p>6730443014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08 g</text:p>
          </table:table-cell>
          <table:table-cell/>
          <table:table-cell office:value-type="string">
            <text:p>Kaal</text:p>
          </table:table-cell>
          <table:table-cell office:value-type="float" office:value="3508">
            <text:p>35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0452">
            <text:p>20010452</text:p>
          </table:table-cell>
          <table:table-cell office:value-type="float" office:value="192449682">
            <text:p>192449682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78042">
            <text:p>673030378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720 g kaal koju minnes 3500 g</text:p>
          </table:table-cell>
          <table:table-cell office:value-type="string">
            <text:p>kaal koju minnes 3500 g</text:p>
          </table:table-cell>
          <table:table-cell/>
          <table:table-cell office:value-type="string">
            <text:p>kaal</text:p>
          </table:table-cell>
          <table:table-cell office:value-type="float" office:value="3500">
            <text:p>35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7631">
            <text:p>6597631</text:p>
          </table:table-cell>
          <table:table-cell office:value-type="float" office:value="126235495">
            <text:p>126235495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2012-06-01</text:p>
          </table:table-cell>
          <table:table-cell office:value-type="float" office:value="67550146171">
            <text:p>675501461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1.06.2012 sündis tütar kaal 3496g</text:p>
          </table:table-cell>
          <table:table-cell office:value-type="string">
            <text:p>kaal 3496g</text:p>
          </table:table-cell>
          <table:table-cell office:value-type="string">
            <text:p><text:s/>, pikkus 52cm ja apgar 9/9</text:p>
          </table:table-cell>
          <table:table-cell office:value-type="string">
            <text:p>kaal</text:p>
          </table:table-cell>
          <table:table-cell office:value-type="float" office:value="3496">
            <text:p>349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8">
            <text:p>20718</text:p>
          </table:table-cell>
          <table:table-cell office:value-type="float" office:value="147512858">
            <text:p>147512858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78166781196">
            <text:p>7816678119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4.02.201211 : 10 . sünnib poeg kaaluga : 3490g</text:p>
          </table:table-cell>
          <table:table-cell office:value-type="string">
            <text:p>kaaluga : 3490g</text:p>
          </table:table-cell>
          <table:table-cell office:value-type="string">
            <text:p><text:s/>, pikkusega 49cm apgariga : 8-9</text:p>
          </table:table-cell>
          <table:table-cell office:value-type="string">
            <text:p>kaaluga</text:p>
          </table:table-cell>
          <table:table-cell office:value-type="float" office:value="3490">
            <text:p>34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57717">
            <text:p>13557717</text:p>
          </table:table-cell>
          <table:table-cell office:value-type="float" office:value="176138360">
            <text:p>176138360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258884660">
            <text:p>812588846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is III ajalisest sünnitusest , sünnikaal 3490 g</text:p>
          </table:table-cell>
          <table:table-cell office:value-type="string">
            <text:p>sünnikaal 3490 g</text:p>
          </table:table-cell>
          <table:table-cell office:value-type="string">
            <text:p><text:s/>, pikkus 51 cm , Apgar 9/9 pall</text:p>
          </table:table-cell>
          <table:table-cell office:value-type="string">
            <text:p>sünnikaal</text:p>
          </table:table-cell>
          <table:table-cell office:value-type="float" office:value="3490">
            <text:p>34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9676">
            <text:p>3809676</text:p>
          </table:table-cell>
          <table:table-cell office:value-type="float" office:value="145689480">
            <text:p>145689480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58236012379">
            <text:p>582360123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l pankrease ca Ema 172 cm isa ? sk 3488g</text:p>
          </table:table-cell>
          <table:table-cell office:value-type="string">
            <text:p><text:s/>sk 3488g</text:p>
          </table:table-cell>
          <table:table-cell office:value-type="string">
            <text:p><text:s/>sp 51 cm Ema sõnul ülekaal ca 5</text:p>
          </table:table-cell>
          <table:table-cell office:value-type="string">
            <text:p><text:s/>sk</text:p>
          </table:table-cell>
          <table:table-cell office:value-type="float" office:value="3488">
            <text:p>348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92747">
            <text:p>10092747</text:p>
          </table:table-cell>
          <table:table-cell office:value-type="float" office:value="168025000">
            <text:p>168025000</text:p>
          </table:table-cell>
          <table:table-cell office:value-type="string">
            <text:p>2013-03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236858">
            <text:p>6730372368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480g</text:p>
          </table:table-cell>
          <table:table-cell office:value-type="string">
            <text:p><text:s/>, pikkus 50cm ; pü 35cm ; rü 33</text:p>
          </table:table-cell>
          <table:table-cell office:value-type="string">
            <text:p>Sünnikaal</text:p>
          </table:table-cell>
          <table:table-cell office:value-type="float" office:value="3480">
            <text:p>34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0458">
            <text:p>2830458</text:p>
          </table:table-cell>
          <table:table-cell office:value-type="float" office:value="124338289">
            <text:p>124338289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89280138922">
            <text:p>892801389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- 3478</text:p>
          </table:table-cell>
          <table:table-cell office:value-type="string">
            <text:p><text:s/>, pikkus - 50 , pü - 35 , Apgar</text:p>
          </table:table-cell>
          <table:table-cell office:value-type="string">
            <text:p>SK</text:p>
          </table:table-cell>
          <table:table-cell office:value-type="float" office:value="3478">
            <text:p>34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89308">
            <text:p>3589308</text:p>
          </table:table-cell>
          <table:table-cell office:value-type="float" office:value="152357947">
            <text:p>152357947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28945046263">
            <text:p>289450462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-3460</text:p>
          </table:table-cell>
          <table:table-cell office:value-type="string">
            <text:p><text:s/>, pikkus-51 , pü-34 , Apgar -8/</text:p>
          </table:table-cell>
          <table:table-cell office:value-type="string">
            <text:p>SK</text:p>
          </table:table-cell>
          <table:table-cell office:value-type="float" office:value="3460">
            <text:p>34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9517">
            <text:p>22639517</text:p>
          </table:table-cell>
          <table:table-cell office:value-type="float" office:value="157753295">
            <text:p>157753295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37420220959">
            <text:p>37420220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3450g</text:p>
          </table:table-cell>
          <table:table-cell office:value-type="string">
            <text:p><text:s/>( -8,4 % ) Lastearsti konsultat</text:p>
          </table:table-cell>
          <table:table-cell office:value-type="string">
            <text:p>Kaal</text:p>
          </table:table-cell>
          <table:table-cell office:value-type="float" office:value="3450">
            <text:p>3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05694">
            <text:p>9905694</text:p>
          </table:table-cell>
          <table:table-cell office:value-type="float" office:value="178190062">
            <text:p>178190062</text:p>
          </table:table-cell>
          <table:table-cell office:value-type="string">
            <text:p>2013-05-18</text:p>
          </table:table-cell>
          <table:table-cell office:value-type="string">
            <text:p>S</text:p>
          </table:table-cell>
          <table:table-cell office:value-type="string">
            <text:p>2013-05-18</text:p>
          </table:table-cell>
          <table:table-cell office:value-type="float" office:value="673030616446">
            <text:p>6730306164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l lapse kaal 3450 g</text:p>
          </table:table-cell>
          <table:table-cell office:value-type="string">
            <text:p>kaal 3450 g</text:p>
          </table:table-cell>
          <table:table-cell office:value-type="string">
            <text:p><text:s/>, pikkus 51 cm , pea ü 34 cm</text:p>
          </table:table-cell>
          <table:table-cell office:value-type="string">
            <text:p>kaal</text:p>
          </table:table-cell>
          <table:table-cell office:value-type="float" office:value="3450">
            <text:p>34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82067">
            <text:p>15882067</text:p>
          </table:table-cell>
          <table:table-cell office:value-type="float" office:value="173196877">
            <text:p>173196877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064383">
            <text:p>6730470643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jaline tütarlaps Apgariga 8-9 , kaal 3440g</text:p>
          </table:table-cell>
          <table:table-cell office:value-type="string">
            <text:p>kaal 3440g</text:p>
          </table:table-cell>
          <table:table-cell office:value-type="string">
            <text:p><text:s/>, pikkus 50cm , pü 35cm , rü 34</text:p>
          </table:table-cell>
          <table:table-cell office:value-type="string">
            <text:p>kaal</text:p>
          </table:table-cell>
          <table:table-cell office:value-type="float" office:value="3440">
            <text:p>34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7982">
            <text:p>9857982</text:p>
          </table:table-cell>
          <table:table-cell office:value-type="float" office:value="154932553">
            <text:p>154932553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948532827">
            <text:p>699485328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 . ep kaal 3430 g</text:p>
          </table:table-cell>
          <table:table-cell office:value-type="string">
            <text:p>kaal 3430 g</text:p>
          </table:table-cell>
          <table:table-cell office:value-type="string">
            <text:p><text:s/>( maksimaalne kaalulangus sünni</text:p>
          </table:table-cell>
          <table:table-cell office:value-type="string">
            <text:p>kaal</text:p>
          </table:table-cell>
          <table:table-cell office:value-type="float" office:value="3430">
            <text:p>34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7610">
            <text:p>1367610</text:p>
          </table:table-cell>
          <table:table-cell office:value-type="float" office:value="85149923">
            <text:p>85149923</text:p>
          </table:table-cell>
          <table:table-cell office:value-type="string">
            <text:p>2012-03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454720994">
            <text:p>53454720994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420g</text:p>
          </table:table-cell>
          <table:table-cell office:value-type="string">
            <text:p><text:s/>, pikkus 4700 , rasedus , sünni</text:p>
          </table:table-cell>
          <table:table-cell office:value-type="string">
            <text:p>SK</text:p>
          </table:table-cell>
          <table:table-cell office:value-type="float" office:value="3420">
            <text:p>34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81841">
            <text:p>10481841</text:p>
          </table:table-cell>
          <table:table-cell office:value-type="float" office:value="210133164">
            <text:p>210133164</text:p>
          </table:table-cell>
          <table:table-cell office:value-type="string">
            <text:p>2013-11-16</text:p>
          </table:table-cell>
          <table:table-cell office:value-type="string">
            <text:p>S</text:p>
          </table:table-cell>
          <table:table-cell office:value-type="string">
            <text:p>2013-11-12</text:p>
          </table:table-cell>
          <table:table-cell office:value-type="float" office:value="75114579201">
            <text:p>751145792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3 sündis elus ajaline poeglaps kaaluga 3416gr</text:p>
          </table:table-cell>
          <table:table-cell office:value-type="string">
            <text:p>kaaluga 3416gr</text:p>
          </table:table-cell>
          <table:table-cell office:value-type="string">
            <text:p><text:s/>, pikkus 52cm , Apgar 8/8</text:p>
          </table:table-cell>
          <table:table-cell office:value-type="string">
            <text:p>kaaluga</text:p>
          </table:table-cell>
          <table:table-cell office:value-type="float" office:value="3416">
            <text:p>3416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60846">
            <text:p>10860846</text:p>
          </table:table-cell>
          <table:table-cell office:value-type="float" office:value="218518848">
            <text:p>218518848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73035979771">
            <text:p>6730359797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kkisid nibulõhed Tänane paljas kaal 3414g</text:p>
          </table:table-cell>
          <table:table-cell office:value-type="string">
            <text:p>kaal 3414g</text:p>
          </table:table-cell>
          <table:table-cell/>
          <table:table-cell office:value-type="string">
            <text:p>kaal</text:p>
          </table:table-cell>
          <table:table-cell office:value-type="float" office:value="3414">
            <text:p>341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42310">
            <text:p>8442310</text:p>
          </table:table-cell>
          <table:table-cell office:value-type="float" office:value="152511949">
            <text:p>152511949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20652980826">
            <text:p>206529808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duse kulg ii , vaakumsünnitus , sk 3400</text:p>
          </table:table-cell>
          <table:table-cell office:value-type="string">
            <text:p><text:s/>sk 3400</text:p>
          </table:table-cell>
          <table:table-cell office:value-type="string">
            <text:p><text:s/>Apgar 6/8/9</text:p>
          </table:table-cell>
          <table:table-cell office:value-type="string">
            <text:p><text:s/>sk</text:p>
          </table:table-cell>
          <table:table-cell office:value-type="float" office:value="3400">
            <text:p>34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8845">
            <text:p>22818845</text:p>
          </table:table-cell>
          <table:table-cell office:value-type="float" office:value="216822831">
            <text:p>216822831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492255">
            <text:p>6730414922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400g</text:p>
          </table:table-cell>
          <table:table-cell/>
          <table:table-cell office:value-type="string">
            <text:p>Kaal</text:p>
          </table:table-cell>
          <table:table-cell office:value-type="float" office:value="3400">
            <text:p>34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89647">
            <text:p>3189647</text:p>
          </table:table-cell>
          <table:table-cell office:value-type="float" office:value="86480907">
            <text:p>86480907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137927735">
            <text:p>121379277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sünnitus stimuleeritud 41 RN , kaal 3385 gramm</text:p>
          </table:table-cell>
          <table:table-cell office:value-type="string">
            <text:p>kaal 3385 gramm</text:p>
          </table:table-cell>
          <table:table-cell office:value-type="string">
            <text:p>i</text:p>
          </table:table-cell>
          <table:table-cell office:value-type="string">
            <text:p>kaal</text:p>
          </table:table-cell>
          <table:table-cell office:value-type="float" office:value="3385">
            <text:p>3385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41865">
            <text:p>21041865</text:p>
          </table:table-cell>
          <table:table-cell office:value-type="float" office:value="207759836">
            <text:p>207759836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99186">
            <text:p>673030399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352</text:p>
          </table:table-cell>
          <table:table-cell office:value-type="string">
            <text:p><text:s/>.</text:p>
          </table:table-cell>
          <table:table-cell office:value-type="string">
            <text:p>SK</text:p>
          </table:table-cell>
          <table:table-cell office:value-type="float" office:value="3352">
            <text:p>33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1168">
            <text:p>6501168</text:p>
          </table:table-cell>
          <table:table-cell office:value-type="float" office:value="142230058">
            <text:p>142230058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998086461">
            <text:p>609980864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352</text:p>
          </table:table-cell>
          <table:table-cell office:value-type="string">
            <text:p><text:s/>- 3150 - 3200g</text:p>
          </table:table-cell>
          <table:table-cell office:value-type="string">
            <text:p>Kaal</text:p>
          </table:table-cell>
          <table:table-cell office:value-type="float" office:value="3352">
            <text:p>33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53021">
            <text:p>13153021</text:p>
          </table:table-cell>
          <table:table-cell office:value-type="float" office:value="160444507">
            <text:p>160444507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9805286">
            <text:p>6730398052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352g</text:p>
          </table:table-cell>
          <table:table-cell office:value-type="string">
            <text:p><text:s/>, -3 g , -5,4 % sünnikaalust</text:p>
          </table:table-cell>
          <table:table-cell office:value-type="string">
            <text:p>Kaal</text:p>
          </table:table-cell>
          <table:table-cell office:value-type="float" office:value="3352">
            <text:p>335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6944">
            <text:p>6216944</text:p>
          </table:table-cell>
          <table:table-cell office:value-type="float" office:value="126720436">
            <text:p>126720436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3</text:p>
          </table:table-cell>
          <table:table-cell office:value-type="float" office:value="36720962040">
            <text:p>367209620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iirest sünnitusest , kaal 3340g</text:p>
          </table:table-cell>
          <table:table-cell office:value-type="string">
            <text:p>kaal 3340g</text:p>
          </table:table-cell>
          <table:table-cell office:value-type="string">
            <text:p><text:s/>, nüüd 5710g</text:p>
          </table:table-cell>
          <table:table-cell office:value-type="string">
            <text:p>kaal</text:p>
          </table:table-cell>
          <table:table-cell office:value-type="float" office:value="3340">
            <text:p>33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2162">
            <text:p>21262162</text:p>
          </table:table-cell>
          <table:table-cell office:value-type="float" office:value="215962880">
            <text:p>21596288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19452084730">
            <text:p>19452084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330 g</text:p>
          </table:table-cell>
          <table:table-cell office:value-type="string">
            <text:p><text:s/>, SP 49 cm</text:p>
          </table:table-cell>
          <table:table-cell office:value-type="string">
            <text:p>SK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7657">
            <text:p>20457657</text:p>
          </table:table-cell>
          <table:table-cell office:value-type="float" office:value="211806430">
            <text:p>21180643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673035395831">
            <text:p>6730353958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N , SK 3314g</text:p>
          </table:table-cell>
          <table:table-cell office:value-type="string">
            <text:p>SK 3314g</text:p>
          </table:table-cell>
          <table:table-cell office:value-type="string">
            <text:p><text:s/>, pikkus 51 cm , PÜ 35 cm</text:p>
          </table:table-cell>
          <table:table-cell office:value-type="string">
            <text:p>SK</text:p>
          </table:table-cell>
          <table:table-cell office:value-type="float" office:value="3314">
            <text:p>331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35534">
            <text:p>23435534</text:p>
          </table:table-cell>
          <table:table-cell office:value-type="float" office:value="199796209">
            <text:p>199796209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14709350893">
            <text:p>147093508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50 sündinud elus ajaline tütar kaal 3296 g</text:p>
          </table:table-cell>
          <table:table-cell office:value-type="string">
            <text:p>kaal 3296 g</text:p>
          </table:table-cell>
          <table:table-cell office:value-type="string">
            <text:p><text:s/>, pikkus 50 cm , pea ümbermõõt </text:p>
          </table:table-cell>
          <table:table-cell office:value-type="string">
            <text:p>kaal</text:p>
          </table:table-cell>
          <table:table-cell office:value-type="float" office:value="3296">
            <text:p>329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05497">
            <text:p>9705497</text:p>
          </table:table-cell>
          <table:table-cell office:value-type="float" office:value="183775127">
            <text:p>183775127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10187790485">
            <text:p>1018779048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13 kell 12 : 58 sündis tütar , kaaluga 3294 g</text:p>
          </table:table-cell>
          <table:table-cell office:value-type="string">
            <text:p>kaaluga 3294 g</text:p>
          </table:table-cell>
          <table:table-cell office:value-type="string">
            <text:p><text:s/>, pikkusega 51 cm , Apgar 9/10 </text:p>
          </table:table-cell>
          <table:table-cell office:value-type="string">
            <text:p>kaaluga</text:p>
          </table:table-cell>
          <table:table-cell office:value-type="float" office:value="3294">
            <text:p>329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49999">
            <text:p>12749999</text:p>
          </table:table-cell>
          <table:table-cell office:value-type="float" office:value="157042203">
            <text:p>157042203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95898856787">
            <text:p>958988567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tas 06.04 tütarlase sünnikaaluga 3292</text:p>
          </table:table-cell>
          <table:table-cell office:value-type="string">
            <text:p>sünnikaaluga 3292</text:p>
          </table:table-cell>
          <table:table-cell office:value-type="string">
            <text:p><text:s/>, APG 7-8</text:p>
          </table:table-cell>
          <table:table-cell office:value-type="string">
            <text:p>sünnikaaluga</text:p>
          </table:table-cell>
          <table:table-cell office:value-type="float" office:value="3292">
            <text:p>32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2813">
            <text:p>5852813</text:p>
          </table:table-cell>
          <table:table-cell office:value-type="float" office:value="137781962">
            <text:p>137781962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623178301">
            <text:p>476231783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uudub , lihastoonus rahuldav , kaal : 3260</text:p>
          </table:table-cell>
          <table:table-cell office:value-type="string">
            <text:p>kaal : 3260</text:p>
          </table:table-cell>
          <table:table-cell office:value-type="string">
            <text:p>-3142-3450 /+/ OAE-kontrollitud </text:p>
          </table:table-cell>
          <table:table-cell office:value-type="string">
            <text:p>kaal</text:p>
          </table:table-cell>
          <table:table-cell office:value-type="float" office:value="3260">
            <text:p>32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9416">
            <text:p>6179416</text:p>
          </table:table-cell>
          <table:table-cell office:value-type="float" office:value="101202648">
            <text:p>101202648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5248050322">
            <text:p>852480503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amnees : SK 3250</text:p>
          </table:table-cell>
          <table:table-cell office:value-type="string">
            <text:p>SK 3250</text:p>
          </table:table-cell>
          <table:table-cell office:value-type="string">
            <text:p><text:s/>.</text:p>
          </table:table-cell>
          <table:table-cell office:value-type="string">
            <text:p>SK</text:p>
          </table:table-cell>
          <table:table-cell office:value-type="float" office:value="3250">
            <text:p>32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5722">
            <text:p>3865722</text:p>
          </table:table-cell>
          <table:table-cell office:value-type="float" office:value="148861436">
            <text:p>148861436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704739296">
            <text:p>437047392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ud vaakumekstraktsiooni teel , sünnikaal 3245g</text:p>
          </table:table-cell>
          <table:table-cell office:value-type="string">
            <text:p>sünnikaal 3245g</text:p>
          </table:table-cell>
          <table:table-cell office:value-type="string">
            <text:p><text:s/>, koju 3022gSündinud vaakumekst</text:p>
          </table:table-cell>
          <table:table-cell office:value-type="string">
            <text:p>sünnikaal</text:p>
          </table:table-cell>
          <table:table-cell office:value-type="float" office:value="3245">
            <text:p>324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35946">
            <text:p>8635946</text:p>
          </table:table-cell>
          <table:table-cell office:value-type="float" office:value="148448777">
            <text:p>148448777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884453597">
            <text:p>258844535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242</text:p>
          </table:table-cell>
          <table:table-cell office:value-type="string">
            <text:p><text:s/>, kipsidega</text:p>
          </table:table-cell>
          <table:table-cell office:value-type="string">
            <text:p>Kaal</text:p>
          </table:table-cell>
          <table:table-cell office:value-type="float" office:value="3242">
            <text:p>32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3346">
            <text:p>15693346</text:p>
          </table:table-cell>
          <table:table-cell office:value-type="float" office:value="182754441">
            <text:p>182754441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6-07</text:p>
          </table:table-cell>
          <table:table-cell office:value-type="float" office:value="47996535388">
            <text:p>47996535388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5 sünnib elus ajaline poeglaps kaaluga 3236 g</text:p>
          </table:table-cell>
          <table:table-cell office:value-type="string">
            <text:p>kaaluga 3236 g</text:p>
          </table:table-cell>
          <table:table-cell office:value-type="string">
            <text:p><text:s/>, pikkusega 48 cm , Apgar 9-9 .</text:p>
          </table:table-cell>
          <table:table-cell office:value-type="string">
            <text:p>kaaluga</text:p>
          </table:table-cell>
          <table:table-cell office:value-type="float" office:value="3236">
            <text:p>323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31830">
            <text:p>15931830</text:p>
          </table:table-cell>
          <table:table-cell office:value-type="float" office:value="184934524">
            <text:p>184934524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20</text:p>
          </table:table-cell>
          <table:table-cell office:value-type="float" office:value="15768943166">
            <text:p>157689431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.06.201307 : 10 . sünnib tütar kaaluga : 3226g</text:p>
          </table:table-cell>
          <table:table-cell office:value-type="string">
            <text:p>kaaluga : 3226g</text:p>
          </table:table-cell>
          <table:table-cell office:value-type="string">
            <text:p><text:s/>, pikkus 49cm apgariga : 1 ` - </text:p>
          </table:table-cell>
          <table:table-cell office:value-type="string">
            <text:p>kaaluga</text:p>
          </table:table-cell>
          <table:table-cell office:value-type="float" office:value="3226">
            <text:p>32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65591">
            <text:p>5965591</text:p>
          </table:table-cell>
          <table:table-cell office:value-type="float" office:value="84832415">
            <text:p>84832415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4804551075">
            <text:p>248045510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220 g</text:p>
          </table:table-cell>
          <table:table-cell office:value-type="string">
            <text:p><text:s/>; pikkus 50 cm ; pü 34 cm ; rü </text:p>
          </table:table-cell>
          <table:table-cell office:value-type="string">
            <text:p>Sünnikaal</text:p>
          </table:table-cell>
          <table:table-cell office:value-type="float" office:value="3220">
            <text:p>32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8768">
            <text:p>20018768</text:p>
          </table:table-cell>
          <table:table-cell office:value-type="float" office:value="205719372">
            <text:p>205719372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93276864072">
            <text:p>93276864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200 g</text:p>
          </table:table-cell>
          <table:table-cell/>
          <table:table-cell office:value-type="string">
            <text:p>SK</text:p>
          </table:table-cell>
          <table:table-cell office:value-type="float" office:value="3200">
            <text:p>32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726">
            <text:p>1147726</text:p>
          </table:table-cell>
          <table:table-cell office:value-type="float" office:value="142940598">
            <text:p>142940598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034872018">
            <text:p>2903487201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3198g</text:p>
          </table:table-cell>
          <table:table-cell office:value-type="string">
            <text:p>kaal 3198g</text:p>
          </table:table-cell>
          <table:table-cell office:value-type="string">
            <text:p>+/-479,90g</text:p>
          </table:table-cell>
          <table:table-cell office:value-type="string">
            <text:p>kaal</text:p>
          </table:table-cell>
          <table:table-cell office:value-type="float" office:value="3198">
            <text:p>319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2329">
            <text:p>10072329</text:p>
          </table:table-cell>
          <table:table-cell office:value-type="float" office:value="171383589">
            <text:p>171383589</text:p>
          </table:table-cell>
          <table:table-cell office:value-type="string">
            <text:p>2013-04-10</text:p>
          </table:table-cell>
          <table:table-cell office:value-type="string">
            <text:p>S</text:p>
          </table:table-cell>
          <table:table-cell office:value-type="string">
            <text:p>2013-04-02</text:p>
          </table:table-cell>
          <table:table-cell office:value-type="float" office:value="673037562025">
            <text:p>6730375620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nitus , Keiser , Apgar 9/9 , s kaal 3184 gr</text:p>
          </table:table-cell>
          <table:table-cell office:value-type="string">
            <text:p>kaal 3184 gr</text:p>
          </table:table-cell>
          <table:table-cell office:value-type="string">
            <text:p><text:s/>, pikkus 48 sm , PÜ 34 sm</text:p>
          </table:table-cell>
          <table:table-cell office:value-type="string">
            <text:p>kaal</text:p>
          </table:table-cell>
          <table:table-cell office:value-type="float" office:value="3184">
            <text:p>318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1697">
            <text:p>21091697</text:p>
          </table:table-cell>
          <table:table-cell office:value-type="float" office:value="195740651">
            <text:p>195740651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43744190">
            <text:p>673043744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370 g kaal koju minnes 3170 g</text:p>
          </table:table-cell>
          <table:table-cell office:value-type="string">
            <text:p>kaal koju minnes 3170 g</text:p>
          </table:table-cell>
          <table:table-cell/>
          <table:table-cell office:value-type="string">
            <text:p>kaal</text:p>
          </table:table-cell>
          <table:table-cell office:value-type="float" office:value="3170">
            <text:p>31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44662">
            <text:p>6544662</text:p>
          </table:table-cell>
          <table:table-cell office:value-type="float" office:value="126104434">
            <text:p>126104434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051020000">
            <text:p>820510200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I laps sünnib kell 19.30 , kaal 3160 gr</text:p>
          </table:table-cell>
          <table:table-cell office:value-type="string">
            <text:p>kaal 3160 gr</text:p>
          </table:table-cell>
          <table:table-cell office:value-type="string">
            <text:p><text:s/>, pikkus 49 cm , Apgar 6/7/8 .</text:p>
          </table:table-cell>
          <table:table-cell office:value-type="string">
            <text:p>kaal</text:p>
          </table:table-cell>
          <table:table-cell office:value-type="float" office:value="3160">
            <text:p>31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98375">
            <text:p>10098375</text:p>
          </table:table-cell>
          <table:table-cell office:value-type="float" office:value="191494721">
            <text:p>191494721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office:value-type="string">
            <text:p>2013-07-30</text:p>
          </table:table-cell>
          <table:table-cell office:value-type="float" office:value="673034201126">
            <text:p>67303420112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isava kaaluiibe tõttu , 22.07 kaal 3158 gramm</text:p>
          </table:table-cell>
          <table:table-cell office:value-type="string">
            <text:p>kaal 3158 gramm</text:p>
          </table:table-cell>
          <table:table-cell office:value-type="string">
            <text:p>i , kodus sai RP ja Aptamil , sõ</text:p>
          </table:table-cell>
          <table:table-cell office:value-type="string">
            <text:p>kaal</text:p>
          </table:table-cell>
          <table:table-cell office:value-type="float" office:value="3158">
            <text:p>3158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53667">
            <text:p>2953667</text:p>
          </table:table-cell>
          <table:table-cell office:value-type="float" office:value="124734128">
            <text:p>124734128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65908059099">
            <text:p>659080590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152</text:p>
          </table:table-cell>
          <table:table-cell office:value-type="string">
            <text:p><text:s/>.</text:p>
          </table:table-cell>
          <table:table-cell office:value-type="string">
            <text:p>SK</text:p>
          </table:table-cell>
          <table:table-cell office:value-type="float" office:value="3152">
            <text:p>3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75469">
            <text:p>15975469</text:p>
          </table:table-cell>
          <table:table-cell office:value-type="float" office:value="174913512">
            <text:p>174913512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2013-04-30</text:p>
          </table:table-cell>
          <table:table-cell office:value-type="float" office:value="673030585704">
            <text:p>67303058570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130g</text:p>
          </table:table-cell>
          <table:table-cell office:value-type="string">
            <text:p><text:s/>, + 40g juurde võtnud -laps söö</text:p>
          </table:table-cell>
          <table:table-cell office:value-type="string">
            <text:p>Kaal</text:p>
          </table:table-cell>
          <table:table-cell office:value-type="float" office:value="3130">
            <text:p>31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48601">
            <text:p>21148601</text:p>
          </table:table-cell>
          <table:table-cell office:value-type="float" office:value="172615090">
            <text:p>172615090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77622078954">
            <text:p>77622078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dus , vaginaalne sünnitus , s kaal 3128 gr</text:p>
          </table:table-cell>
          <table:table-cell office:value-type="string">
            <text:p>kaal 3128 gr</text:p>
          </table:table-cell>
          <table:table-cell/>
          <table:table-cell office:value-type="string">
            <text:p>kaal</text:p>
          </table:table-cell>
          <table:table-cell office:value-type="float" office:value="3128">
            <text:p>3128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0048">
            <text:p>14150048</text:p>
          </table:table-cell>
          <table:table-cell office:value-type="float" office:value="174157130">
            <text:p>174157130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44074493">
            <text:p>6730440744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iive hea , kaal 3128g</text:p>
          </table:table-cell>
          <table:table-cell office:value-type="string">
            <text:p>kaal 3128g</text:p>
          </table:table-cell>
          <table:table-cell/>
          <table:table-cell office:value-type="string">
            <text:p>kaal</text:p>
          </table:table-cell>
          <table:table-cell office:value-type="float" office:value="3128">
            <text:p>312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42143">
            <text:p>13442143</text:p>
          </table:table-cell>
          <table:table-cell office:value-type="float" office:value="188381032">
            <text:p>188381032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43109179">
            <text:p>6730431091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alsest sünnitusest , peaseisus kehakaaluga 3120</text:p>
          </table:table-cell>
          <table:table-cell office:value-type="string">
            <text:p>kehakaaluga 3120</text:p>
          </table:table-cell>
          <table:table-cell office:value-type="string">
            <text:p><text:s/>.</text:p>
          </table:table-cell>
          <table:table-cell office:value-type="string">
            <text:p>kehakaaluga</text:p>
          </table:table-cell>
          <table:table-cell office:value-type="float" office:value="3120">
            <text:p>3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1617">
            <text:p>5581617</text:p>
          </table:table-cell>
          <table:table-cell office:value-type="float" office:value="81399926">
            <text:p>81399926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008191084">
            <text:p>8000819108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108g</text:p>
          </table:table-cell>
          <table:table-cell/>
          <table:table-cell office:value-type="string">
            <text:p>Kaal</text:p>
          </table:table-cell>
          <table:table-cell office:value-type="float" office:value="3108">
            <text:p>31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9911">
            <text:p>3679911</text:p>
          </table:table-cell>
          <table:table-cell office:value-type="float" office:value="131972890">
            <text:p>131972890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13920771065">
            <text:p>139207710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105</text:p>
          </table:table-cell>
          <table:table-cell office:value-type="string">
            <text:p><text:s/>.</text:p>
          </table:table-cell>
          <table:table-cell office:value-type="string">
            <text:p>Sünnikaal</text:p>
          </table:table-cell>
          <table:table-cell office:value-type="float" office:value="3105">
            <text:p>3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599">
            <text:p>193599</text:p>
          </table:table-cell>
          <table:table-cell office:value-type="float" office:value="131138314">
            <text:p>131138314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7-29</text:p>
          </table:table-cell>
          <table:table-cell office:value-type="float" office:value="44176749748">
            <text:p>441767497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2012 kell 10 : 19 sündis tütar kaaluga 3076 g</text:p>
          </table:table-cell>
          <table:table-cell office:value-type="string">
            <text:p>kaaluga 3076 g</text:p>
          </table:table-cell>
          <table:table-cell office:value-type="string">
            <text:p><text:s/>, pikkusega 47 cm , apgar 9/10 </text:p>
          </table:table-cell>
          <table:table-cell office:value-type="string">
            <text:p>kaaluga</text:p>
          </table:table-cell>
          <table:table-cell office:value-type="float" office:value="3076">
            <text:p>307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6829">
            <text:p>20486829</text:p>
          </table:table-cell>
          <table:table-cell office:value-type="float" office:value="186491593">
            <text:p>186491593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673037055929">
            <text:p>673037055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/k 3060 gr</text:p>
          </table:table-cell>
          <table:table-cell office:value-type="string">
            <text:p><text:s/>, pikkus 50 sm Apgar 9/9</text:p>
          </table:table-cell>
          <table:table-cell office:value-type="string">
            <text:p>S/k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97">
            <text:p>205497</text:p>
          </table:table-cell>
          <table:table-cell office:value-type="float" office:value="140616978">
            <text:p>140616978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485123071">
            <text:p>204851230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sünnikaal 3050g</text:p>
          </table:table-cell>
          <table:table-cell office:value-type="string">
            <text:p>sünnikaal 3050g</text:p>
          </table:table-cell>
          <table:table-cell office:value-type="string">
            <text:p><text:s/>, apgar 8/8</text:p>
          </table:table-cell>
          <table:table-cell office:value-type="string">
            <text:p>sünnikaal</text:p>
          </table:table-cell>
          <table:table-cell office:value-type="float" office:value="3050">
            <text:p>30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23416">
            <text:p>9823416</text:p>
          </table:table-cell>
          <table:table-cell office:value-type="float" office:value="199668464">
            <text:p>199668464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893455">
            <text:p>6730438934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028gr</text:p>
          </table:table-cell>
          <table:table-cell office:value-type="string">
            <text:p><text:s/>, pea 51cm , pikkus 35cm</text:p>
          </table:table-cell>
          <table:table-cell office:value-type="string">
            <text:p>Sk</text:p>
          </table:table-cell>
          <table:table-cell office:value-type="float" office:value="3028">
            <text:p>3028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44234">
            <text:p>5244234</text:p>
          </table:table-cell>
          <table:table-cell office:value-type="float" office:value="147421687">
            <text:p>147421687</text:p>
          </table:table-cell>
          <table:table-cell office:value-type="string">
            <text:p>2012-11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652329132">
            <text:p>216523291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a , koju lubatud 4 . elupäeval kaaluga 3022 g</text:p>
          </table:table-cell>
          <table:table-cell office:value-type="string">
            <text:p>kaaluga 3022 g</text:p>
          </table:table-cell>
          <table:table-cell office:value-type="string">
            <text:p><text:s/>( + 66 g ) , bilirubiiniga 191 </text:p>
          </table:table-cell>
          <table:table-cell office:value-type="string">
            <text:p>kaaluga</text:p>
          </table:table-cell>
          <table:table-cell office:value-type="float" office:value="3022">
            <text:p>302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7829">
            <text:p>10367829</text:p>
          </table:table-cell>
          <table:table-cell office:value-type="float" office:value="205654090">
            <text:p>205654090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901021052">
            <text:p>609010210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jaline tütarlaps apgariga 8/9 , kaal 3006</text:p>
          </table:table-cell>
          <table:table-cell office:value-type="string">
            <text:p>kaal 3006</text:p>
          </table:table-cell>
          <table:table-cell office:value-type="string">
            <text:p>-49cm</text:p>
          </table:table-cell>
          <table:table-cell office:value-type="string">
            <text:p>kaal</text:p>
          </table:table-cell>
          <table:table-cell office:value-type="float" office:value="3006">
            <text:p>30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9614">
            <text:p>6109614</text:p>
          </table:table-cell>
          <table:table-cell office:value-type="float" office:value="128937671">
            <text:p>128937671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7-11</text:p>
          </table:table-cell>
          <table:table-cell office:value-type="float" office:value="10957690502">
            <text:p>109576905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üpotroofik , ajaline , kaal 2970 gr</text:p>
          </table:table-cell>
          <table:table-cell office:value-type="string">
            <text:p>kaal 2970 gr</text:p>
          </table:table-cell>
          <table:table-cell office:value-type="string">
            <text:p><text:s/>( insuff platsenta )</text:p>
          </table:table-cell>
          <table:table-cell office:value-type="string">
            <text:p>kaal</text:p>
          </table:table-cell>
          <table:table-cell office:value-type="float" office:value="2970">
            <text:p>297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457">
            <text:p>21920457</text:p>
          </table:table-cell>
          <table:table-cell office:value-type="float" office:value="165900008">
            <text:p>165900008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0541">
            <text:p>673030410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kaal 2970 g</text:p>
          </table:table-cell>
          <table:table-cell office:value-type="string">
            <text:p>kaal 2970 g</text:p>
          </table:table-cell>
          <table:table-cell/>
          <table:table-cell office:value-type="string">
            <text:p>kaal</text:p>
          </table:table-cell>
          <table:table-cell office:value-type="float" office:value="2970">
            <text:p>29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21075">
            <text:p>20621075</text:p>
          </table:table-cell>
          <table:table-cell office:value-type="float" office:value="194034295">
            <text:p>194034295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46679736">
            <text:p>6730466797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944 gr</text:p>
          </table:table-cell>
          <table:table-cell/>
          <table:table-cell office:value-type="string">
            <text:p>Sk</text:p>
          </table:table-cell>
          <table:table-cell office:value-type="float" office:value="2944">
            <text:p>294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0590">
            <text:p>20470590</text:p>
          </table:table-cell>
          <table:table-cell office:value-type="float" office:value="186963130">
            <text:p>186963130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536322461">
            <text:p>715363224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II sünnitusest ajalise lapsena sünnikaaluga 2935 gramm</text:p>
          </table:table-cell>
          <table:table-cell office:value-type="string">
            <text:p>sünnikaaluga 2935 gramm</text:p>
          </table:table-cell>
          <table:table-cell office:value-type="string">
            <text:p>i</text:p>
          </table:table-cell>
          <table:table-cell office:value-type="string">
            <text:p>sünnikaaluga</text:p>
          </table:table-cell>
          <table:table-cell office:value-type="float" office:value="2935">
            <text:p>2935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789">
            <text:p>1622789</text:p>
          </table:table-cell>
          <table:table-cell office:value-type="float" office:value="81724669">
            <text:p>81724669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686529376">
            <text:p>2568652937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: 2920 gr</text:p>
          </table:table-cell>
          <table:table-cell office:value-type="string">
            <text:p>kaal : 2920 gr</text:p>
          </table:table-cell>
          <table:table-cell/>
          <table:table-cell office:value-type="string">
            <text:p>kaal</text:p>
          </table:table-cell>
          <table:table-cell office:value-type="float" office:value="2920">
            <text:p>292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18301">
            <text:p>3218301</text:p>
          </table:table-cell>
          <table:table-cell office:value-type="float" office:value="82905009">
            <text:p>82905009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40321026403">
            <text:p>4032102640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918g</text:p>
          </table:table-cell>
          <table:table-cell office:value-type="string">
            <text:p><text:s/>, pikkus 49cm</text:p>
          </table:table-cell>
          <table:table-cell office:value-type="string">
            <text:p>SK</text:p>
          </table:table-cell>
          <table:table-cell office:value-type="float" office:value="2918">
            <text:p>291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2210">
            <text:p>13362210</text:p>
          </table:table-cell>
          <table:table-cell office:value-type="float" office:value="196445259">
            <text:p>19644525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730990100">
            <text:p>817309901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 sündis ajalisena , kaaluga 2890 g</text:p>
          </table:table-cell>
          <table:table-cell office:value-type="string">
            <text:p>kaaluga 2890 g</text:p>
          </table:table-cell>
          <table:table-cell office:value-type="string">
            <text:p><text:s/>, pikkusega 49 cm</text:p>
          </table:table-cell>
          <table:table-cell office:value-type="string">
            <text:p>kaaluga</text:p>
          </table:table-cell>
          <table:table-cell office:value-type="float" office:value="2890">
            <text:p>28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15232">
            <text:p>22915232</text:p>
          </table:table-cell>
          <table:table-cell office:value-type="float" office:value="157993509">
            <text:p>157993509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3-30</text:p>
          </table:table-cell>
          <table:table-cell office:value-type="float" office:value="28164564629">
            <text:p>281645646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oli 2888</text:p>
          </table:table-cell>
          <table:table-cell office:value-type="string">
            <text:p>kaal oli 2888</text:p>
          </table:table-cell>
          <table:table-cell/>
          <table:table-cell office:value-type="string">
            <text:p>kaal</text:p>
          </table:table-cell>
          <table:table-cell office:value-type="float" office:value="2888">
            <text:p>28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987">
            <text:p>1139987</text:p>
          </table:table-cell>
          <table:table-cell office:value-type="float" office:value="86307757">
            <text:p>86307757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309780559">
            <text:p>22309780559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oote kaal 2820 g</text:p>
          </table:table-cell>
          <table:table-cell office:value-type="string">
            <text:p>kaal 2820 g</text:p>
          </table:table-cell>
          <table:table-cell/>
          <table:table-cell office:value-type="string">
            <text:p>kaal</text:p>
          </table:table-cell>
          <table:table-cell office:value-type="float" office:value="2820">
            <text:p>28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1819">
            <text:p>1241819</text:p>
          </table:table-cell>
          <table:table-cell office:value-type="float" office:value="79743970">
            <text:p>79743970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8507257495">
            <text:p>7850725749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2815g</text:p>
          </table:table-cell>
          <table:table-cell office:value-type="string">
            <text:p>kaal 2815g</text:p>
          </table:table-cell>
          <table:table-cell office:value-type="string">
            <text:p>+/-422,39g</text:p>
          </table:table-cell>
          <table:table-cell office:value-type="string">
            <text:p>kaal</text:p>
          </table:table-cell>
          <table:table-cell office:value-type="float" office:value="2815">
            <text:p>281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5938">
            <text:p>19965938</text:p>
          </table:table-cell>
          <table:table-cell office:value-type="float" office:value="212609070">
            <text:p>21260907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9927">
            <text:p>6730303199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 6 kuud vana , sk 2800</text:p>
          </table:table-cell>
          <table:table-cell office:value-type="string">
            <text:p><text:s/>sk 2800</text:p>
          </table:table-cell>
          <table:table-cell office:value-type="string">
            <text:p><text:s/>, kaal 8000 .</text:p>
          </table:table-cell>
          <table:table-cell office:value-type="string">
            <text:p><text:s/>sk</text:p>
          </table:table-cell>
          <table:table-cell office:value-type="float" office:value="2800">
            <text:p>28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03645">
            <text:p>10003645</text:p>
          </table:table-cell>
          <table:table-cell office:value-type="float" office:value="212372516">
            <text:p>212372516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15924658809">
            <text:p>159246588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 siiski ajalisena , SK 2740gr</text:p>
          </table:table-cell>
          <table:table-cell office:value-type="string">
            <text:p>SK 2740gr</text:p>
          </table:table-cell>
          <table:table-cell office:value-type="string">
            <text:p><text:s/>, nabanöör 2x ümber kaela , Apg</text:p>
          </table:table-cell>
          <table:table-cell office:value-type="string">
            <text:p>SK</text:p>
          </table:table-cell>
          <table:table-cell office:value-type="float" office:value="2740">
            <text:p>274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31348">
            <text:p>9831348</text:p>
          </table:table-cell>
          <table:table-cell office:value-type="float" office:value="198197791">
            <text:p>198197791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2013-09-09</text:p>
          </table:table-cell>
          <table:table-cell office:value-type="float" office:value="673036238716">
            <text:p>6730362387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eetaperiood Sk 2700gr</text:p>
          </table:table-cell>
          <table:table-cell office:value-type="string">
            <text:p>Sk 2700gr</text:p>
          </table:table-cell>
          <table:table-cell office:value-type="string">
            <text:p><text:s/>, pea 33cm , pikkus 47cm</text:p>
          </table:table-cell>
          <table:table-cell office:value-type="string">
            <text:p>Sk</text:p>
          </table:table-cell>
          <table:table-cell office:value-type="float" office:value="2700">
            <text:p>27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50544">
            <text:p>3250544</text:p>
          </table:table-cell>
          <table:table-cell office:value-type="float" office:value="87985597">
            <text:p>8798559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49390813216">
            <text:p>493908132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620 g</text:p>
          </table:table-cell>
          <table:table-cell office:value-type="string">
            <text:p><text:s/>kaal koju minnes 2570 g</text:p>
          </table:table-cell>
          <table:table-cell office:value-type="string">
            <text:p>SK</text:p>
          </table:table-cell>
          <table:table-cell office:value-type="float" office:value="2620">
            <text:p>26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46087">
            <text:p>6346087</text:p>
          </table:table-cell>
          <table:table-cell office:value-type="float" office:value="138722143">
            <text:p>138722143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158219497">
            <text:p>601582194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600g</text:p>
          </table:table-cell>
          <table:table-cell office:value-type="string">
            <text:p><text:s/>( 2400g -&gt; lahkudes sünnitusmaj</text:p>
          </table:table-cell>
          <table:table-cell office:value-type="string">
            <text:p>SK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41704">
            <text:p>3241704</text:p>
          </table:table-cell>
          <table:table-cell office:value-type="float" office:value="87994227">
            <text:p>8799422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65153756785">
            <text:p>651537567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 33/34 rn-l kaaluga 2595 gr</text:p>
          </table:table-cell>
          <table:table-cell office:value-type="string">
            <text:p>kaaluga 2595 gr</text:p>
          </table:table-cell>
          <table:table-cell/>
          <table:table-cell office:value-type="string">
            <text:p>kaaluga</text:p>
          </table:table-cell>
          <table:table-cell office:value-type="float" office:value="2595">
            <text:p>2595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3055">
            <text:p>6813055</text:p>
          </table:table-cell>
          <table:table-cell office:value-type="float" office:value="90261943">
            <text:p>90261943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43639921147">
            <text:p>4363992114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: 25 sündis elus ajaline tütar kaaluga 2550g</text:p>
          </table:table-cell>
          <table:table-cell office:value-type="string">
            <text:p>kaaluga 2550g</text:p>
          </table:table-cell>
          <table:table-cell office:value-type="string">
            <text:p><text:s/>, pikkus 45 cm , Ap 8-9 ph 7,24</text:p>
          </table:table-cell>
          <table:table-cell office:value-type="string">
            <text:p>kaaluga</text:p>
          </table:table-cell>
          <table:table-cell office:value-type="float" office:value="2550">
            <text:p>25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3388">
            <text:p>6823388</text:p>
          </table:table-cell>
          <table:table-cell office:value-type="float" office:value="84610433">
            <text:p>84610433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948785310">
            <text:p>989487853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42 g</text:p>
          </table:table-cell>
          <table:table-cell office:value-type="string">
            <text:p><text:s/>, - 64 g/die , -7.8 % sünnikaal</text:p>
          </table:table-cell>
          <table:table-cell office:value-type="string">
            <text:p>Kaal</text:p>
          </table:table-cell>
          <table:table-cell office:value-type="float" office:value="2542">
            <text:p>254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3629">
            <text:p>5173629</text:p>
          </table:table-cell>
          <table:table-cell office:value-type="float" office:value="131642131">
            <text:p>131642131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78957538152">
            <text:p>789575381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ema raske preeklampsia tõttu , sünnikaal 2510g</text:p>
          </table:table-cell>
          <table:table-cell office:value-type="string">
            <text:p>sünnikaal 2510g</text:p>
          </table:table-cell>
          <table:table-cell office:value-type="string">
            <text:p>/47cm/34,5cm , Apgar 8p , adapte</text:p>
          </table:table-cell>
          <table:table-cell office:value-type="string">
            <text:p>sünnikaal</text:p>
          </table:table-cell>
          <table:table-cell office:value-type="float" office:value="2510">
            <text:p>25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28167">
            <text:p>8928167</text:p>
          </table:table-cell>
          <table:table-cell office:value-type="float" office:value="192186369">
            <text:p>192186369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377147">
            <text:p>67304137714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: 2450 gr</text:p>
          </table:table-cell>
          <table:table-cell office:value-type="string">
            <text:p>kaal : 2450 gr</text:p>
          </table:table-cell>
          <table:table-cell/>
          <table:table-cell office:value-type="string">
            <text:p>kaal</text:p>
          </table:table-cell>
          <table:table-cell office:value-type="float" office:value="2450">
            <text:p>24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14281">
            <text:p>20414281</text:p>
          </table:table-cell>
          <table:table-cell office:value-type="float" office:value="214447923">
            <text:p>214447923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78994865154">
            <text:p>78994865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n sündinud enneaegse lapsena ( SK 2422 g</text:p>
          </table:table-cell>
          <table:table-cell office:value-type="string">
            <text:p>SK 2422 g</text:p>
          </table:table-cell>
          <table:table-cell office:value-type="string">
            <text:p><text:s/>, GV 33 rn ) , kellel esineb tä</text:p>
          </table:table-cell>
          <table:table-cell office:value-type="string">
            <text:p>SK</text:p>
          </table:table-cell>
          <table:table-cell office:value-type="float" office:value="2422">
            <text:p>242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726">
            <text:p>238726</text:p>
          </table:table-cell>
          <table:table-cell office:value-type="float" office:value="92010989">
            <text:p>92010989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18</text:p>
          </table:table-cell>
          <table:table-cell office:value-type="float" office:value="19236494225">
            <text:p>192364942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8.03.2012 sündis tütar kaal 2290g</text:p>
          </table:table-cell>
          <table:table-cell office:value-type="string">
            <text:p>kaal 2290g</text:p>
          </table:table-cell>
          <table:table-cell office:value-type="string">
            <text:p><text:s/>, pikkus 46cm ja apgar 9/10</text:p>
          </table:table-cell>
          <table:table-cell office:value-type="string">
            <text:p>kaal</text:p>
          </table:table-cell>
          <table:table-cell office:value-type="float" office:value="2290">
            <text:p>22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171">
            <text:p>2155171</text:p>
          </table:table-cell>
          <table:table-cell office:value-type="float" office:value="86775032">
            <text:p>86775032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406128101">
            <text:p>534061281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enneaegsena sk 2280g</text:p>
          </table:table-cell>
          <table:table-cell office:value-type="string">
            <text:p><text:s/>sk 2280g</text:p>
          </table:table-cell>
          <table:table-cell office:value-type="string">
            <text:p><text:s/>33 rasedusnädalal Apgar 8/9 pal</text:p>
          </table:table-cell>
          <table:table-cell office:value-type="string">
            <text:p><text:s/>sk</text:p>
          </table:table-cell>
          <table:table-cell office:value-type="float" office:value="2280">
            <text:p>22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09471">
            <text:p>3909471</text:p>
          </table:table-cell>
          <table:table-cell office:value-type="float" office:value="151976061">
            <text:p>151976061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64326310338">
            <text:p>643263103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arne vanus 28 p , PMV 35 + 5 , kaal 2249 g</text:p>
          </table:table-cell>
          <table:table-cell office:value-type="string">
            <text:p>kaal 2249 g</text:p>
          </table:table-cell>
          <table:table-cell office:value-type="string">
            <text:p><text:s/>, pikkus 46,5 cm , PÜ 32 cm</text:p>
          </table:table-cell>
          <table:table-cell office:value-type="string">
            <text:p>kaal</text:p>
          </table:table-cell>
          <table:table-cell office:value-type="float" office:value="2249">
            <text:p>2249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9253">
            <text:p>20529253</text:p>
          </table:table-cell>
          <table:table-cell office:value-type="float" office:value="158582984">
            <text:p>158582984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7981754819">
            <text:p>37981754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dinud 34ras nädalal ( keiser ) SK 2008g</text:p>
          </table:table-cell>
          <table:table-cell office:value-type="string">
            <text:p>SK 2008g</text:p>
          </table:table-cell>
          <table:table-cell office:value-type="string">
            <text:p><text:s/>Apgar 8/9</text:p>
          </table:table-cell>
          <table:table-cell office:value-type="string">
            <text:p>SK</text:p>
          </table:table-cell>
          <table:table-cell office:value-type="float" office:value="2008">
            <text:p>20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39231">
            <text:p>2839231</text:p>
          </table:table-cell>
          <table:table-cell office:value-type="float" office:value="123564112">
            <text:p>123564112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23976141239">
            <text:p>239761412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004gr</text:p>
          </table:table-cell>
          <table:table-cell/>
          <table:table-cell office:value-type="string">
            <text:p>Kaal</text:p>
          </table:table-cell>
          <table:table-cell office:value-type="float" office:value="2004">
            <text:p>200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08050">
            <text:p>15108050</text:p>
          </table:table-cell>
          <table:table-cell office:value-type="float" office:value="170950524">
            <text:p>170950524</text:p>
          </table:table-cell>
          <table:table-cell office:value-type="string">
            <text:p>2013-04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001822">
            <text:p>673045001822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rem rind kaaluga 1955 g</text:p>
          </table:table-cell>
          <table:table-cell office:value-type="string">
            <text:p>kaaluga 1955 g</text:p>
          </table:table-cell>
          <table:table-cell office:value-type="string">
            <text:p><text:s/>, mõõtudega 23 x 19 x 7 cm</text:p>
          </table:table-cell>
          <table:table-cell office:value-type="string">
            <text:p>kaaluga</text:p>
          </table:table-cell>
          <table:table-cell office:value-type="float" office:value="1955">
            <text:p>195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5681">
            <text:p>6175681</text:p>
          </table:table-cell>
          <table:table-cell office:value-type="float" office:value="152023962">
            <text:p>152023962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746643761">
            <text:p>917466437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51 sünnib enneaegne tütarlaps , kaaluga 1904g</text:p>
          </table:table-cell>
          <table:table-cell office:value-type="string">
            <text:p>kaaluga 1904g</text:p>
          </table:table-cell>
          <table:table-cell office:value-type="string">
            <text:p><text:s/>, Apgar 8/9 .</text:p>
          </table:table-cell>
          <table:table-cell office:value-type="string">
            <text:p>kaaluga</text:p>
          </table:table-cell>
          <table:table-cell office:value-type="float" office:value="1904">
            <text:p>190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3521">
            <text:p>15693521</text:p>
          </table:table-cell>
          <table:table-cell office:value-type="float" office:value="209212881">
            <text:p>209212881</text:p>
          </table:table-cell>
          <table:table-cell office:value-type="string">
            <text:p>2013-11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946129152">
            <text:p>63946129152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18 sünnib elus enneaegne tütar kaaluga 1854</text:p>
          </table:table-cell>
          <table:table-cell office:value-type="string">
            <text:p>kaaluga 1854</text:p>
          </table:table-cell>
          <table:table-cell office:value-type="string">
            <text:p><text:s/>, Apgar 8/9 , pH 7,35 .</text:p>
          </table:table-cell>
          <table:table-cell office:value-type="string">
            <text:p>kaaluga</text:p>
          </table:table-cell>
          <table:table-cell office:value-type="float" office:value="1854">
            <text:p>18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69755">
            <text:p>20269755</text:p>
          </table:table-cell>
          <table:table-cell office:value-type="float" office:value="166769812">
            <text:p>166769812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93229230388">
            <text:p>932292303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oiss sündis apgariga 7/7/7 , s kaaluga 1824 gr</text:p>
          </table:table-cell>
          <table:table-cell office:value-type="string">
            <text:p>kaaluga 1824 gr</text:p>
          </table:table-cell>
          <table:table-cell office:value-type="string">
            <text:p><text:s/>, pikkusega 43 sm ja PÜ 31 sm</text:p>
          </table:table-cell>
          <table:table-cell office:value-type="string">
            <text:p>kaaluga</text:p>
          </table:table-cell>
          <table:table-cell office:value-type="float" office:value="1824">
            <text:p>182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14800">
            <text:p>3614800</text:p>
          </table:table-cell>
          <table:table-cell office:value-type="float" office:value="148470700">
            <text:p>148470700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52529043540">
            <text:p>52529043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ring ( laps enneaegne 33 r n S kaal : 1822gr</text:p>
          </table:table-cell>
          <table:table-cell office:value-type="string">
            <text:p>kaal : 1822gr</text:p>
          </table:table-cell>
          <table:table-cell office:value-type="string">
            <text:p><text:s/>)</text:p>
          </table:table-cell>
          <table:table-cell office:value-type="string">
            <text:p>kaal</text:p>
          </table:table-cell>
          <table:table-cell office:value-type="float" office:value="1822">
            <text:p>182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17912">
            <text:p>3317912</text:p>
          </table:table-cell>
          <table:table-cell office:value-type="float" office:value="88225467">
            <text:p>88225467</text:p>
          </table:table-cell>
          <table:table-cell office:value-type="string">
            <text:p>2012-03-31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3999917381">
            <text:p>239999173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00 g sünnikaaluga enneaegne ( SK 1494 g</text:p>
          </table:table-cell>
          <table:table-cell office:value-type="string">
            <text:p>SK 1494 g</text:p>
          </table:table-cell>
          <table:table-cell office:value-type="string">
            <text:p><text:s/>, GV 30/31 rn )</text:p>
          </table:table-cell>
          <table:table-cell office:value-type="string">
            <text:p>SK</text:p>
          </table:table-cell>
          <table:table-cell office:value-type="float" office:value="1494">
            <text:p>149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60923">
            <text:p>13560923</text:p>
          </table:table-cell>
          <table:table-cell office:value-type="float" office:value="168153250">
            <text:p>168153250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665726">
            <text:p>6730386657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9w5d EDD : 01.06.2013 Kaal : 1427 g</text:p>
          </table:table-cell>
          <table:table-cell office:value-type="string">
            <text:p>Kaal : 1427 g</text:p>
          </table:table-cell>
          <table:table-cell office:value-type="string">
            <text:p>+/-208g</text:p>
          </table:table-cell>
          <table:table-cell office:value-type="string">
            <text:p>Kaal</text:p>
          </table:table-cell>
          <table:table-cell office:value-type="float" office:value="1427">
            <text:p>142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70394">
            <text:p>20270394</text:p>
          </table:table-cell>
          <table:table-cell office:value-type="float" office:value="202969600">
            <text:p>202969600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38028674976">
            <text:p>380286749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aal 1348</text:p>
          </table:table-cell>
          <table:table-cell office:value-type="string">
            <text:p>kaal 1348</text:p>
          </table:table-cell>
          <table:table-cell/>
          <table:table-cell office:value-type="string">
            <text:p>kaal</text:p>
          </table:table-cell>
          <table:table-cell office:value-type="float" office:value="1348">
            <text:p>13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3988">
            <text:p>20203988</text:p>
          </table:table-cell>
          <table:table-cell office:value-type="float" office:value="158938358">
            <text:p>158938358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76399657843">
            <text:p>763996578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 kaal 1334 gr</text:p>
          </table:table-cell>
          <table:table-cell office:value-type="string">
            <text:p>kaal 1334 gr</text:p>
          </table:table-cell>
          <table:table-cell office:value-type="string">
            <text:p><text:s/>) P22</text:p>
          </table:table-cell>
          <table:table-cell office:value-type="string">
            <text:p>kaal</text:p>
          </table:table-cell>
          <table:table-cell office:value-type="float" office:value="1334">
            <text:p>133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46700">
            <text:p>2946700</text:p>
          </table:table-cell>
          <table:table-cell office:value-type="float" office:value="122141889">
            <text:p>122141889</text:p>
          </table:table-cell>
          <table:table-cell office:value-type="string">
            <text:p>2012-05-26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94971483271">
            <text:p>949714832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26+3 RN , SK1232g</text:p>
          </table:table-cell>
          <table:table-cell office:value-type="string">
            <text:p>SK1232g</text:p>
          </table:table-cell>
          <table:table-cell/>
          <table:table-cell office:value-type="string">
            <text:p>SK</text:p>
          </table:table-cell>
          <table:table-cell office:value-type="float" office:value="1232">
            <text:p>123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22213">
            <text:p>6022213</text:p>
          </table:table-cell>
          <table:table-cell office:value-type="float" office:value="83741280">
            <text:p>83741280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64776595011">
            <text:p>647765950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ta enneaegse irdumise tõttu , SK 1160 g</text:p>
          </table:table-cell>
          <table:table-cell office:value-type="string">
            <text:p>SK 1160 g</text:p>
          </table:table-cell>
          <table:table-cell office:value-type="string">
            <text:p><text:s/>, Apgar 5/6 .</text:p>
          </table:table-cell>
          <table:table-cell office:value-type="string">
            <text:p>SK</text:p>
          </table:table-cell>
          <table:table-cell office:value-type="float" office:value="1160">
            <text:p>11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4794">
            <text:p>20014794</text:p>
          </table:table-cell>
          <table:table-cell office:value-type="float" office:value="172645449">
            <text:p>172645449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45275820627">
            <text:p>45275820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enneaegse lapsena 27 + 4 rn ( SK 1070 g</text:p>
          </table:table-cell>
          <table:table-cell office:value-type="string">
            <text:p>SK 1070 g</text:p>
          </table:table-cell>
          <table:table-cell office:value-type="string">
            <text:p><text:s/>, pikkus 35 cm , PÜ 25 cm )</text:p>
          </table:table-cell>
          <table:table-cell office:value-type="string">
            <text:p>SK</text:p>
          </table:table-cell>
          <table:table-cell office:value-type="float" office:value="1070">
            <text:p>10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69682">
            <text:p>15269682</text:p>
          </table:table-cell>
          <table:table-cell office:value-type="float" office:value="184943766">
            <text:p>184943766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058651">
            <text:p>67303905865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etatav kaal 849.39g</text:p>
          </table:table-cell>
          <table:table-cell office:value-type="string">
            <text:p>kaal 849.39g</text:p>
          </table:table-cell>
          <table:table-cell office:value-type="string">
            <text:p><text:s/>+/ - 127.41g</text:p>
          </table:table-cell>
          <table:table-cell office:value-type="string">
            <text:p>kaal</text:p>
          </table:table-cell>
          <table:table-cell office:value-type="float" office:value="849.39">
            <text:p>849,39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27810">
            <text:p>6227810</text:p>
          </table:table-cell>
          <table:table-cell office:value-type="float" office:value="80283269">
            <text:p>80283269</text:p>
          </table:table-cell>
          <table:table-cell office:value-type="string">
            <text:p>2012-01-13</text:p>
          </table:table-cell>
          <table:table-cell office:value-type="string">
            <text:p>S</text:p>
          </table:table-cell>
          <table:table-cell office:value-type="string">
            <text:p>2011-12-21</text:p>
          </table:table-cell>
          <table:table-cell office:value-type="float" office:value="71816640640">
            <text:p>718166406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enneaegsena 28 ras , näd -l , SK 800g</text:p>
          </table:table-cell>
          <table:table-cell office:value-type="string">
            <text:p>SK 800g</text:p>
          </table:table-cell>
          <table:table-cell/>
          <table:table-cell office:value-type="string">
            <text:p>SK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2836">
            <text:p>11172836</text:p>
          </table:table-cell>
          <table:table-cell office:value-type="float" office:value="206543738">
            <text:p>206543738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7275471206">
            <text:p>672754712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enneaegsena SK 710 g</text:p>
          </table:table-cell>
          <table:table-cell office:value-type="string">
            <text:p>SK 710 g</text:p>
          </table:table-cell>
          <table:table-cell office:value-type="string">
            <text:p><text:s/>GN 24+3 , dgn ROP I ou .</text:p>
          </table:table-cell>
          <table:table-cell office:value-type="string">
            <text:p>SK</text:p>
          </table:table-cell>
          <table:table-cell office:value-type="float" office:value="710">
            <text:p>7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82683">
            <text:p>5882683</text:p>
          </table:table-cell>
          <table:table-cell office:value-type="float" office:value="132906602">
            <text:p>132906602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883716147">
            <text:p>17883716147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nnitub tsentraalselt Platsenta kaal 650,0 gr</text:p>
          </table:table-cell>
          <table:table-cell office:value-type="string">
            <text:p>kaal 650,0 gr</text:p>
          </table:table-cell>
          <table:table-cell office:value-type="string">
            <text:p><text:s/>PLATSENTA EI OLE SAADETUD PAT H</text:p>
          </table:table-cell>
          <table:table-cell office:value-type="string">
            <text:p>kaal</text:p>
          </table:table-cell>
          <table:table-cell office:value-type="float" office:value="650">
            <text:p>6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3301">
            <text:p>12623301</text:p>
          </table:table-cell>
          <table:table-cell office:value-type="float" office:value="190496014">
            <text:p>190496014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345424027">
            <text:p>563454240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0w3d EDD : 15.12.2013 Kaal : 357g</text:p>
          </table:table-cell>
          <table:table-cell office:value-type="string">
            <text:p>Kaal : 357g</text:p>
          </table:table-cell>
          <table:table-cell office:value-type="string">
            <text:p>+/-52g</text:p>
          </table:table-cell>
          <table:table-cell office:value-type="string">
            <text:p>Kaal</text:p>
          </table:table-cell>
          <table:table-cell office:value-type="float" office:value="357">
            <text:p>35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8152">
            <text:p>14378152</text:p>
          </table:table-cell>
          <table:table-cell office:value-type="float" office:value="163714661">
            <text:p>163714661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256890267">
            <text:p>342568902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0w0d EDD : 12.07.2013 Kaal : 315g</text:p>
          </table:table-cell>
          <table:table-cell office:value-type="string">
            <text:p>Kaal : 315g</text:p>
          </table:table-cell>
          <table:table-cell office:value-type="string">
            <text:p>+/-46g</text:p>
          </table:table-cell>
          <table:table-cell office:value-type="string">
            <text:p>Kaal</text:p>
          </table:table-cell>
          <table:table-cell office:value-type="float" office:value="315">
            <text:p>31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38527">
            <text:p>12538527</text:p>
          </table:table-cell>
          <table:table-cell office:value-type="float" office:value="210718917">
            <text:p>210718917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742">
            <text:p>673030441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19w5d EDD : 12.04.2014 Kaal : 290g</text:p>
          </table:table-cell>
          <table:table-cell office:value-type="string">
            <text:p>Kaal : 290g</text:p>
          </table:table-cell>
          <table:table-cell office:value-type="string">
            <text:p>+/-42g</text:p>
          </table:table-cell>
          <table:table-cell office:value-type="string">
            <text:p>Kaal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52422">
            <text:p>3952422</text:p>
          </table:table-cell>
          <table:table-cell office:value-type="float" office:value="128138236">
            <text:p>128138236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887991941">
            <text:p>818879919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201kg</text:p>
          </table:table-cell>
          <table:table-cell office:value-type="string">
            <text:p><text:s/>RR200 / 100 Cor toonid regulaar</text:p>
          </table:table-cell>
          <table:table-cell office:value-type="string">
            <text:p>Kehakaal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17772">
            <text:p>3617772</text:p>
          </table:table-cell>
          <table:table-cell office:value-type="float" office:value="153078945">
            <text:p>153078945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524774287">
            <text:p>775247742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- kehakaal 177,6</text:p>
          </table:table-cell>
          <table:table-cell office:value-type="string">
            <text:p>kehakaal 177,6</text:p>
          </table:table-cell>
          <table:table-cell office:value-type="string">
            <text:p><text:s/>… kg , pikkus 176,5 cm</text:p>
          </table:table-cell>
          <table:table-cell office:value-type="string">
            <text:p>kehakaal</text:p>
          </table:table-cell>
          <table:table-cell office:value-type="float" office:value="177.6">
            <text:p>177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50481">
            <text:p>17350481</text:p>
          </table:table-cell>
          <table:table-cell office:value-type="float" office:value="213381313">
            <text:p>21338131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977193587">
            <text:p>34977193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valt ülekaaluline pikkus 156 , kaal 170</text:p>
          </table:table-cell>
          <table:table-cell office:value-type="string">
            <text:p>kaal 170</text:p>
          </table:table-cell>
          <table:table-cell office:value-type="float" office:value="0">
            <text:p>0</text:p>
          </table:table-cell>
          <table:table-cell office:value-type="string">
            <text:p>kaal</text:p>
          </table:table-cell>
          <table:table-cell office:value-type="float" office:value="170">
            <text:p>1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3971">
            <text:p>23073971</text:p>
          </table:table-cell>
          <table:table-cell office:value-type="float" office:value="193623938">
            <text:p>193623938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30353941">
            <text:p>673030353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tus : normosteeniline , pikkus/kaal 164</text:p>
          </table:table-cell>
          <table:table-cell office:value-type="string">
            <text:p>kaal 164</text:p>
          </table:table-cell>
          <table:table-cell office:value-type="string">
            <text:p>/56 KMI 20</text:p>
          </table:table-cell>
          <table:table-cell office:value-type="string">
            <text:p>kaal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4597">
            <text:p>20874597</text:p>
          </table:table-cell>
          <table:table-cell office:value-type="float" office:value="182724281">
            <text:p>18272428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355970">
            <text:p>6730303559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30/80 v s 6,3 mmol l kaal 150 kg</text:p>
          </table:table-cell>
          <table:table-cell office:value-type="string">
            <text:p>kaal 150 kg</text:p>
          </table:table-cell>
          <table:table-cell/>
          <table:table-cell office:value-type="string">
            <text:p>kaal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5986">
            <text:p>14285986</text:p>
          </table:table-cell>
          <table:table-cell office:value-type="float" office:value="211833072">
            <text:p>211833072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33843763052">
            <text:p>338437630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6 cm , Kaal 145 kg</text:p>
          </table:table-cell>
          <table:table-cell office:value-type="string">
            <text:p>Kaal 145 kg</text:p>
          </table:table-cell>
          <table:table-cell office:value-type="string">
            <text:p><text:s/>, KMI 46,8</text:p>
          </table:table-cell>
          <table:table-cell office:value-type="string">
            <text:p>Kaal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78246">
            <text:p>24078246</text:p>
          </table:table-cell>
          <table:table-cell office:value-type="float" office:value="155250102">
            <text:p>155250102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283237881">
            <text:p>542832378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7,5 kg</text:p>
          </table:table-cell>
          <table:table-cell office:value-type="string">
            <text:p><text:s/>, pikkus 166 cm , BMI 50 , vööü</text:p>
          </table:table-cell>
          <table:table-cell office:value-type="string">
            <text:p>Kaal</text:p>
          </table:table-cell>
          <table:table-cell office:value-type="float" office:value="137.5">
            <text:p>137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7412">
            <text:p>6507412</text:p>
          </table:table-cell>
          <table:table-cell office:value-type="float" office:value="145799762">
            <text:p>145799762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677668113">
            <text:p>976776681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0 cm , kaal 135 kg</text:p>
          </table:table-cell>
          <table:table-cell office:value-type="string">
            <text:p>kaal 135 kg</text:p>
          </table:table-cell>
          <table:table-cell office:value-type="string">
            <text:p><text:s/>( KMI 52 ) Kehatemperatuur 36,6</text:p>
          </table:table-cell>
          <table:table-cell office:value-type="string">
            <text:p>kaal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61274">
            <text:p>7961274</text:p>
          </table:table-cell>
          <table:table-cell office:value-type="float" office:value="150064603">
            <text:p>150064603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994510673">
            <text:p>499945106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t kaalub 130kg</text:p>
          </table:table-cell>
          <table:table-cell office:value-type="string">
            <text:p>kaalub 130kg</text:p>
          </table:table-cell>
          <table:table-cell office:value-type="string">
            <text:p><text:s/>, suitsetab 1,5 pakki päevas , </text:p>
          </table:table-cell>
          <table:table-cell office:value-type="string">
            <text:p>kaalub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6586">
            <text:p>12046586</text:p>
          </table:table-cell>
          <table:table-cell office:value-type="float" office:value="213018257">
            <text:p>213018257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34701964326">
            <text:p>347019643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etkel kaalub 129 kg</text:p>
          </table:table-cell>
          <table:table-cell office:value-type="string">
            <text:p>kaalub 129 kg</text:p>
          </table:table-cell>
          <table:table-cell/>
          <table:table-cell office:value-type="string">
            <text:p>kaalub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2130">
            <text:p>23072130</text:p>
          </table:table-cell>
          <table:table-cell office:value-type="float" office:value="206008341">
            <text:p>206008341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46374729289">
            <text:p>463747292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tsioonile , planeeritud LGYBP Kehakaal 127 kg</text:p>
          </table:table-cell>
          <table:table-cell office:value-type="string">
            <text:p>Kehakaal 127 kg</text:p>
          </table:table-cell>
          <table:table-cell office:value-type="string">
            <text:p><text:s/>, pikkus 1180 cm , BMI 39 , vöö</text:p>
          </table:table-cell>
          <table:table-cell office:value-type="string">
            <text:p>Kehakaal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4125">
            <text:p>5824125</text:p>
          </table:table-cell>
          <table:table-cell office:value-type="float" office:value="133150137">
            <text:p>133150137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643031635">
            <text:p>396430316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60/90 mmHg , kaal 125,4 kg</text:p>
          </table:table-cell>
          <table:table-cell office:value-type="string">
            <text:p>kaal 125,4 kg</text:p>
          </table:table-cell>
          <table:table-cell/>
          <table:table-cell office:value-type="string">
            <text:p>kaal</text:p>
          </table:table-cell>
          <table:table-cell office:value-type="float" office:value="125.4">
            <text:p>12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4903">
            <text:p>3624903</text:p>
          </table:table-cell>
          <table:table-cell office:value-type="float" office:value="148958321">
            <text:p>148958321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20755627034">
            <text:p>207556270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5 KG</text:p>
          </table:table-cell>
          <table:table-cell office:value-type="string">
            <text:p><text:s/>BMI 49.0 . pt-le soovitatakse b</text:p>
          </table:table-cell>
          <table:table-cell office:value-type="string">
            <text:p>KAAL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8038">
            <text:p>5788038</text:p>
          </table:table-cell>
          <table:table-cell office:value-type="float" office:value="139568637">
            <text:p>139568637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41338381795">
            <text:p>413383817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172 kaal 125</text:p>
          </table:table-cell>
          <table:table-cell office:value-type="string">
            <text:p>kaal 125</text:p>
          </table:table-cell>
          <table:table-cell office:value-type="string">
            <text:p><text:s/>BMI 40</text:p>
          </table:table-cell>
          <table:table-cell office:value-type="string">
            <text:p>kaal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16678">
            <text:p>20316678</text:p>
          </table:table-cell>
          <table:table-cell office:value-type="float" office:value="208477566">
            <text:p>208477566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86742548692">
            <text:p>86742548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123kg</text:p>
          </table:table-cell>
          <table:table-cell/>
          <table:table-cell office:value-type="string">
            <text:p>Kehakaal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0947">
            <text:p>5580947</text:p>
          </table:table-cell>
          <table:table-cell office:value-type="float" office:value="84133805">
            <text:p>84133805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71377317332">
            <text:p>713773173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2.2012 - Vanus 14a 6k kaal123 kg</text:p>
          </table:table-cell>
          <table:table-cell office:value-type="string">
            <text:p>kaal123 kg</text:p>
          </table:table-cell>
          <table:table-cell office:value-type="string">
            <text:p><text:s/>, pikkus 183 cm , RR 120/80 mmH</text:p>
          </table:table-cell>
          <table:table-cell office:value-type="string">
            <text:p>kaal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20868">
            <text:p>14020868</text:p>
          </table:table-cell>
          <table:table-cell office:value-type="float" office:value="164079364">
            <text:p>164079364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85482426165">
            <text:p>854824261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-lt kaal ca 123</text:p>
          </table:table-cell>
          <table:table-cell office:value-type="string">
            <text:p>kaal ca 123</text:p>
          </table:table-cell>
          <table:table-cell office:value-type="string">
            <text:p><text:s/>cm , pikkus 175 cm</text:p>
          </table:table-cell>
          <table:table-cell office:value-type="string">
            <text:p>kaal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6320">
            <text:p>10576320</text:p>
          </table:table-cell>
          <table:table-cell office:value-type="float" office:value="206751409">
            <text:p>206751409</text:p>
          </table:table-cell>
          <table:table-cell office:value-type="string">
            <text:p>2013-11-03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88505431238">
            <text:p>885054312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122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36777">
            <text:p>6436777</text:p>
          </table:table-cell>
          <table:table-cell office:value-type="float" office:value="125047704">
            <text:p>125047704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740677241">
            <text:p>957406772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20kg</text:p>
          </table:table-cell>
          <table:table-cell office:value-type="string">
            <text:p><text:s/>, pikkus 182cm</text:p>
          </table:table-cell>
          <table:table-cell office:value-type="string">
            <text:p>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82332">
            <text:p>14382332</text:p>
          </table:table-cell>
          <table:table-cell office:value-type="float" office:value="189393520">
            <text:p>189393520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407006">
            <text:p>6730304070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180 cm ja kaalub 120 kg</text:p>
          </table:table-cell>
          <table:table-cell office:value-type="string">
            <text:p>kaalub 120 kg</text:p>
          </table:table-cell>
          <table:table-cell/>
          <table:table-cell office:value-type="string">
            <text:p>kaalub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2626">
            <text:p>23292626</text:p>
          </table:table-cell>
          <table:table-cell office:value-type="float" office:value="183178459">
            <text:p>18317845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19558850281">
            <text:p>195588502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20 kg</text:p>
          </table:table-cell>
          <table:table-cell/>
          <table:table-cell office:value-type="string">
            <text:p>Keha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2998">
            <text:p>8022998</text:p>
          </table:table-cell>
          <table:table-cell office:value-type="float" office:value="152497779">
            <text:p>152497779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15417162681">
            <text:p>154171626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gamise parandamiseks ei kasuta Kehakaal : 120 kg</text:p>
          </table:table-cell>
          <table:table-cell office:value-type="string">
            <text:p>Kehakaal : 120 kg</text:p>
          </table:table-cell>
          <table:table-cell office:value-type="string">
            <text:p><text:s/>kasv : 168 cm ; BMI : 42.5KNKle</text:p>
          </table:table-cell>
          <table:table-cell office:value-type="string">
            <text:p>Keha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50457">
            <text:p>20850457</text:p>
          </table:table-cell>
          <table:table-cell office:value-type="float" office:value="215922469">
            <text:p>215922469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188279828">
            <text:p>66188279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3.10.13 Kaal 118,9kg</text:p>
          </table:table-cell>
          <table:table-cell office:value-type="string">
            <text:p>Kaal 118,9kg</text:p>
          </table:table-cell>
          <table:table-cell office:value-type="string">
            <text:p><text:s/>Liikumist olnud rohkem sellel p</text:p>
          </table:table-cell>
          <table:table-cell office:value-type="string">
            <text:p>Kaal</text:p>
          </table:table-cell>
          <table:table-cell office:value-type="float" office:value="118.9">
            <text:p>118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8449">
            <text:p>23188449</text:p>
          </table:table-cell>
          <table:table-cell office:value-type="float" office:value="210753729">
            <text:p>210753729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45778684381">
            <text:p>457786843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7 kg</text:p>
          </table:table-cell>
          <table:table-cell office:value-type="string">
            <text:p><text:s/>, seega kaalu langus maist siia</text:p>
          </table:table-cell>
          <table:table-cell office:value-type="string">
            <text:p>Kaal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96020">
            <text:p>15296020</text:p>
          </table:table-cell>
          <table:table-cell office:value-type="float" office:value="188386132">
            <text:p>188386132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717085">
            <text:p>67303071708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irjeldus : kaal 117 kg</text:p>
          </table:table-cell>
          <table:table-cell office:value-type="string">
            <text:p>kaal 117 kg</text:p>
          </table:table-cell>
          <table:table-cell office:value-type="string">
            <text:p><text:s/>pikkus 184 cm kehapind 2,38 m2</text:p>
          </table:table-cell>
          <table:table-cell office:value-type="string">
            <text:p>kaal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91955">
            <text:p>15791955</text:p>
          </table:table-cell>
          <table:table-cell office:value-type="float" office:value="172381672">
            <text:p>172381672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372288316">
            <text:p>283722883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 leiu kokkuvõte : Kehakaal 115 kg</text:p>
          </table:table-cell>
          <table:table-cell office:value-type="string">
            <text:p>Kehakaal 115 kg</text:p>
          </table:table-cell>
          <table:table-cell/>
          <table:table-cell office:value-type="string">
            <text:p>Kehakaal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44767">
            <text:p>22144767</text:p>
          </table:table-cell>
          <table:table-cell office:value-type="float" office:value="219295756">
            <text:p>219295756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348415">
            <text:p>673030348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5 kg</text:p>
          </table:table-cell>
          <table:table-cell office:value-type="string">
            <text:p>/pikkus189 , ülekaal 5 aastat</text:p>
          </table:table-cell>
          <table:table-cell office:value-type="string">
            <text:p>Kaal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3620">
            <text:p>6033620</text:p>
          </table:table-cell>
          <table:table-cell office:value-type="float" office:value="90481739">
            <text:p>90481739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461437517">
            <text:p>284614375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, adipoossus ( pikkus 174 cm , kaal 115 kg</text:p>
          </table:table-cell>
          <table:table-cell office:value-type="string">
            <text:p>kaal 115 kg</text:p>
          </table:table-cell>
          <table:table-cell office:value-type="string">
            <text:p><text:s/>, BMI 38,5 ) , sageli esinenud </text:p>
          </table:table-cell>
          <table:table-cell office:value-type="string">
            <text:p>kaal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20356">
            <text:p>18120356</text:p>
          </table:table-cell>
          <table:table-cell office:value-type="float" office:value="188451425">
            <text:p>188451425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595856296">
            <text:p>745958562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äesolevalt kehakaal 115 kg</text:p>
          </table:table-cell>
          <table:table-cell office:value-type="string">
            <text:p>kehakaal 115 kg</text:p>
          </table:table-cell>
          <table:table-cell office:value-type="string">
            <text:p><text:s/>, pikkus 166 cm</text:p>
          </table:table-cell>
          <table:table-cell office:value-type="string">
            <text:p>kehakaal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5281">
            <text:p>23335281</text:p>
          </table:table-cell>
          <table:table-cell office:value-type="float" office:value="209262574">
            <text:p>20926257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53923766215">
            <text:p>539237662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 , kilpnäärme analüüsid samuti Kaal 113.5 kg</text:p>
          </table:table-cell>
          <table:table-cell office:value-type="string">
            <text:p>Kaal 113.5 kg</text:p>
          </table:table-cell>
          <table:table-cell office:value-type="string">
            <text:p><text:s/>; pikkus 176 ; BMI 36.6 Obj : a</text:p>
          </table:table-cell>
          <table:table-cell office:value-type="string">
            <text:p>Kaal</text:p>
          </table:table-cell>
          <table:table-cell office:value-type="float" office:value="113.5">
            <text:p>11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0901">
            <text:p>620901</text:p>
          </table:table-cell>
          <table:table-cell office:value-type="float" office:value="131404900">
            <text:p>131404900</text:p>
          </table:table-cell>
          <table:table-cell office:value-type="string">
            <text:p>2012-07-18</text:p>
          </table:table-cell>
          <table:table-cell office:value-type="string">
            <text:p>S</text:p>
          </table:table-cell>
          <table:table-cell office:value-type="string">
            <text:p>2012-07-09</text:p>
          </table:table-cell>
          <table:table-cell office:value-type="float" office:value="57823419975">
            <text:p>578234199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erituna operatsiooni materjali kaal 113 gramm</text:p>
          </table:table-cell>
          <table:table-cell office:value-type="string">
            <text:p>kaal 113 gramm</text:p>
          </table:table-cell>
          <table:table-cell office:value-type="string">
            <text:p>i</text:p>
          </table:table-cell>
          <table:table-cell office:value-type="string">
            <text:p>kaal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3149">
            <text:p>16763149</text:p>
          </table:table-cell>
          <table:table-cell office:value-type="float" office:value="180116706">
            <text:p>180116706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office:value-type="string">
            <text:p>2013-05-15</text:p>
          </table:table-cell>
          <table:table-cell office:value-type="float" office:value="68371964416">
            <text:p>68371964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ebakorrapärase kujuga koetükid kaaluga 113g</text:p>
          </table:table-cell>
          <table:table-cell office:value-type="string">
            <text:p>kaaluga 113g</text:p>
          </table:table-cell>
          <table:table-cell/>
          <table:table-cell office:value-type="string">
            <text:p>kaaluga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0831">
            <text:p>19870831</text:p>
          </table:table-cell>
          <table:table-cell office:value-type="float" office:value="196779289">
            <text:p>196779289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054457071">
            <text:p>990544570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25-&gt; 112</text:p>
          </table:table-cell>
          <table:table-cell office:value-type="string">
            <text:p>-&gt; 104 kg , kuid diureetilist ra</text:p>
          </table:table-cell>
          <table:table-cell office:value-type="string">
            <text:p>Kehakaal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4586">
            <text:p>18084586</text:p>
          </table:table-cell>
          <table:table-cell office:value-type="float" office:value="176393638">
            <text:p>176393638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4300">
            <text:p>6730305443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Kaal 112 kg</text:p>
          </table:table-cell>
          <table:table-cell office:value-type="string">
            <text:p>Kaal 112 kg</text:p>
          </table:table-cell>
          <table:table-cell office:value-type="string">
            <text:p><text:s/>Pikkus 172 cm Suitsetamine : ei</text:p>
          </table:table-cell>
          <table:table-cell office:value-type="string">
            <text:p>Kaal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41716">
            <text:p>20541716</text:p>
          </table:table-cell>
          <table:table-cell office:value-type="float" office:value="165363349">
            <text:p>165363349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1-10-17</text:p>
          </table:table-cell>
          <table:table-cell office:value-type="float" office:value="62235474511">
            <text:p>62235474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tsioon vajadusel . NB ! ! KEHAKAAL 112 KG</text:p>
          </table:table-cell>
          <table:table-cell office:value-type="string">
            <text:p>KAAL 112 KG</text:p>
          </table:table-cell>
          <table:table-cell office:value-type="string">
            <text:p>-118 KG l</text:p>
          </table:table-cell>
          <table:table-cell office:value-type="string">
            <text:p>KAAL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1215">
            <text:p>20281215</text:p>
          </table:table-cell>
          <table:table-cell office:value-type="float" office:value="214453139">
            <text:p>21445313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5900">
            <text:p>6730303659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9,1kg</text:p>
          </table:table-cell>
          <table:table-cell office:value-type="string">
            <text:p><text:s/>( pikad püksid , pluus ~ 1,5kg </text:p>
          </table:table-cell>
          <table:table-cell office:value-type="string">
            <text:p>Kaal</text:p>
          </table:table-cell>
          <table:table-cell office:value-type="float" office:value="109.1">
            <text:p>109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82885">
            <text:p>20582885</text:p>
          </table:table-cell>
          <table:table-cell office:value-type="float" office:value="169685472">
            <text:p>169685472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80753281028">
            <text:p>807532810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7 kg</text:p>
          </table:table-cell>
          <table:table-cell office:value-type="string">
            <text:p><text:s/>RR 170/90 v s 6,1 mmol l</text:p>
          </table:table-cell>
          <table:table-cell office:value-type="string">
            <text:p>kaal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4820">
            <text:p>5514820</text:p>
          </table:table-cell>
          <table:table-cell office:value-type="float" office:value="83618010">
            <text:p>83618010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543331247">
            <text:p>3754333124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78/99 mmHg , pikkus 176cm , kaal 105 kg</text:p>
          </table:table-cell>
          <table:table-cell office:value-type="string">
            <text:p>kaal 105 kg</text:p>
          </table:table-cell>
          <table:table-cell office:value-type="string">
            <text:p>-&gt; 102 kg , VÖ 111 cm</text:p>
          </table:table-cell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37382">
            <text:p>18037382</text:p>
          </table:table-cell>
          <table:table-cell office:value-type="float" office:value="212679910">
            <text:p>212679910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503052373">
            <text:p>29503052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MI : 40,5 ! - pikkus 161 sm ja kaal 105kg</text:p>
          </table:table-cell>
          <table:table-cell office:value-type="string">
            <text:p>kaal 105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96305">
            <text:p>12496305</text:p>
          </table:table-cell>
          <table:table-cell office:value-type="float" office:value="208019100">
            <text:p>208019100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73030426320">
            <text:p>6730304263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iendavalt : pikkus 165 kg , kaal 105 kg</text:p>
          </table:table-cell>
          <table:table-cell office:value-type="string">
            <text:p>kaal 105 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6237">
            <text:p>936237</text:p>
          </table:table-cell>
          <table:table-cell office:value-type="float" office:value="86028530">
            <text:p>86028530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36147981932">
            <text:p>36147981932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0 cm Kaal 105 kg</text:p>
          </table:table-cell>
          <table:table-cell office:value-type="string">
            <text:p>Kaal 105 kg</text:p>
          </table:table-cell>
          <table:table-cell office:value-type="string">
            <text:p><text:s/>RR mmHg BSA 2,24</text:p>
          </table:table-cell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7185">
            <text:p>18187185</text:p>
          </table:table-cell>
          <table:table-cell office:value-type="float" office:value="192826032">
            <text:p>192826032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8380">
            <text:p>673030478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04,5kg</text:p>
          </table:table-cell>
          <table:table-cell office:value-type="string">
            <text:p><text:s/>( püsib samana )</text:p>
          </table:table-cell>
          <table:table-cell office:value-type="string">
            <text:p>Kaal</text:p>
          </table:table-cell>
          <table:table-cell office:value-type="float" office:value="104.5">
            <text:p>10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3972">
            <text:p>5323972</text:p>
          </table:table-cell>
          <table:table-cell office:value-type="float" office:value="98738598">
            <text:p>98738598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44418649556">
            <text:p>444186495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104kg</text:p>
          </table:table-cell>
          <table:table-cell/>
          <table:table-cell office:value-type="string">
            <text:p>Kaal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98112">
            <text:p>13698112</text:p>
          </table:table-cell>
          <table:table-cell office:value-type="float" office:value="186027786">
            <text:p>186027786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25388777762">
            <text:p>253887777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pikkus 1.70 ; kaal 104</text:p>
          </table:table-cell>
          <table:table-cell office:value-type="string">
            <text:p>kaal 104</text:p>
          </table:table-cell>
          <table:table-cell office:value-type="string">
            <text:p><text:s/>; BMI 33 .</text:p>
          </table:table-cell>
          <table:table-cell office:value-type="string">
            <text:p>kaal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03706">
            <text:p>23603706</text:p>
          </table:table-cell>
          <table:table-cell office:value-type="float" office:value="157077444">
            <text:p>157077444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96149424252">
            <text:p>96149424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0 cm ja kaal 104 kg</text:p>
          </table:table-cell>
          <table:table-cell office:value-type="string">
            <text:p>kaal 104 kg</text:p>
          </table:table-cell>
          <table:table-cell/>
          <table:table-cell office:value-type="string">
            <text:p>kaal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1941">
            <text:p>20591941</text:p>
          </table:table-cell>
          <table:table-cell office:value-type="float" office:value="177597967">
            <text:p>177597967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333280596">
            <text:p>35333280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aatrilisest opist möödas 3kuud Kaal103,4kg</text:p>
          </table:table-cell>
          <table:table-cell office:value-type="string">
            <text:p>Kaal103,4kg</text:p>
          </table:table-cell>
          <table:table-cell office:value-type="string">
            <text:p><text:s/>Omeprasooli tarvitas peale opi </text:p>
          </table:table-cell>
          <table:table-cell office:value-type="string">
            <text:p>Kaal</text:p>
          </table:table-cell>
          <table:table-cell office:value-type="float" office:value="103.4">
            <text:p>103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7755">
            <text:p>4697755</text:p>
          </table:table-cell>
          <table:table-cell office:value-type="float" office:value="135253431">
            <text:p>135253431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74737577838">
            <text:p>747375778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80 cmKaal103 kg</text:p>
          </table:table-cell>
          <table:table-cell office:value-type="string">
            <text:p>Kaal103 kg</text:p>
          </table:table-cell>
          <table:table-cell office:value-type="string">
            <text:p>BMI31,79012346</text:p>
          </table:table-cell>
          <table:table-cell office:value-type="string">
            <text:p>Kaal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1755">
            <text:p>20201755</text:p>
          </table:table-cell>
          <table:table-cell office:value-type="float" office:value="168606978">
            <text:p>168606978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24869560648">
            <text:p>24869560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3.0 KG</text:p>
          </table:table-cell>
          <table:table-cell office:value-type="string">
            <text:p><text:s/>BMI 27.0 , RR 125-80</text:p>
          </table:table-cell>
          <table:table-cell office:value-type="string">
            <text:p>KAAL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89383">
            <text:p>13389383</text:p>
          </table:table-cell>
          <table:table-cell office:value-type="float" office:value="157014245">
            <text:p>157014245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72254211392">
            <text:p>722542113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3kg</text:p>
          </table:table-cell>
          <table:table-cell office:value-type="string">
            <text:p><text:s/>( -1,5kg ) , söögiisu on vähene</text:p>
          </table:table-cell>
          <table:table-cell office:value-type="string">
            <text:p>kaal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3539">
            <text:p>20283539</text:p>
          </table:table-cell>
          <table:table-cell office:value-type="float" office:value="168895672">
            <text:p>168895672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36981813232">
            <text:p>369818132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 kaal 103.0 kg</text:p>
          </table:table-cell>
          <table:table-cell office:value-type="string">
            <text:p>kaal 103.0 kg</text:p>
          </table:table-cell>
          <table:table-cell/>
          <table:table-cell office:value-type="string">
            <text:p>kaal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9379">
            <text:p>5669379</text:p>
          </table:table-cell>
          <table:table-cell office:value-type="float" office:value="148338575">
            <text:p>148338575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54818965421">
            <text:p>548189654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02 kg</text:p>
          </table:table-cell>
          <table:table-cell/>
          <table:table-cell office:value-type="string">
            <text:p>Kaal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56027">
            <text:p>14056027</text:p>
          </table:table-cell>
          <table:table-cell office:value-type="float" office:value="169624338">
            <text:p>16962433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040657794">
            <text:p>680406577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2kg</text:p>
          </table:table-cell>
          <table:table-cell office:value-type="string">
            <text:p><text:s/>20.3.13 Käisime läbi haiguse ol</text:p>
          </table:table-cell>
          <table:table-cell office:value-type="string">
            <text:p>Kaal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75565">
            <text:p>3175565</text:p>
          </table:table-cell>
          <table:table-cell office:value-type="float" office:value="83050524">
            <text:p>83050524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589681205">
            <text:p>555896812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1 kg</text:p>
          </table:table-cell>
          <table:table-cell office:value-type="string">
            <text:p><text:s/>, 104 cm , aasta eest LGSkaebus</text:p>
          </table:table-cell>
          <table:table-cell office:value-type="string">
            <text:p>kaal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87571">
            <text:p>22287571</text:p>
          </table:table-cell>
          <table:table-cell office:value-type="float" office:value="183881492">
            <text:p>18388149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45219286">
            <text:p>6730452192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raseduseelne kaal 94 kg , täna kaal 100 kg</text:p>
          </table:table-cell>
          <table:table-cell office:value-type="string">
            <text:p>kaal 100 kg</text:p>
          </table:table-cell>
          <table:table-cell office:value-type="string">
            <text:p><text:s/>, 22 nädalaga lisandunud 6 kg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97598">
            <text:p>22997598</text:p>
          </table:table-cell>
          <table:table-cell office:value-type="float" office:value="162604540">
            <text:p>162604540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17060193159">
            <text:p>17060193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lt kõrge kõik viimased aastad Kaal 100 kg</text:p>
          </table:table-cell>
          <table:table-cell office:value-type="string">
            <text:p>Kaal 100 kg</text:p>
          </table:table-cell>
          <table:table-cell office:value-type="string">
            <text:p><text:s/>. pikkus 168 cm BMI 35,4 P 2 , 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4614">
            <text:p>18434614</text:p>
          </table:table-cell>
          <table:table-cell office:value-type="float" office:value="179183984">
            <text:p>179183984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678096499">
            <text:p>44678096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egu kaebusteta Objektiivselt : Kaal 98 kg</text:p>
          </table:table-cell>
          <table:table-cell office:value-type="string">
            <text:p>Kaal 98 kg</text:p>
          </table:table-cell>
          <table:table-cell office:value-type="string">
            <text:p><text:s/>Pikkus 182 cm Suitsetamine : ei</text:p>
          </table:table-cell>
          <table:table-cell office:value-type="string">
            <text:p>Kaal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85105">
            <text:p>21885105</text:p>
          </table:table-cell>
          <table:table-cell office:value-type="float" office:value="167098195">
            <text:p>167098195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36545167353">
            <text:p>36545167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8 kg</text:p>
          </table:table-cell>
          <table:table-cell office:value-type="string">
            <text:p><text:s/>. m tsükkel regulaarne Vm 2 mär</text:p>
          </table:table-cell>
          <table:table-cell office:value-type="string">
            <text:p>Kaal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46836">
            <text:p>8746836</text:p>
          </table:table-cell>
          <table:table-cell office:value-type="float" office:value="152079249">
            <text:p>152079249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677679099">
            <text:p>1267767909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uline poiss , kasv 25-50 pts , kaal 97</text:p>
          </table:table-cell>
          <table:table-cell office:value-type="string">
            <text:p>kaal 97</text:p>
          </table:table-cell>
          <table:table-cell office:value-type="string">
            <text:p><text:s/>pts , KMI ülekaalu/adipoossuse </text:p>
          </table:table-cell>
          <table:table-cell office:value-type="string">
            <text:p>kaal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1123">
            <text:p>6711123</text:p>
          </table:table-cell>
          <table:table-cell office:value-type="float" office:value="134113946">
            <text:p>134113946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16</text:p>
          </table:table-cell>
          <table:table-cell office:value-type="float" office:value="49216952613">
            <text:p>492169526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97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2802">
            <text:p>18162802</text:p>
          </table:table-cell>
          <table:table-cell office:value-type="float" office:value="159730383">
            <text:p>159730383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6407">
            <text:p>6730303164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massiindeksi arvutamine , kaal 96 kg</text:p>
          </table:table-cell>
          <table:table-cell office:value-type="string">
            <text:p>kaal 96 kg</text:p>
          </table:table-cell>
          <table:table-cell office:value-type="string">
            <text:p><text:s/>, 161 cm pikkus , KMI 37,0 .</text:p>
          </table:table-cell>
          <table:table-cell office:value-type="string">
            <text:p>kaal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43339">
            <text:p>4043339</text:p>
          </table:table-cell>
          <table:table-cell office:value-type="float" office:value="123613713">
            <text:p>123613713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25223935630">
            <text:p>252239356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88,5cm , kaal-96kg</text:p>
          </table:table-cell>
          <table:table-cell office:value-type="string">
            <text:p>kaal-96kg</text:p>
          </table:table-cell>
          <table:table-cell office:value-type="string">
            <text:p><text:s/>, KMI-27,5RINDKERE JA KÕHUPIIRK</text:p>
          </table:table-cell>
          <table:table-cell office:value-type="string">
            <text:p>kaal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1942">
            <text:p>5691942</text:p>
          </table:table-cell>
          <table:table-cell office:value-type="float" office:value="149507591">
            <text:p>149507591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87221071">
            <text:p>750872210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95,2 kg</text:p>
          </table:table-cell>
          <table:table-cell office:value-type="string">
            <text:p><text:s/>, BMI-39,5 kg/m2 , AD 182/97mmH</text:p>
          </table:table-cell>
          <table:table-cell office:value-type="string">
            <text:p>kaal</text:p>
          </table:table-cell>
          <table:table-cell office:value-type="float" office:value="95.2">
            <text:p>95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0601">
            <text:p>2850601</text:p>
          </table:table-cell>
          <table:table-cell office:value-type="float" office:value="101305020">
            <text:p>101305020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10664413142">
            <text:p>106644131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5 kg</text:p>
          </table:table-cell>
          <table:table-cell office:value-type="string">
            <text:p><text:s/>, pikkus 165 cm Anamneesis 2 sü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1599">
            <text:p>17481599</text:p>
          </table:table-cell>
          <table:table-cell office:value-type="float" office:value="198535676">
            <text:p>198535676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5879">
            <text:p>673030405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4,1</text:p>
          </table:table-cell>
          <table:table-cell office:value-type="string">
            <text:p><text:s/>, pikkus-181 , KMI-28.1</text:p>
          </table:table-cell>
          <table:table-cell office:value-type="string">
            <text:p>Kaal</text:p>
          </table:table-cell>
          <table:table-cell office:value-type="float" office:value="94.1">
            <text:p>9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1158">
            <text:p>1571158</text:p>
          </table:table-cell>
          <table:table-cell office:value-type="float" office:value="122549199">
            <text:p>122549199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208651310">
            <text:p>5520865131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irjeldus : Pikkus 173 cm ; kaal 94 kg</text:p>
          </table:table-cell>
          <table:table-cell office:value-type="string">
            <text:p>kaal 94 kg</text:p>
          </table:table-cell>
          <table:table-cell/>
          <table:table-cell office:value-type="string">
            <text:p>kaal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4915">
            <text:p>20494915</text:p>
          </table:table-cell>
          <table:table-cell office:value-type="float" office:value="213648383">
            <text:p>21364838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51701254630">
            <text:p>51701254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s 4,9 mmol l RR 160/90 kaal 94 kg</text:p>
          </table:table-cell>
          <table:table-cell office:value-type="string">
            <text:p>kaal 94 kg</text:p>
          </table:table-cell>
          <table:table-cell office:value-type="string">
            <text:p><text:s/>pikkus 160 sm BMI 37</text:p>
          </table:table-cell>
          <table:table-cell office:value-type="string">
            <text:p>kaal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80454">
            <text:p>9480454</text:p>
          </table:table-cell>
          <table:table-cell office:value-type="float" office:value="162176405">
            <text:p>162176405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322623343">
            <text:p>713226233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93kg</text:p>
          </table:table-cell>
          <table:table-cell/>
          <table:table-cell office:value-type="string">
            <text:p>Kehakaal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70758">
            <text:p>3770758</text:p>
          </table:table-cell>
          <table:table-cell office:value-type="float" office:value="131816710">
            <text:p>131816710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1-12-15</text:p>
          </table:table-cell>
          <table:table-cell office:value-type="float" office:value="75160161993">
            <text:p>751601619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0 , kaal 92.5</text:p>
          </table:table-cell>
          <table:table-cell office:value-type="string">
            <text:p>kaal 92.5</text:p>
          </table:table-cell>
          <table:table-cell/>
          <table:table-cell office:value-type="string">
            <text:p>kaal</text:p>
          </table:table-cell>
          <table:table-cell office:value-type="float" office:value="92.5">
            <text:p>92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18737">
            <text:p>6518737</text:p>
          </table:table-cell>
          <table:table-cell office:value-type="float" office:value="120817178">
            <text:p>120817178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2098120677">
            <text:p>9209812067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2.3 kg</text:p>
          </table:table-cell>
          <table:table-cell office:value-type="string">
            <text:p><text:s/>, pikkus 177cm</text:p>
          </table:table-cell>
          <table:table-cell office:value-type="string">
            <text:p>Kaal</text:p>
          </table:table-cell>
          <table:table-cell office:value-type="float" office:value="92.3">
            <text:p>92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7476">
            <text:p>20337476</text:p>
          </table:table-cell>
          <table:table-cell office:value-type="float" office:value="172193467">
            <text:p>172193467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018167043">
            <text:p>71018167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92,0 ( -0,3 - 2näd ) kg</text:p>
          </table:table-cell>
          <table:table-cell/>
          <table:table-cell office:value-type="string">
            <text:p>Kaal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9112">
            <text:p>10649112</text:p>
          </table:table-cell>
          <table:table-cell office:value-type="float" office:value="183506832">
            <text:p>183506832</text:p>
          </table:table-cell>
          <table:table-cell office:value-type="string">
            <text:p>2013-06-1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3032645452">
            <text:p>6730326454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1,6</text:p>
          </table:table-cell>
          <table:table-cell office:value-type="string">
            <text:p><text:s/>iive 1,0 .</text:p>
          </table:table-cell>
          <table:table-cell office:value-type="string">
            <text:p>Kaal</text:p>
          </table:table-cell>
          <table:table-cell office:value-type="float" office:value="91.6">
            <text:p>9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38324">
            <text:p>14438324</text:p>
          </table:table-cell>
          <table:table-cell office:value-type="float" office:value="169549314">
            <text:p>16954931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50434238682">
            <text:p>504342386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1,5 kg</text:p>
          </table:table-cell>
          <table:table-cell office:value-type="string">
            <text:p><text:s/>( + 5,51 kuuga ) Nõustatud toit</text:p>
          </table:table-cell>
          <table:table-cell office:value-type="string">
            <text:p>Kaal</text:p>
          </table:table-cell>
          <table:table-cell office:value-type="float" office:value="91.5">
            <text:p>9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0333">
            <text:p>23830333</text:p>
          </table:table-cell>
          <table:table-cell office:value-type="float" office:value="188602026">
            <text:p>188602026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21956439626">
            <text:p>21956439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1,4 kg</text:p>
          </table:table-cell>
          <table:table-cell office:value-type="string">
            <text:p><text:s/>, iive + 2,7 kg</text:p>
          </table:table-cell>
          <table:table-cell office:value-type="string">
            <text:p>Kaal</text:p>
          </table:table-cell>
          <table:table-cell office:value-type="float" office:value="91.4">
            <text:p>91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30149">
            <text:p>2930149</text:p>
          </table:table-cell>
          <table:table-cell office:value-type="float" office:value="123525445">
            <text:p>12352544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45338894734">
            <text:p>453388947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soovit tõsta füüsiline koormus kaal 91.0 kg</text:p>
          </table:table-cell>
          <table:table-cell office:value-type="string">
            <text:p>kaal 91.0 kg</text:p>
          </table:table-cell>
          <table:table-cell office:value-type="string">
            <text:p><text:s/>, bmi 32.0 , rr 130-80 .</text:p>
          </table:table-cell>
          <table:table-cell office:value-type="string">
            <text:p>kaal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353">
            <text:p>1675353</text:p>
          </table:table-cell>
          <table:table-cell office:value-type="float" office:value="144196730">
            <text:p>144196730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065744156">
            <text:p>2206574415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90kg</text:p>
          </table:table-cell>
          <table:table-cell office:value-type="string">
            <text:p><text:s/>, pikkus : 170cm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4430">
            <text:p>10234430</text:p>
          </table:table-cell>
          <table:table-cell office:value-type="float" office:value="175031273">
            <text:p>175031273</text:p>
          </table:table-cell>
          <table:table-cell office:value-type="string">
            <text:p>2013-05-01</text:p>
          </table:table-cell>
          <table:table-cell office:value-type="string">
            <text:p>S</text:p>
          </table:table-cell>
          <table:table-cell office:value-type="string">
            <text:p>2013-04-25</text:p>
          </table:table-cell>
          <table:table-cell office:value-type="float" office:value="65453582419">
            <text:p>654535824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90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5797">
            <text:p>13365797</text:p>
          </table:table-cell>
          <table:table-cell office:value-type="float" office:value="155242752">
            <text:p>155242752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2812964288">
            <text:p>628129642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70 cmKaal90 kg</text:p>
          </table:table-cell>
          <table:table-cell office:value-type="string">
            <text:p>Kaal90 kg</text:p>
          </table:table-cell>
          <table:table-cell office:value-type="string">
            <text:p>BMI31,14186851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17385">
            <text:p>7217385</text:p>
          </table:table-cell>
          <table:table-cell office:value-type="float" office:value="126795261">
            <text:p>126795261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58345212897">
            <text:p>583452128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M EKS Pikkus174 cmKaal90 kg</text:p>
          </table:table-cell>
          <table:table-cell office:value-type="string">
            <text:p>Kaal90 kg</text:p>
          </table:table-cell>
          <table:table-cell office:value-type="string">
            <text:p>BMI29,72651605 Südamerütm SR fr7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1959">
            <text:p>20521959</text:p>
          </table:table-cell>
          <table:table-cell office:value-type="float" office:value="176531779">
            <text:p>176531779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2317">
            <text:p>6730303223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e pat ei tea ; Objektiivselt : kaal 90</text:p>
          </table:table-cell>
          <table:table-cell office:value-type="string">
            <text:p>kaal 90</text:p>
          </table:table-cell>
          <table:table-cell office:value-type="string">
            <text:p><text:s/>; pikkus 1.88 ; BMI 25 ; hammas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24265">
            <text:p>10724265</text:p>
          </table:table-cell>
          <table:table-cell office:value-type="float" office:value="160471839">
            <text:p>160471839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49251228904">
            <text:p>492512289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- 89,1 kg</text:p>
          </table:table-cell>
          <table:table-cell office:value-type="string">
            <text:p><text:s/>; KMI 25,2 ; keha rasvaprotsent</text:p>
          </table:table-cell>
          <table:table-cell office:value-type="string">
            <text:p>Kehakaal</text:p>
          </table:table-cell>
          <table:table-cell office:value-type="float" office:value="89.1">
            <text:p>89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9698">
            <text:p>15839698</text:p>
          </table:table-cell>
          <table:table-cell office:value-type="float" office:value="174702119">
            <text:p>174702119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152148186">
            <text:p>691521481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on kehakaalu tõus olnud 10kg , kaalub 89kg</text:p>
          </table:table-cell>
          <table:table-cell office:value-type="string">
            <text:p>kaalub 89kg</text:p>
          </table:table-cell>
          <table:table-cell/>
          <table:table-cell office:value-type="string">
            <text:p>kaalub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5563">
            <text:p>24475563</text:p>
          </table:table-cell>
          <table:table-cell office:value-type="float" office:value="197803179">
            <text:p>197803179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419643">
            <text:p>673030419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detud kehakaal 88,4 kg</text:p>
          </table:table-cell>
          <table:table-cell office:value-type="string">
            <text:p>kehakaal 88,4 kg</text:p>
          </table:table-cell>
          <table:table-cell office:value-type="string">
            <text:p><text:s/>, KMI 29,5 , RP 31,1 % , VÜ 101</text:p>
          </table:table-cell>
          <table:table-cell office:value-type="string">
            <text:p>kehakaal</text:p>
          </table:table-cell>
          <table:table-cell office:value-type="float" office:value="88.4">
            <text:p>8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935">
            <text:p>21920935</text:p>
          </table:table-cell>
          <table:table-cell office:value-type="float" office:value="160679758">
            <text:p>160679758</text:p>
          </table:table-cell>
          <table:table-cell office:value-type="string">
            <text:p>2013-02-02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80558051173">
            <text:p>805580511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8 kg</text:p>
          </table:table-cell>
          <table:table-cell/>
          <table:table-cell office:value-type="string">
            <text:p>Kaal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53900">
            <text:p>24153900</text:p>
          </table:table-cell>
          <table:table-cell office:value-type="float" office:value="157711998">
            <text:p>15771199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13947141818">
            <text:p>13947141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8kg</text:p>
          </table:table-cell>
          <table:table-cell office:value-type="string">
            <text:p><text:s/>( + 3 )</text:p>
          </table:table-cell>
          <table:table-cell office:value-type="string">
            <text:p>Kehakaal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94107">
            <text:p>20794107</text:p>
          </table:table-cell>
          <table:table-cell office:value-type="float" office:value="167471902">
            <text:p>167471902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57397883673">
            <text:p>57397883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m 03.01 P - 167 , kaal - 88 kg</text:p>
          </table:table-cell>
          <table:table-cell office:value-type="string">
            <text:p>kaal - 88 kg</text:p>
          </table:table-cell>
          <table:table-cell office:value-type="string">
            <text:p><text:s/>( kaal tuli juurde viimase aast</text:p>
          </table:table-cell>
          <table:table-cell office:value-type="string">
            <text:p>kaal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3534">
            <text:p>21993534</text:p>
          </table:table-cell>
          <table:table-cell office:value-type="float" office:value="170584243">
            <text:p>170584243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0-11-11</text:p>
          </table:table-cell>
          <table:table-cell office:value-type="float" office:value="673030395241">
            <text:p>6730303952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80cm , kaal-87kg</text:p>
          </table:table-cell>
          <table:table-cell office:value-type="string">
            <text:p>kaal-87kg</text:p>
          </table:table-cell>
          <table:table-cell office:value-type="string">
            <text:p><text:s/>, KMI-27,3RINDKERE JA KÕHUPIIRK</text:p>
          </table:table-cell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1419">
            <text:p>5651419</text:p>
          </table:table-cell>
          <table:table-cell office:value-type="float" office:value="153601085">
            <text:p>153601085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1-06-06</text:p>
          </table:table-cell>
          <table:table-cell office:value-type="float" office:value="71116068303">
            <text:p>711160683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6,8kg</text:p>
          </table:table-cell>
          <table:table-cell/>
          <table:table-cell office:value-type="string">
            <text:p>kaal</text:p>
          </table:table-cell>
          <table:table-cell office:value-type="float" office:value="86.8">
            <text:p>86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5131">
            <text:p>5465131</text:p>
          </table:table-cell>
          <table:table-cell office:value-type="float" office:value="90291322">
            <text:p>90291322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81944443">
            <text:p>308819444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6kg</text:p>
          </table:table-cell>
          <table:table-cell office:value-type="string">
            <text:p><text:s/>, pikkus 179sm , KMI 26</text:p>
          </table:table-cell>
          <table:table-cell office:value-type="string">
            <text:p>Kehakaal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14234">
            <text:p>12214234</text:p>
          </table:table-cell>
          <table:table-cell office:value-type="float" office:value="204547612">
            <text:p>204547612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54916941709">
            <text:p>549169417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6 kg</text:p>
          </table:table-cell>
          <table:table-cell/>
          <table:table-cell office:value-type="string">
            <text:p>Kaal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6697">
            <text:p>18096697</text:p>
          </table:table-cell>
          <table:table-cell office:value-type="float" office:value="199882095">
            <text:p>199882095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081174550">
            <text:p>810811745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5,4kg</text:p>
          </table:table-cell>
          <table:table-cell/>
          <table:table-cell office:value-type="string">
            <text:p>Kaal</text:p>
          </table:table-cell>
          <table:table-cell office:value-type="float" office:value="85.4">
            <text:p>8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3862">
            <text:p>2613862</text:p>
          </table:table-cell>
          <table:table-cell office:value-type="float" office:value="145436527">
            <text:p>145436527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483239975">
            <text:p>684832399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Kaal 85 kg</text:p>
          </table:table-cell>
          <table:table-cell office:value-type="string">
            <text:p>Kaal 85 kg</text:p>
          </table:table-cell>
          <table:table-cell office:value-type="string">
            <text:p><text:s/>Pikkus 185 cm Suitsetamine : ei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24083">
            <text:p>20824083</text:p>
          </table:table-cell>
          <table:table-cell office:value-type="float" office:value="171009370">
            <text:p>171009370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306940018">
            <text:p>28306940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pikkus 1.75 ; kaal 85</text:p>
          </table:table-cell>
          <table:table-cell office:value-type="string">
            <text:p>kaal 85</text:p>
          </table:table-cell>
          <table:table-cell office:value-type="string">
            <text:p><text:s/>; BMI 28 ; mõõdukas kaela ja ke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3230">
            <text:p>22013230</text:p>
          </table:table-cell>
          <table:table-cell office:value-type="float" office:value="205987391">
            <text:p>205987391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79410428396">
            <text:p>79410428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50/90 mmHg , kaal 85 kg</text:p>
          </table:table-cell>
          <table:table-cell office:value-type="string">
            <text:p>kaal 85 kg</text:p>
          </table:table-cell>
          <table:table-cell office:value-type="string">
            <text:p><text:s/>, pikkus 162 cm ( BMI 32,4 )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4680">
            <text:p>24674680</text:p>
          </table:table-cell>
          <table:table-cell office:value-type="float" office:value="157703365">
            <text:p>157703365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28973475154">
            <text:p>28973475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5 kg</text:p>
          </table:table-cell>
          <table:table-cell/>
          <table:table-cell office:value-type="string">
            <text:p>Keha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7532">
            <text:p>5447532</text:p>
          </table:table-cell>
          <table:table-cell office:value-type="float" office:value="81393664">
            <text:p>8139366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671231022">
            <text:p>906712310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8 cm , kaal 85 kg</text:p>
          </table:table-cell>
          <table:table-cell office:value-type="string">
            <text:p>kaal 85 kg</text:p>
          </table:table-cell>
          <table:table-cell/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40073">
            <text:p>9840073</text:p>
          </table:table-cell>
          <table:table-cell office:value-type="float" office:value="198440747">
            <text:p>198440747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179475">
            <text:p>6730361794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4,4 kg</text:p>
          </table:table-cell>
          <table:table-cell office:value-type="string">
            <text:p><text:s/>, pikkus 160 cm</text:p>
          </table:table-cell>
          <table:table-cell office:value-type="string">
            <text:p>Kaal</text:p>
          </table:table-cell>
          <table:table-cell office:value-type="float" office:value="84.4">
            <text:p>84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0448">
            <text:p>5690448</text:p>
          </table:table-cell>
          <table:table-cell office:value-type="float" office:value="146260974">
            <text:p>146260974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56227789478">
            <text:p>562277894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3 kg</text:p>
          </table:table-cell>
          <table:table-cell/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4816">
            <text:p>4974816</text:p>
          </table:table-cell>
          <table:table-cell office:value-type="float" office:value="137448127">
            <text:p>137448127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28772940905">
            <text:p>287729409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85 cmKaal83 kg</text:p>
          </table:table-cell>
          <table:table-cell office:value-type="string">
            <text:p>Kaal83 kg</text:p>
          </table:table-cell>
          <table:table-cell office:value-type="string">
            <text:p>BMI24,25127831</text:p>
          </table:table-cell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2327">
            <text:p>14632327</text:p>
          </table:table-cell>
          <table:table-cell office:value-type="float" office:value="157030021">
            <text:p>157030021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1-11-22</text:p>
          </table:table-cell>
          <table:table-cell office:value-type="float" office:value="42370861580">
            <text:p>423708615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2,5 kg</text:p>
          </table:table-cell>
          <table:table-cell office:value-type="string">
            <text:p><text:s/>RR 130/85 s/d</text:p>
          </table:table-cell>
          <table:table-cell office:value-type="string">
            <text:p>Kaal</text:p>
          </table:table-cell>
          <table:table-cell office:value-type="float" office:value="82.5">
            <text:p>8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9580">
            <text:p>21519580</text:p>
          </table:table-cell>
          <table:table-cell office:value-type="float" office:value="214164159">
            <text:p>214164159</text:p>
          </table:table-cell>
          <table:table-cell office:value-type="string">
            <text:p>2013-12-07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46099992647">
            <text:p>460999926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82,4</text:p>
          </table:table-cell>
          <table:table-cell/>
          <table:table-cell office:value-type="string">
            <text:p>Kaal</text:p>
          </table:table-cell>
          <table:table-cell office:value-type="float" office:value="82.4">
            <text:p>82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6537">
            <text:p>6596537</text:p>
          </table:table-cell>
          <table:table-cell office:value-type="float" office:value="148118839">
            <text:p>148118839</text:p>
          </table:table-cell>
          <table:table-cell office:value-type="string">
            <text:p>2012-11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043669883">
            <text:p>1904366988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ne leid : Kehakaal : 82 kg</text:p>
          </table:table-cell>
          <table:table-cell office:value-type="string">
            <text:p>Kehakaal : 82 kg</text:p>
          </table:table-cell>
          <table:table-cell office:value-type="string">
            <text:p><text:s/>, pikkus : 182 cm</text:p>
          </table:table-cell>
          <table:table-cell office:value-type="string">
            <text:p>Keha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9583">
            <text:p>5489583</text:p>
          </table:table-cell>
          <table:table-cell office:value-type="float" office:value="80304460">
            <text:p>80304460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99963824558">
            <text:p>9996382455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2 kg</text:p>
          </table:table-cell>
          <table:table-cell/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72561">
            <text:p>5972561</text:p>
          </table:table-cell>
          <table:table-cell office:value-type="float" office:value="128300922">
            <text:p>128300922</text:p>
          </table:table-cell>
          <table:table-cell office:value-type="string">
            <text:p>2012-07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5050626528">
            <text:p>7505062652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 asteeniline , pikkus 176 cm , kehakaal 82 kg</text:p>
          </table:table-cell>
          <table:table-cell office:value-type="string">
            <text:p>kehakaal 82 kg</text:p>
          </table:table-cell>
          <table:table-cell/>
          <table:table-cell office:value-type="string">
            <text:p>keha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3834">
            <text:p>3003834</text:p>
          </table:table-cell>
          <table:table-cell office:value-type="float" office:value="121866642">
            <text:p>121866642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1-12-20</text:p>
          </table:table-cell>
          <table:table-cell office:value-type="float" office:value="71385885425">
            <text:p>713858854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 kg</text:p>
          </table:table-cell>
          <table:table-cell office:value-type="string">
            <text:p><text:s/>v s 11,9 mmol l</text:p>
          </table:table-cell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4942">
            <text:p>21094942</text:p>
          </table:table-cell>
          <table:table-cell office:value-type="float" office:value="192540109">
            <text:p>192540109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113469">
            <text:p>673042113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80,9 ( + 3,9 - 3näd ) kg</text:p>
          </table:table-cell>
          <table:table-cell/>
          <table:table-cell office:value-type="string">
            <text:p>Kaal</text:p>
          </table:table-cell>
          <table:table-cell office:value-type="float" office:value="80.9">
            <text:p>80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67056">
            <text:p>9967056</text:p>
          </table:table-cell>
          <table:table-cell office:value-type="float" office:value="167616978">
            <text:p>167616978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783617879">
            <text:p>877836178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el : adipoosne naispatsient , kaal 80,4</text:p>
          </table:table-cell>
          <table:table-cell office:value-type="string">
            <text:p>kaal 80,4</text:p>
          </table:table-cell>
          <table:table-cell office:value-type="string">
            <text:p><text:s/>kilo , pikkus 158 cm</text:p>
          </table:table-cell>
          <table:table-cell office:value-type="string">
            <text:p>kaal</text:p>
          </table:table-cell>
          <table:table-cell office:value-type="float" office:value="80.4">
            <text:p>80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53403">
            <text:p>9053403</text:p>
          </table:table-cell>
          <table:table-cell office:value-type="float" office:value="205687605">
            <text:p>20568760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843208">
            <text:p>67303384320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 164 cm Kaal 80 kg</text:p>
          </table:table-cell>
          <table:table-cell office:value-type="string">
            <text:p>Kaal 80 kg</text:p>
          </table:table-cell>
          <table:table-cell office:value-type="string">
            <text:p><text:s/>BMI 29,74419988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16603">
            <text:p>15216603</text:p>
          </table:table-cell>
          <table:table-cell office:value-type="float" office:value="197092555">
            <text:p>197092555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2294247955">
            <text:p>4229424795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I Prostata kaaluga 80g</text:p>
          </table:table-cell>
          <table:table-cell office:value-type="string">
            <text:p>kaaluga 80g</text:p>
          </table:table-cell>
          <table:table-cell office:value-type="string">
            <text:p><text:s/>ja suurusega 4,7x5x4cm</text:p>
          </table:table-cell>
          <table:table-cell office:value-type="string">
            <text:p>kaaluga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2480">
            <text:p>2132480</text:p>
          </table:table-cell>
          <table:table-cell office:value-type="float" office:value="82793040">
            <text:p>82793040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527964057">
            <text:p>115279640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- 180 cm , kaal - 80 kg</text:p>
          </table:table-cell>
          <table:table-cell office:value-type="string">
            <text:p>kaal - 80 kg</text:p>
          </table:table-cell>
          <table:table-cell/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6746">
            <text:p>816746</text:p>
          </table:table-cell>
          <table:table-cell office:value-type="float" office:value="125065996">
            <text:p>125065996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124023750">
            <text:p>5712402375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GNOOS M HYPERT CARD Pikkus167 cmKaal80 kg</text:p>
          </table:table-cell>
          <table:table-cell office:value-type="string">
            <text:p>Kaal80 kg</text:p>
          </table:table-cell>
          <table:table-cell office:value-type="string">
            <text:p>BMI28,68514468 Südamerütm SR fr7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5438">
            <text:p>7785438</text:p>
          </table:table-cell>
          <table:table-cell office:value-type="float" office:value="81013110">
            <text:p>81013110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39884387296">
            <text:p>398843872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vusega , puhtad Pikkus 102cm , kaal-80kg</text:p>
          </table:table-cell>
          <table:table-cell office:value-type="string">
            <text:p>kaal-80kg</text:p>
          </table:table-cell>
          <table:table-cell office:value-type="string">
            <text:p><text:s/>, KMI-25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1283">
            <text:p>18631283</text:p>
          </table:table-cell>
          <table:table-cell office:value-type="float" office:value="210796044">
            <text:p>210796044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3302">
            <text:p>673030433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Kaal 80 kg</text:p>
          </table:table-cell>
          <table:table-cell office:value-type="string">
            <text:p>Kaal 80 kg</text:p>
          </table:table-cell>
          <table:table-cell office:value-type="string">
            <text:p><text:s/>Pikkus 178 cm Suitsetamine : ja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84618">
            <text:p>3684618</text:p>
          </table:table-cell>
          <table:table-cell office:value-type="float" office:value="137769705">
            <text:p>137769705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28896571991">
            <text:p>288965719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184cm , kaal 79 kg</text:p>
          </table:table-cell>
          <table:table-cell office:value-type="string">
            <text:p>kaal 79 kg</text:p>
          </table:table-cell>
          <table:table-cell office:value-type="string">
            <text:p><text:s/>Cor 70/min ekstrasüstolid RR 14</text:p>
          </table:table-cell>
          <table:table-cell office:value-type="string">
            <text:p>kaa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7372">
            <text:p>5467372</text:p>
          </table:table-cell>
          <table:table-cell office:value-type="float" office:value="80828632">
            <text:p>80828632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58065972135">
            <text:p>580659721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1.01.2012 - kaal 79,0kg</text:p>
          </table:table-cell>
          <table:table-cell office:value-type="string">
            <text:p>kaal 79,0kg</text:p>
          </table:table-cell>
          <table:table-cell office:value-type="string">
            <text:p><text:s/>pikkus 175cm</text:p>
          </table:table-cell>
          <table:table-cell office:value-type="string">
            <text:p>kaa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12052">
            <text:p>15212052</text:p>
          </table:table-cell>
          <table:table-cell office:value-type="float" office:value="203117211">
            <text:p>203117211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263845">
            <text:p>67304326384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: 108,6 kg ( 97 pt kaal 78 kg</text:p>
          </table:table-cell>
          <table:table-cell office:value-type="string">
            <text:p>kaal 78 kg</text:p>
          </table:table-cell>
          <table:table-cell office:value-type="string">
            <text:p><text:s/>)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90697">
            <text:p>24290697</text:p>
          </table:table-cell>
          <table:table-cell office:value-type="float" office:value="163693750">
            <text:p>163693750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673035868849">
            <text:p>673035868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8 kg</text:p>
          </table:table-cell>
          <table:table-cell office:value-type="string">
            <text:p><text:s/>, vahepeal kaalus 110 kg , Noor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87264">
            <text:p>20387264</text:p>
          </table:table-cell>
          <table:table-cell office:value-type="float" office:value="158840988">
            <text:p>158840988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30619356753">
            <text:p>306193567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78 kg</text:p>
          </table:table-cell>
          <table:table-cell office:value-type="string">
            <text:p>Kaal 78 kg</text:p>
          </table:table-cell>
          <table:table-cell/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30021">
            <text:p>14430021</text:p>
          </table:table-cell>
          <table:table-cell office:value-type="float" office:value="216568661">
            <text:p>216568661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55147714023">
            <text:p>551477140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lisada asatiopriin 2,5 mg/kg : kehakaal 78 kg</text:p>
          </table:table-cell>
          <table:table-cell office:value-type="string">
            <text:p>kehakaal 78 kg</text:p>
          </table:table-cell>
          <table:table-cell/>
          <table:table-cell office:value-type="string">
            <text:p>keha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6169">
            <text:p>21606169</text:p>
          </table:table-cell>
          <table:table-cell office:value-type="float" office:value="201608464">
            <text:p>201608464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41684694">
            <text:p>6730416846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7,9 kg</text:p>
          </table:table-cell>
          <table:table-cell office:value-type="string">
            <text:p><text:s/>, langus -0,1 .</text:p>
          </table:table-cell>
          <table:table-cell office:value-type="string">
            <text:p>Kaal</text:p>
          </table:table-cell>
          <table:table-cell office:value-type="float" office:value="77.9">
            <text:p>77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11560">
            <text:p>20511560</text:p>
          </table:table-cell>
          <table:table-cell office:value-type="float" office:value="160045660">
            <text:p>160045660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94404280252">
            <text:p>944042802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77,8 ( + 3,3 - 4näd ) kg</text:p>
          </table:table-cell>
          <table:table-cell/>
          <table:table-cell office:value-type="string">
            <text:p>Kaal</text:p>
          </table:table-cell>
          <table:table-cell office:value-type="float" office:value="77.8">
            <text:p>77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71800">
            <text:p>4571800</text:p>
          </table:table-cell>
          <table:table-cell office:value-type="float" office:value="85885042">
            <text:p>85885042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61880965164">
            <text:p>618809651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g veidi punetav Pikkus-176cm , kaal-77kg</text:p>
          </table:table-cell>
          <table:table-cell office:value-type="string">
            <text:p>kaal-77kg</text:p>
          </table:table-cell>
          <table:table-cell office:value-type="string">
            <text:p><text:s/>, KMI-25,5RINDKERE JA KÕHUPIIRK</text:p>
          </table:table-cell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14772">
            <text:p>15114772</text:p>
          </table:table-cell>
          <table:table-cell office:value-type="float" office:value="172877094">
            <text:p>172877094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198544417">
            <text:p>76198544417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reparaadi kaal 77 g</text:p>
          </table:table-cell>
          <table:table-cell office:value-type="string">
            <text:p>kaal 77 g</text:p>
          </table:table-cell>
          <table:table-cell/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8425">
            <text:p>5328425</text:p>
          </table:table-cell>
          <table:table-cell office:value-type="float" office:value="123207161">
            <text:p>12320716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77253948147">
            <text:p>7725394814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181 cm , kaal 77 kg</text:p>
          </table:table-cell>
          <table:table-cell office:value-type="string">
            <text:p>kaal 77 kg</text:p>
          </table:table-cell>
          <table:table-cell/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9420">
            <text:p>5749420</text:p>
          </table:table-cell>
          <table:table-cell office:value-type="float" office:value="142553836">
            <text:p>142553836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78399364856">
            <text:p>783993648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ebusteta pal-l pehme , valutu kaal 77kg</text:p>
          </table:table-cell>
          <table:table-cell office:value-type="string">
            <text:p>kaal 77kg</text:p>
          </table:table-cell>
          <table:table-cell office:value-type="string">
            <text:p><text:s/>pikkus 156cm</text:p>
          </table:table-cell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5528">
            <text:p>5455528</text:p>
          </table:table-cell>
          <table:table-cell office:value-type="float" office:value="88140398">
            <text:p>88140398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72578685085">
            <text:p>725786850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.01.2012 - Obj - 158 sm pikk , kaal 77 kg</text:p>
          </table:table-cell>
          <table:table-cell office:value-type="string">
            <text:p>kaal 77 kg</text:p>
          </table:table-cell>
          <table:table-cell/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96977">
            <text:p>8696977</text:p>
          </table:table-cell>
          <table:table-cell office:value-type="float" office:value="145840135">
            <text:p>145840135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18411325852">
            <text:p>184113258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5,4 cm , kaal 76,0kg</text:p>
          </table:table-cell>
          <table:table-cell office:value-type="string">
            <text:p>kaal 76,0kg</text:p>
          </table:table-cell>
          <table:table-cell/>
          <table:table-cell office:value-type="string">
            <text:p>kaal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58971">
            <text:p>22158971</text:p>
          </table:table-cell>
          <table:table-cell office:value-type="float" office:value="184930707">
            <text:p>18493070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43747288">
            <text:p>673043747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,4 kg</text:p>
          </table:table-cell>
          <table:table-cell office:value-type="string">
            <text:p><text:s/>, kaaluiive 0,3 ; seoses vähese</text:p>
          </table:table-cell>
          <table:table-cell office:value-type="string">
            <text:p>Kaal</text:p>
          </table:table-cell>
          <table:table-cell office:value-type="float" office:value="75.4">
            <text:p>7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50328">
            <text:p>21350328</text:p>
          </table:table-cell>
          <table:table-cell office:value-type="float" office:value="204394486">
            <text:p>20439448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955665573">
            <text:p>899556655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FSH : LH 1 : 3 . 153,5cm pikkus kehakaal 75,2</text:p>
          </table:table-cell>
          <table:table-cell office:value-type="string">
            <text:p>kehakaal 75,2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75.2">
            <text:p>7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1777">
            <text:p>21581777</text:p>
          </table:table-cell>
          <table:table-cell office:value-type="float" office:value="185051382">
            <text:p>185051382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45797083468">
            <text:p>45797083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75kg</text:p>
          </table:table-cell>
          <table:table-cell office:value-type="string">
            <text:p><text:s/>( kaaluiive 3nädala jooksul + 0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1621">
            <text:p>5801621</text:p>
          </table:table-cell>
          <table:table-cell office:value-type="float" office:value="136991635">
            <text:p>136991635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634288649">
            <text:p>306342886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haleid : pikkus 163,5cm , kaal 75kg</text:p>
          </table:table-cell>
          <table:table-cell office:value-type="string">
            <text:p>kaal 75kg</text:p>
          </table:table-cell>
          <table:table-cell office:value-type="string">
            <text:p><text:s/>, BMI 28 .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1520">
            <text:p>5581520</text:p>
          </table:table-cell>
          <table:table-cell office:value-type="float" office:value="82646414">
            <text:p>82646414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371717112">
            <text:p>293717171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 kg</text:p>
          </table:table-cell>
          <table:table-cell office:value-type="string">
            <text:p><text:s/>, pikkus 166cm , normosteenik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94197">
            <text:p>21294197</text:p>
          </table:table-cell>
          <table:table-cell office:value-type="float" office:value="173243029">
            <text:p>173243029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2223277356">
            <text:p>622232773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75kg</text:p>
          </table:table-cell>
          <table:table-cell office:value-type="string">
            <text:p>kaal 75kg</text:p>
          </table:table-cell>
          <table:table-cell office:value-type="string">
            <text:p><text:s/>, kasv 176cm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2608">
            <text:p>17792608</text:p>
          </table:table-cell>
          <table:table-cell office:value-type="float" office:value="206603482">
            <text:p>206603482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1893">
            <text:p>6730303518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kg</text:p>
          </table:table-cell>
          <table:table-cell office:value-type="string">
            <text:p><text:s/>, pikkus 163cm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4733">
            <text:p>13034733</text:p>
          </table:table-cell>
          <table:table-cell office:value-type="float" office:value="184560385">
            <text:p>184560385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406076203">
            <text:p>334060762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eid : pikkus 155 cm ( &lt;3 P ) , kaal 75 kg</text:p>
          </table:table-cell>
          <table:table-cell office:value-type="string">
            <text:p>kaal 75 kg</text:p>
          </table:table-cell>
          <table:table-cell office:value-type="string">
            <text:p><text:s/>( 90-97 P ) , KMI 31,2 pea 58 c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64439">
            <text:p>15264439</text:p>
          </table:table-cell>
          <table:table-cell office:value-type="float" office:value="195331607">
            <text:p>195331607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437474">
            <text:p>67303343747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6 cm , KAAL 75 kg</text:p>
          </table:table-cell>
          <table:table-cell office:value-type="string">
            <text:p>KAAL 75 kg</text:p>
          </table:table-cell>
          <table:table-cell/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12412">
            <text:p>5112412</text:p>
          </table:table-cell>
          <table:table-cell office:value-type="float" office:value="148447046">
            <text:p>148447046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1-09-05</text:p>
          </table:table-cell>
          <table:table-cell office:value-type="float" office:value="76422549990">
            <text:p>764225499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a 185,8 cm ja kaal 74,9 kg</text:p>
          </table:table-cell>
          <table:table-cell office:value-type="string">
            <text:p>kaal 74,9 kg</text:p>
          </table:table-cell>
          <table:table-cell/>
          <table:table-cell office:value-type="string">
            <text:p>kaal</text:p>
          </table:table-cell>
          <table:table-cell office:value-type="float" office:value="74.9">
            <text:p>74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9995">
            <text:p>5409995</text:p>
          </table:table-cell>
          <table:table-cell office:value-type="float" office:value="127942452">
            <text:p>127942452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25882259510">
            <text:p>2588225951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pikkus : 180cm ( &gt; 97prots ) ; kaal : 74.8kg</text:p>
          </table:table-cell>
          <table:table-cell office:value-type="string">
            <text:p>kaal : 74.8kg</text:p>
          </table:table-cell>
          <table:table-cell office:value-type="string">
            <text:p><text:s/>( 90-97prots ) ; KMI : 23.1</text:p>
          </table:table-cell>
          <table:table-cell office:value-type="string">
            <text:p>kaal</text:p>
          </table:table-cell>
          <table:table-cell office:value-type="float" office:value="74.8">
            <text:p>74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5229">
            <text:p>13685229</text:p>
          </table:table-cell>
          <table:table-cell office:value-type="float" office:value="156376321">
            <text:p>156376321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1-09-19</text:p>
          </table:table-cell>
          <table:table-cell office:value-type="float" office:value="71372782376">
            <text:p>713727823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,4kg</text:p>
          </table:table-cell>
          <table:table-cell office:value-type="string">
            <text:p><text:s/>( + 3,4kg ) , turseid ei ole</text:p>
          </table:table-cell>
          <table:table-cell office:value-type="string">
            <text:p>kaal</text:p>
          </table:table-cell>
          <table:table-cell office:value-type="float" office:value="74.4">
            <text:p>74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3524">
            <text:p>23923524</text:p>
          </table:table-cell>
          <table:table-cell office:value-type="float" office:value="194201579">
            <text:p>19420157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93362">
            <text:p>673030393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70 cmKaal74 kg</text:p>
          </table:table-cell>
          <table:table-cell office:value-type="string">
            <text:p>Kaal74 kg</text:p>
          </table:table-cell>
          <table:table-cell office:value-type="string">
            <text:p>BMI25,60553633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6218">
            <text:p>6486218</text:p>
          </table:table-cell>
          <table:table-cell office:value-type="float" office:value="123369462">
            <text:p>123369462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829950280">
            <text:p>228299502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) Objektiivselt : pikkus 1.74 ; kaal 74</text:p>
          </table:table-cell>
          <table:table-cell office:value-type="string">
            <text:p>kaal 74</text:p>
          </table:table-cell>
          <table:table-cell office:value-type="string">
            <text:p><text:s/>; BMI 24 ; ninahingamine vaba ;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9594">
            <text:p>13119594</text:p>
          </table:table-cell>
          <table:table-cell office:value-type="float" office:value="202584136">
            <text:p>202584136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673032919825">
            <text:p>673032919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3,8kg</text:p>
          </table:table-cell>
          <table:table-cell office:value-type="string">
            <text:p><text:s/>, + 2kg 2 nädalaga</text:p>
          </table:table-cell>
          <table:table-cell office:value-type="string">
            <text:p>Kehakaal</text:p>
          </table:table-cell>
          <table:table-cell office:value-type="float" office:value="73.8">
            <text:p>73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18002">
            <text:p>22518002</text:p>
          </table:table-cell>
          <table:table-cell office:value-type="float" office:value="158000653">
            <text:p>158000653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78574777814">
            <text:p>785747778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3,4kg</text:p>
          </table:table-cell>
          <table:table-cell office:value-type="string">
            <text:p><text:s/>, kaaluiive + 1,4 kg</text:p>
          </table:table-cell>
          <table:table-cell office:value-type="string">
            <text:p>Kaal</text:p>
          </table:table-cell>
          <table:table-cell office:value-type="float" office:value="73.4">
            <text:p>73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6409">
            <text:p>5426409</text:p>
          </table:table-cell>
          <table:table-cell office:value-type="float" office:value="120776274">
            <text:p>120776274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19213518449">
            <text:p>1921351844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8.05.2012 - kaal 73,2kg</text:p>
          </table:table-cell>
          <table:table-cell office:value-type="string">
            <text:p>kaal 73,2kg</text:p>
          </table:table-cell>
          <table:table-cell office:value-type="string">
            <text:p><text:s/>pikkus 168cm BMI 25,94</text:p>
          </table:table-cell>
          <table:table-cell office:value-type="string">
            <text:p>kaal</text:p>
          </table:table-cell>
          <table:table-cell office:value-type="float" office:value="73.2">
            <text:p>73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2100">
            <text:p>5772100</text:p>
          </table:table-cell>
          <table:table-cell office:value-type="float" office:value="146789035">
            <text:p>146789035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825587369">
            <text:p>868255873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73 kg</text:p>
          </table:table-cell>
          <table:table-cell office:value-type="string">
            <text:p><text:s/>Kasv-166 sm BMI-26 Ei suitseta </text:p>
          </table:table-cell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39230">
            <text:p>7039230</text:p>
          </table:table-cell>
          <table:table-cell office:value-type="float" office:value="124176824">
            <text:p>124176824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83190622409">
            <text:p>8319062240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31 yrs Kaal : 73 kg</text:p>
          </table:table-cell>
          <table:table-cell office:value-type="string">
            <text:p>Kaal : 73 kg</text:p>
          </table:table-cell>
          <table:table-cell/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33430">
            <text:p>20933430</text:p>
          </table:table-cell>
          <table:table-cell office:value-type="float" office:value="171648933">
            <text:p>171648933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333609">
            <text:p>673030333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a pikkus 184 cm , kaal 73 kg</text:p>
          </table:table-cell>
          <table:table-cell office:value-type="string">
            <text:p>kaal 73 kg</text:p>
          </table:table-cell>
          <table:table-cell/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92215">
            <text:p>23792215</text:p>
          </table:table-cell>
          <table:table-cell office:value-type="float" office:value="196983238">
            <text:p>19698323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44779443">
            <text:p>673044779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2,9 kg</text:p>
          </table:table-cell>
          <table:table-cell/>
          <table:table-cell office:value-type="string">
            <text:p>Kaal</text:p>
          </table:table-cell>
          <table:table-cell office:value-type="float" office:value="72.9">
            <text:p>72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3858">
            <text:p>24123858</text:p>
          </table:table-cell>
          <table:table-cell office:value-type="float" office:value="183202235">
            <text:p>18320223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356825">
            <text:p>673030356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detud kehakaal 72,4 kg</text:p>
          </table:table-cell>
          <table:table-cell office:value-type="string">
            <text:p>kehakaal 72,4 kg</text:p>
          </table:table-cell>
          <table:table-cell office:value-type="string">
            <text:p><text:s/>, KMI 21,4 , RP 12,7 % , VÜ 78 </text:p>
          </table:table-cell>
          <table:table-cell office:value-type="string">
            <text:p>kehakaal</text:p>
          </table:table-cell>
          <table:table-cell office:value-type="float" office:value="72.4">
            <text:p>72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7478">
            <text:p>6787478</text:p>
          </table:table-cell>
          <table:table-cell office:value-type="float" office:value="95744227">
            <text:p>95744227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6</text:p>
          </table:table-cell>
          <table:table-cell office:value-type="float" office:value="26918299816">
            <text:p>269182998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72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59591">
            <text:p>6459591</text:p>
          </table:table-cell>
          <table:table-cell office:value-type="float" office:value="90496935">
            <text:p>90496935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433532262">
            <text:p>494335322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pikkus 1.54 ; kaal 72</text:p>
          </table:table-cell>
          <table:table-cell office:value-type="string">
            <text:p>kaal 72</text:p>
          </table:table-cell>
          <table:table-cell office:value-type="string">
            <text:p><text:s/>; BMI 30 ; suured kaelamassid ,</text:p>
          </table:table-cell>
          <table:table-cell office:value-type="string">
            <text:p>kaal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72820">
            <text:p>14172820</text:p>
          </table:table-cell>
          <table:table-cell office:value-type="float" office:value="183202235">
            <text:p>18320223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673030356825">
            <text:p>673030356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- 185cm , kaal - 72kg</text:p>
          </table:table-cell>
          <table:table-cell office:value-type="string">
            <text:p>kaal - 72kg</text:p>
          </table:table-cell>
          <table:table-cell office:value-type="string">
            <text:p><text:s/>naise vanus 28a kroonilised hai</text:p>
          </table:table-cell>
          <table:table-cell office:value-type="string">
            <text:p>kaal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61639">
            <text:p>15261639</text:p>
          </table:table-cell>
          <table:table-cell office:value-type="float" office:value="172528503">
            <text:p>172528503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159588">
            <text:p>673033159588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II - Prostata kaaluga 72 gramm</text:p>
          </table:table-cell>
          <table:table-cell office:value-type="string">
            <text:p>kaaluga 72 gramm</text:p>
          </table:table-cell>
          <table:table-cell office:value-type="string">
            <text:p>i ja suurusega 3 x 4 x 3 cm</text:p>
          </table:table-cell>
          <table:table-cell office:value-type="string">
            <text:p>kaaluga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9584">
            <text:p>13119584</text:p>
          </table:table-cell>
          <table:table-cell office:value-type="float" office:value="202584136">
            <text:p>202584136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2919825">
            <text:p>6730329198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1,8kg</text:p>
          </table:table-cell>
          <table:table-cell office:value-type="string">
            <text:p><text:s/>, + 2,1kg 5 nädalaga</text:p>
          </table:table-cell>
          <table:table-cell office:value-type="string">
            <text:p>Kehakaal</text:p>
          </table:table-cell>
          <table:table-cell office:value-type="float" office:value="71.8">
            <text:p>71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3526">
            <text:p>4963526</text:p>
          </table:table-cell>
          <table:table-cell office:value-type="float" office:value="136375061">
            <text:p>136375061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56463054012">
            <text:p>564630540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,5 kg</text:p>
          </table:table-cell>
          <table:table-cell/>
          <table:table-cell office:value-type="string">
            <text:p>kaal</text:p>
          </table:table-cell>
          <table:table-cell office:value-type="float" office:value="71.5">
            <text:p>7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4423">
            <text:p>14764423</text:p>
          </table:table-cell>
          <table:table-cell office:value-type="float" office:value="202982404">
            <text:p>202982404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63956567959">
            <text:p>639565679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 kg</text:p>
          </table:table-cell>
          <table:table-cell/>
          <table:table-cell office:value-type="string">
            <text:p>Kaal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0951">
            <text:p>23290951</text:p>
          </table:table-cell>
          <table:table-cell office:value-type="float" office:value="157706319">
            <text:p>157706319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26409378240">
            <text:p>26409378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0,5</text:p>
          </table:table-cell>
          <table:table-cell table:style-name="ce1" office:value-type="string">
            <text:p><text:s/>+ 3,1</text:p>
          </table:table-cell>
          <table:table-cell office:value-type="string">
            <text:p>Kaal</text:p>
          </table:table-cell>
          <table:table-cell office:value-type="float" office:value="70.5">
            <text:p>7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3464">
            <text:p>23043464</text:p>
          </table:table-cell>
          <table:table-cell office:value-type="float" office:value="158985753">
            <text:p>158985753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673036436758">
            <text:p>673036436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0,4</text:p>
          </table:table-cell>
          <table:table-cell table:style-name="ce1" office:value-type="string">
            <text:p><text:s/>+ 1,2</text:p>
          </table:table-cell>
          <table:table-cell office:value-type="string">
            <text:p>Kaal</text:p>
          </table:table-cell>
          <table:table-cell office:value-type="float" office:value="70.4">
            <text:p>70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44789">
            <text:p>13044789</text:p>
          </table:table-cell>
          <table:table-cell office:value-type="float" office:value="157707927">
            <text:p>157707927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83858786072">
            <text:p>838587860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0.3</text:p>
          </table:table-cell>
          <table:table-cell office:value-type="string">
            <text:p><text:s/>( + 1,7 )</text:p>
          </table:table-cell>
          <table:table-cell office:value-type="string">
            <text:p>Kaal</text:p>
          </table:table-cell>
          <table:table-cell office:value-type="float" office:value="70.3">
            <text:p>70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97945">
            <text:p>6097945</text:p>
          </table:table-cell>
          <table:table-cell office:value-type="float" office:value="140838898">
            <text:p>140838898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1-10-17</text:p>
          </table:table-cell>
          <table:table-cell office:value-type="float" office:value="10820991959">
            <text:p>1082099195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1cm , kaal 70kg</text:p>
          </table:table-cell>
          <table:table-cell office:value-type="string">
            <text:p>kaal 70kg</text:p>
          </table:table-cell>
          <table:table-cell/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26193">
            <text:p>14926193</text:p>
          </table:table-cell>
          <table:table-cell office:value-type="float" office:value="158991579">
            <text:p>158991579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42255310958">
            <text:p>422553109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57 cmKaal70 kg</text:p>
          </table:table-cell>
          <table:table-cell office:value-type="string">
            <text:p>Kaal70 kg</text:p>
          </table:table-cell>
          <table:table-cell office:value-type="string">
            <text:p>BMI28,398718</text:p>
          </table:table-cell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0065">
            <text:p>23330065</text:p>
          </table:table-cell>
          <table:table-cell office:value-type="float" office:value="171474492">
            <text:p>171474492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2-12-31</text:p>
          </table:table-cell>
          <table:table-cell office:value-type="float" office:value="86875137233">
            <text:p>868751372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9kg</text:p>
          </table:table-cell>
          <table:table-cell office:value-type="string">
            <text:p><text:s/>, turseid ei ole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15599">
            <text:p>5615599</text:p>
          </table:table-cell>
          <table:table-cell office:value-type="float" office:value="136715943">
            <text:p>136715943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1-12-07</text:p>
          </table:table-cell>
          <table:table-cell office:value-type="float" office:value="19351791504">
            <text:p>193517915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7.12.2011 - kaal 68,9kg</text:p>
          </table:table-cell>
          <table:table-cell office:value-type="string">
            <text:p>kaal 68,9kg</text:p>
          </table:table-cell>
          <table:table-cell/>
          <table:table-cell office:value-type="string">
            <text:p>kaal</text:p>
          </table:table-cell>
          <table:table-cell office:value-type="float" office:value="68.9">
            <text:p>68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27319">
            <text:p>20427319</text:p>
          </table:table-cell>
          <table:table-cell office:value-type="float" office:value="211476443">
            <text:p>211476443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673030377141">
            <text:p>673030377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8,8 kg</text:p>
          </table:table-cell>
          <table:table-cell/>
          <table:table-cell office:value-type="string">
            <text:p>Kaal</text:p>
          </table:table-cell>
          <table:table-cell office:value-type="float" office:value="68.8">
            <text:p>68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7009">
            <text:p>20297009</text:p>
          </table:table-cell>
          <table:table-cell office:value-type="float" office:value="205961400">
            <text:p>205961400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415061">
            <text:p>673034415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68,4 ( + 0,8 - 3näd ) kg</text:p>
          </table:table-cell>
          <table:table-cell/>
          <table:table-cell office:value-type="string">
            <text:p>Kaal</text:p>
          </table:table-cell>
          <table:table-cell office:value-type="float" office:value="68.4">
            <text:p>6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310">
            <text:p>2345310</text:p>
          </table:table-cell>
          <table:table-cell office:value-type="float" office:value="83041292">
            <text:p>83041292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551495965">
            <text:p>43551495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8,4kg</text:p>
          </table:table-cell>
          <table:table-cell/>
          <table:table-cell office:value-type="string">
            <text:p>kaal</text:p>
          </table:table-cell>
          <table:table-cell office:value-type="float" office:value="68.4">
            <text:p>6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6119">
            <text:p>10116119</text:p>
          </table:table-cell>
          <table:table-cell office:value-type="float" office:value="206472247">
            <text:p>206472247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484397085">
            <text:p>5248439708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ehakaal ( kg ) : 68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4168">
            <text:p>7554168</text:p>
          </table:table-cell>
          <table:table-cell office:value-type="float" office:value="83098569">
            <text:p>83098569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99612391437">
            <text:p>9961239143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t alati olnud ) Pikkus-162cm , kaal-67kg</text:p>
          </table:table-cell>
          <table:table-cell office:value-type="string">
            <text:p>kaal-67kg</text:p>
          </table:table-cell>
          <table:table-cell office:value-type="string">
            <text:p><text:s/>, KMI-26RINDKERE JA KÕHUPIIRKON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1161">
            <text:p>6481161</text:p>
          </table:table-cell>
          <table:table-cell office:value-type="float" office:value="131436036">
            <text:p>131436036</text:p>
          </table:table-cell>
          <table:table-cell office:value-type="string">
            <text:p>2012-07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278343030">
            <text:p>5427834303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ehakaal ( kg ) : 67</text:p>
          </table:table-cell>
          <table:table-cell/>
          <table:table-cell office:value-type="string">
            <text:p>Keha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64613">
            <text:p>13964613</text:p>
          </table:table-cell>
          <table:table-cell office:value-type="float" office:value="157810179">
            <text:p>157810179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46869175891">
            <text:p>468691758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normis , kaal 67</text:p>
          </table:table-cell>
          <table:table-cell office:value-type="string">
            <text:p>kaal 67</text:p>
          </table:table-cell>
          <table:table-cell office:value-type="string">
            <text:p><text:s/>, KMI alla 25 .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3702">
            <text:p>22983702</text:p>
          </table:table-cell>
          <table:table-cell office:value-type="float" office:value="156403447">
            <text:p>156403447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27597471609">
            <text:p>27597471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6,9</text:p>
          </table:table-cell>
          <table:table-cell office:value-type="string">
            <text:p><text:s/>iive 0,1 kg</text:p>
          </table:table-cell>
          <table:table-cell office:value-type="string">
            <text:p>Kaal</text:p>
          </table:table-cell>
          <table:table-cell office:value-type="float" office:value="66.9">
            <text:p>66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1163">
            <text:p>21261163</text:p>
          </table:table-cell>
          <table:table-cell office:value-type="float" office:value="173937220">
            <text:p>173937220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42860345532">
            <text:p>428603455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6 kg</text:p>
          </table:table-cell>
          <table:table-cell office:value-type="string">
            <text:p><text:s/>RR 120/80</text:p>
          </table:table-cell>
          <table:table-cell office:value-type="string">
            <text:p>kaal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0345">
            <text:p>5680345</text:p>
          </table:table-cell>
          <table:table-cell office:value-type="float" office:value="150185835">
            <text:p>150185835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450064087">
            <text:p>904500640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65,2 kg</text:p>
          </table:table-cell>
          <table:table-cell office:value-type="string">
            <text:p><text:s/>, BMI-26,5 kg/m2 , AD 170/89mmH</text:p>
          </table:table-cell>
          <table:table-cell office:value-type="string">
            <text:p>kaal</text:p>
          </table:table-cell>
          <table:table-cell office:value-type="float" office:value="65.2">
            <text:p>65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88118">
            <text:p>10188118</text:p>
          </table:table-cell>
          <table:table-cell office:value-type="float" office:value="186854188">
            <text:p>186854188</text:p>
          </table:table-cell>
          <table:table-cell office:value-type="string">
            <text:p>2013-07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092074900">
            <text:p>500920749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 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57716">
            <text:p>11257716</text:p>
          </table:table-cell>
          <table:table-cell office:value-type="float" office:value="160264548">
            <text:p>160264548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90187079324">
            <text:p>901870793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l 2t vältel paresteesiat käes Kehakaal 65</text:p>
          </table:table-cell>
          <table:table-cell office:value-type="string">
            <text:p>Kehakaal 65</text:p>
          </table:table-cell>
          <table:table-cell office:value-type="string">
            <text:p><text:s/>( 2009 )--&gt; 53kg ( ka varem kaa</text:p>
          </table:table-cell>
          <table:table-cell office:value-type="string">
            <text:p>Kehakaal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12375">
            <text:p>6312375</text:p>
          </table:table-cell>
          <table:table-cell office:value-type="float" office:value="153933797">
            <text:p>153933797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41128777620">
            <text:p>411287776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30/85 , kasv - 169cm , kaal - 65kg</text:p>
          </table:table-cell>
          <table:table-cell office:value-type="string">
            <text:p>kaal - 65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14375">
            <text:p>5614375</text:p>
          </table:table-cell>
          <table:table-cell office:value-type="float" office:value="152455223">
            <text:p>152455223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55022219722">
            <text:p>550222197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3.11.2012 - kaal 64,5kg</text:p>
          </table:table-cell>
          <table:table-cell office:value-type="string">
            <text:p>kaal 64,5kg</text:p>
          </table:table-cell>
          <table:table-cell office:value-type="string">
            <text:p><text:s/>pikkus 167,5cm</text:p>
          </table:table-cell>
          <table:table-cell office:value-type="string">
            <text:p>kaal</text:p>
          </table:table-cell>
          <table:table-cell office:value-type="float" office:value="64.5">
            <text:p>6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1538">
            <text:p>11751538</text:p>
          </table:table-cell>
          <table:table-cell office:value-type="float" office:value="195816063">
            <text:p>195816063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47585075280">
            <text:p>475850752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6,2 cm , kehakaal 64,1 kg</text:p>
          </table:table-cell>
          <table:table-cell office:value-type="string">
            <text:p>kehakaal 64,1 kg</text:p>
          </table:table-cell>
          <table:table-cell office:value-type="string">
            <text:p><text:s/>, kehamassiindeks 20,6 - normaa</text:p>
          </table:table-cell>
          <table:table-cell office:value-type="string">
            <text:p>kehakaal</text:p>
          </table:table-cell>
          <table:table-cell office:value-type="float" office:value="64.1">
            <text:p>64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24742">
            <text:p>13124742</text:p>
          </table:table-cell>
          <table:table-cell office:value-type="float" office:value="157033458">
            <text:p>157033458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57516414329">
            <text:p>575164143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,1</text:p>
          </table:table-cell>
          <table:table-cell office:value-type="string">
            <text:p><text:s/>, iive + 0,7 .</text:p>
          </table:table-cell>
          <table:table-cell office:value-type="string">
            <text:p>kaal</text:p>
          </table:table-cell>
          <table:table-cell office:value-type="float" office:value="64.1">
            <text:p>64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3086">
            <text:p>16683086</text:p>
          </table:table-cell>
          <table:table-cell office:value-type="float" office:value="202594007">
            <text:p>202594007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office:value-type="string">
            <text:p>2013-10-09</text:p>
          </table:table-cell>
          <table:table-cell office:value-type="float" office:value="75942082751">
            <text:p>759420827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4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54155">
            <text:p>14954155</text:p>
          </table:table-cell>
          <table:table-cell office:value-type="float" office:value="158147375">
            <text:p>158147375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4552310">
            <text:p>6730345523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8 , kaal 64</text:p>
          </table:table-cell>
          <table:table-cell office:value-type="string">
            <text:p>kaal 64</text:p>
          </table:table-cell>
          <table:table-cell office:value-type="string">
            <text:p><text:s/>( BMI 22,7 - norm )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3609">
            <text:p>5553609</text:p>
          </table:table-cell>
          <table:table-cell office:value-type="float" office:value="87207513">
            <text:p>87207513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71812628044">
            <text:p>7181262804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: pikkus : 175cm ( 50-75 pr ); kaal : 64kg</text:p>
          </table:table-cell>
          <table:table-cell office:value-type="string">
            <text:p>kaal : 64kg</text:p>
          </table:table-cell>
          <table:table-cell office:value-type="string">
            <text:p><text:s/>( 75-90 pr ); KMI : 20.9 ; homm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4233">
            <text:p>10274233</text:p>
          </table:table-cell>
          <table:table-cell office:value-type="float" office:value="190761916">
            <text:p>190761916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6711435677">
            <text:p>667114356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hakaal langenud ~ 30 kg Praegu kehakaal 64 kg</text:p>
          </table:table-cell>
          <table:table-cell office:value-type="string">
            <text:p>kehakaal 64 kg</text:p>
          </table:table-cell>
          <table:table-cell office:value-type="string">
            <text:p><text:s/>Viimase 2 kuu jooksul diabeedi </text:p>
          </table:table-cell>
          <table:table-cell office:value-type="string">
            <text:p>kehakaa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5923">
            <text:p>5755923</text:p>
          </table:table-cell>
          <table:table-cell office:value-type="float" office:value="136946218">
            <text:p>136946218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14178512582">
            <text:p>1417851258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3,6 kg</text:p>
          </table:table-cell>
          <table:table-cell/>
          <table:table-cell office:value-type="string">
            <text:p>Kaal</text:p>
          </table:table-cell>
          <table:table-cell office:value-type="float" office:value="63.6">
            <text:p>63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51268">
            <text:p>3051268</text:p>
          </table:table-cell>
          <table:table-cell office:value-type="float" office:value="122035999">
            <text:p>122035999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791172781">
            <text:p>387911727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uidu tavaline kaal 63</text:p>
          </table:table-cell>
          <table:table-cell office:value-type="string">
            <text:p>kaal 63</text:p>
          </table:table-cell>
          <table:table-cell office:value-type="string">
            <text:p>-65 kg , aga kaal hakkas tõusma </text:p>
          </table:table-cell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03410">
            <text:p>17903410</text:p>
          </table:table-cell>
          <table:table-cell office:value-type="float" office:value="219357913">
            <text:p>219357913</text:p>
          </table:table-cell>
          <table:table-cell office:value-type="string">
            <text:p>2013-12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0207">
            <text:p>6730303402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3</text:p>
          </table:table-cell>
          <table:table-cell office:value-type="string">
            <text:p><text:s/>pikkus 183,5 KMI 18,5</text:p>
          </table:table-cell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94672">
            <text:p>8294672</text:p>
          </table:table-cell>
          <table:table-cell office:value-type="float" office:value="148449724">
            <text:p>148449724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19943534578">
            <text:p>199435345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2,5 kg</text:p>
          </table:table-cell>
          <table:table-cell/>
          <table:table-cell office:value-type="string">
            <text:p>Kaal</text:p>
          </table:table-cell>
          <table:table-cell office:value-type="float" office:value="62.5">
            <text:p>6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20844">
            <text:p>6120844</text:p>
          </table:table-cell>
          <table:table-cell office:value-type="float" office:value="151036257">
            <text:p>151036257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2012-11-29</text:p>
          </table:table-cell>
          <table:table-cell office:value-type="float" office:value="69721053684">
            <text:p>697210536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-i pikkus 164 cm , kaal 62 kg</text:p>
          </table:table-cell>
          <table:table-cell office:value-type="string">
            <text:p>kaal 62 kg</text:p>
          </table:table-cell>
          <table:table-cell/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49729">
            <text:p>18849729</text:p>
          </table:table-cell>
          <table:table-cell office:value-type="float" office:value="170987056">
            <text:p>170987056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4369">
            <text:p>673030414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0 , kaal 62</text:p>
          </table:table-cell>
          <table:table-cell office:value-type="string">
            <text:p>kaal 62</text:p>
          </table:table-cell>
          <table:table-cell office:value-type="string">
            <text:p><text:s/>, ei suitseta , sünnitanud kolm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52171">
            <text:p>5652171</text:p>
          </table:table-cell>
          <table:table-cell office:value-type="float" office:value="152384606">
            <text:p>152384606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58454216098">
            <text:p>584542160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2kg</text:p>
          </table:table-cell>
          <table:table-cell/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7564">
            <text:p>11777564</text:p>
          </table:table-cell>
          <table:table-cell office:value-type="float" office:value="184615867">
            <text:p>184615867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98260733205">
            <text:p>982607332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75cm , kaal-62kg</text:p>
          </table:table-cell>
          <table:table-cell office:value-type="string">
            <text:p>kaal-62kg</text:p>
          </table:table-cell>
          <table:table-cell office:value-type="string">
            <text:p><text:s/>, KMI-21RINDKERE JA KÕHUPIIRKON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80710">
            <text:p>24080710</text:p>
          </table:table-cell>
          <table:table-cell office:value-type="float" office:value="157012803">
            <text:p>157012803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1-10-27</text:p>
          </table:table-cell>
          <table:table-cell office:value-type="float" office:value="19862032961">
            <text:p>198620329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2</text:p>
          </table:table-cell>
          <table:table-cell office:value-type="string">
            <text:p><text:s/>( + 0 )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5858">
            <text:p>5315858</text:p>
          </table:table-cell>
          <table:table-cell office:value-type="float" office:value="99648638">
            <text:p>99648638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71374023203">
            <text:p>713740232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1,1 kg</text:p>
          </table:table-cell>
          <table:table-cell/>
          <table:table-cell office:value-type="string">
            <text:p>Kaal</text:p>
          </table:table-cell>
          <table:table-cell office:value-type="float" office:value="61.1">
            <text:p>61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1078">
            <text:p>12621078</text:p>
          </table:table-cell>
          <table:table-cell office:value-type="float" office:value="184910455">
            <text:p>184910455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17569829916">
            <text:p>175698299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,5 kg</text:p>
          </table:table-cell>
          <table:table-cell office:value-type="string">
            <text:p><text:s/>pikkus 176cm</text:p>
          </table:table-cell>
          <table:table-cell office:value-type="string">
            <text:p>kaal</text:p>
          </table:table-cell>
          <table:table-cell office:value-type="float" office:value="60.5">
            <text:p>6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4984">
            <text:p>22414984</text:p>
          </table:table-cell>
          <table:table-cell office:value-type="float" office:value="206087969">
            <text:p>206087969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1-11-10</text:p>
          </table:table-cell>
          <table:table-cell office:value-type="float" office:value="37231681226">
            <text:p>37231681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4cm , kaal-60kg</text:p>
          </table:table-cell>
          <table:table-cell office:value-type="string">
            <text:p>kaal-60kg</text:p>
          </table:table-cell>
          <table:table-cell office:value-type="string">
            <text:p><text:s/>, KMI-23RINDKERE JA KÕHUPIIRKON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89979">
            <text:p>20789979</text:p>
          </table:table-cell>
          <table:table-cell office:value-type="float" office:value="206437569">
            <text:p>20643756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1-10-18</text:p>
          </table:table-cell>
          <table:table-cell office:value-type="float" office:value="77892270106">
            <text:p>77892270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 kg</text:p>
          </table:table-cell>
          <table:table-cell/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3357">
            <text:p>5823357</text:p>
          </table:table-cell>
          <table:table-cell office:value-type="float" office:value="136151327">
            <text:p>136151327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60157769224">
            <text:p>601577692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0kg</text:p>
          </table:table-cell>
          <table:table-cell/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64331">
            <text:p>2864331</text:p>
          </table:table-cell>
          <table:table-cell office:value-type="float" office:value="128125371">
            <text:p>128125371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83697625925">
            <text:p>83697625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59,9kg</text:p>
          </table:table-cell>
          <table:table-cell/>
          <table:table-cell office:value-type="string">
            <text:p>Kaal</text:p>
          </table:table-cell>
          <table:table-cell office:value-type="float" office:value="59.9">
            <text:p>59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8595">
            <text:p>5848595</text:p>
          </table:table-cell>
          <table:table-cell office:value-type="float" office:value="142913794">
            <text:p>142913794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57745434128">
            <text:p>5774543412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2 cm , kaal 59,6 kg</text:p>
          </table:table-cell>
          <table:table-cell office:value-type="string">
            <text:p>kaal 59,6 kg</text:p>
          </table:table-cell>
          <table:table-cell office:value-type="string">
            <text:p><text:s/>, BSA 1,63 m2 .</text:p>
          </table:table-cell>
          <table:table-cell office:value-type="string">
            <text:p>kaal</text:p>
          </table:table-cell>
          <table:table-cell office:value-type="float" office:value="59.6">
            <text:p>59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44815">
            <text:p>8544815</text:p>
          </table:table-cell>
          <table:table-cell office:value-type="float" office:value="139346845">
            <text:p>139346845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253034324">
            <text:p>502530343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 text:c="3"/>: Võetud vered , RR 160/80 , kaal - 59,5kg</text:p>
          </table:table-cell>
          <table:table-cell office:value-type="string">
            <text:p>kaal - 59,5kg</text:p>
          </table:table-cell>
          <table:table-cell office:value-type="string">
            <text:p><text:s/>pikkus - 159cm v ü - 75cm</text:p>
          </table:table-cell>
          <table:table-cell office:value-type="string">
            <text:p>kaal</text:p>
          </table:table-cell>
          <table:table-cell office:value-type="float" office:value="59.5">
            <text:p>59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1740">
            <text:p>20871740</text:p>
          </table:table-cell>
          <table:table-cell office:value-type="float" office:value="173305124">
            <text:p>173305124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51613375014">
            <text:p>516133750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 pikkus 174 cm , kaal 59 kg</text:p>
          </table:table-cell>
          <table:table-cell office:value-type="string">
            <text:p>kaal 59 kg</text:p>
          </table:table-cell>
          <table:table-cell office:value-type="string">
            <text:p><text:s/>, isa pikkus 187 cm , kaal 99 k</text:p>
          </table:table-cell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table:number-columns-repeated="5" office:value-type="string">
            <text:p>NULL</text:p>
          </table:table-cell>
          <table:table-cell/>
        </table:table-row>
        <table:table-row table:style-name="ro1">
          <table:table-cell office:value-type="float" office:value="19272086">
            <text:p>19272086</text:p>
          </table:table-cell>
          <table:table-cell office:value-type="float" office:value="212631886">
            <text:p>212631886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7604">
            <text:p>673030317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9kg</text:p>
          </table:table-cell>
          <table:table-cell office:value-type="string">
            <text:p><text:s/>( 50 tsentiili all )</text:p>
          </table:table-cell>
          <table:table-cell office:value-type="string">
            <text:p>Kehakaal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3509">
            <text:p>10613509</text:p>
          </table:table-cell>
          <table:table-cell office:value-type="float" office:value="208091428">
            <text:p>208091428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81219276005">
            <text:p>812192760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 kahavatu?Pikkus-166cm , kaal-59kg</text:p>
          </table:table-cell>
          <table:table-cell office:value-type="string">
            <text:p>kaal-59kg</text:p>
          </table:table-cell>
          <table:table-cell office:value-type="string">
            <text:p><text:s/>, KMI-22RINDKERE JA KÕHUPIIRKON</text:p>
          </table:table-cell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80785">
            <text:p>20180785</text:p>
          </table:table-cell>
          <table:table-cell office:value-type="float" office:value="215117505">
            <text:p>21511750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673030469091">
            <text:p>6730304690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9.0</text:p>
          </table:table-cell>
          <table:table-cell office:value-type="string">
            <text:p><text:s/>BMI 23.0 .</text:p>
          </table:table-cell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5670">
            <text:p>21965670</text:p>
          </table:table-cell>
          <table:table-cell office:value-type="float" office:value="160362574">
            <text:p>160362574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30342436">
            <text:p>6730303424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guelu eitab Pikkus 169,5 cm ja kaal 59 kg</text:p>
          </table:table-cell>
          <table:table-cell office:value-type="string">
            <text:p>kaal 59 kg</text:p>
          </table:table-cell>
          <table:table-cell office:value-type="string">
            <text:p><text:s/>Tegeleb spordiga iga päev , uju</text:p>
          </table:table-cell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1225">
            <text:p>24021225</text:p>
          </table:table-cell>
          <table:table-cell office:value-type="float" office:value="157027355">
            <text:p>157027355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1-12-13</text:p>
          </table:table-cell>
          <table:table-cell office:value-type="float" office:value="57886779749">
            <text:p>57886779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8kg</text:p>
          </table:table-cell>
          <table:table-cell office:value-type="string">
            <text:p><text:s/>( + 1kg )</text:p>
          </table:table-cell>
          <table:table-cell office:value-type="string">
            <text:p>kaal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27205">
            <text:p>3927205</text:p>
          </table:table-cell>
          <table:table-cell office:value-type="float" office:value="144287428">
            <text:p>144287428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86375678457">
            <text:p>863756784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6 cm , kaal 58 kg</text:p>
          </table:table-cell>
          <table:table-cell office:value-type="string">
            <text:p>kaal 58 kg</text:p>
          </table:table-cell>
          <table:table-cell office:value-type="string">
            <text:p><text:s/>, ei suitseta</text:p>
          </table:table-cell>
          <table:table-cell office:value-type="string">
            <text:p>kaal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67631">
            <text:p>4867631</text:p>
          </table:table-cell>
          <table:table-cell office:value-type="float" office:value="143417730">
            <text:p>143417730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635755759">
            <text:p>696357557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[,.]?\s*(?P&lt;day&gt;([0-3][0-9]))\.(?P&lt;month&gt;(0[1-9]|1[0-2]))\.(?P&lt;year&gt;((19[0-9]{2})|(20[0-9]{2})|(</text:p>
          </table:table-cell>
          <table:table-cell office:value-type="string">
            <text:p>NULL</text:p>
          </table:table-cell>
          <table:table-cell office:value-type="string">
            <text:p>2012 EEG korras 164,5cm kaal 5831.05.2010</text:p>
          </table:table-cell>
          <table:table-cell office:value-type="string">
            <text:p>kaal 5831.05.2010</text:p>
          </table:table-cell>
          <table:table-cell office:value-type="string">
            <text:p><text:s/>Koolis õpib rahuldavalt</text:p>
          </table:table-cell>
          <table:table-cell office:value-type="string">
            <text:p>kaal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22234">
            <text:p>3422234</text:p>
          </table:table-cell>
          <table:table-cell office:value-type="float" office:value="143139451">
            <text:p>143139451</text:p>
          </table:table-cell>
          <table:table-cell office:value-type="string">
            <text:p>2012-10-20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72689513232">
            <text:p>726895132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57,2</text:p>
          </table:table-cell>
          <table:table-cell office:value-type="string">
            <text:p><text:s/>( + 0,2 )</text:p>
          </table:table-cell>
          <table:table-cell office:value-type="string">
            <text:p>Kaal</text:p>
          </table:table-cell>
          <table:table-cell office:value-type="float" office:value="57.2">
            <text:p>57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96916">
            <text:p>15796916</text:p>
          </table:table-cell>
          <table:table-cell office:value-type="float" office:value="211267064">
            <text:p>211267064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4560730622">
            <text:p>545607306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 ( Vee 2 , tel 4333255 ) , kuivkaal 57 kg</text:p>
          </table:table-cell>
          <table:table-cell office:value-type="string">
            <text:p>kaal 57 kg</text:p>
          </table:table-cell>
          <table:table-cell office:value-type="string">
            <text:p><text:s/>, Fx80 , 4 h , UF 0 L Järgmine </text:p>
          </table:table-cell>
          <table:table-cell office:value-type="string">
            <text:p>kaal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1272">
            <text:p>20521272</text:p>
          </table:table-cell>
          <table:table-cell office:value-type="float" office:value="200771412">
            <text:p>20077141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87557810067">
            <text:p>875578100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2 cm , kaal 56 kg</text:p>
          </table:table-cell>
          <table:table-cell office:value-type="string">
            <text:p>kaal 56 kg</text:p>
          </table:table-cell>
          <table:table-cell/>
          <table:table-cell office:value-type="string">
            <text:p>kaal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1438">
            <text:p>22381438</text:p>
          </table:table-cell>
          <table:table-cell office:value-type="float" office:value="202577087">
            <text:p>2025770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82871586451">
            <text:p>82871586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6 kg</text:p>
          </table:table-cell>
          <table:table-cell office:value-type="string">
            <text:p><text:s/>, + 2 kg 4 nädalaga</text:p>
          </table:table-cell>
          <table:table-cell office:value-type="string">
            <text:p>Kehakaal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0326">
            <text:p>24020326</text:p>
          </table:table-cell>
          <table:table-cell office:value-type="float" office:value="164620115">
            <text:p>164620115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87113541816">
            <text:p>87113541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174 cm ja kaalub 56 kg</text:p>
          </table:table-cell>
          <table:table-cell office:value-type="string">
            <text:p>kaalub 56 kg</text:p>
          </table:table-cell>
          <table:table-cell/>
          <table:table-cell office:value-type="string">
            <text:p>kaalub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7327">
            <text:p>10877327</text:p>
          </table:table-cell>
          <table:table-cell office:value-type="float" office:value="156380099">
            <text:p>156380099</text:p>
          </table:table-cell>
          <table:table-cell office:value-type="string">
            <text:p>2012-02-19</text:p>
          </table:table-cell>
          <table:table-cell office:value-type="string">
            <text:p>A</text:p>
          </table:table-cell>
          <table:table-cell office:value-type="string">
            <text:p>2011-08-17</text:p>
          </table:table-cell>
          <table:table-cell office:value-type="float" office:value="52016332203">
            <text:p>520163322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us 12 nädalat , enesetunne hea kaal 55,8</text:p>
          </table:table-cell>
          <table:table-cell office:value-type="string">
            <text:p>kaal 55,8</text:p>
          </table:table-cell>
          <table:table-cell office:value-type="string">
            <text:p><text:s/>, RR 110/70 , analüüsid korras </text:p>
          </table:table-cell>
          <table:table-cell office:value-type="string">
            <text:p>kaal</text:p>
          </table:table-cell>
          <table:table-cell office:value-type="float" office:value="55.8">
            <text:p>55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4032">
            <text:p>5824032</text:p>
          </table:table-cell>
          <table:table-cell office:value-type="float" office:value="143962600">
            <text:p>143962600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318258877">
            <text:p>603182588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55kg</text:p>
          </table:table-cell>
          <table:table-cell/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85457">
            <text:p>9485457</text:p>
          </table:table-cell>
          <table:table-cell office:value-type="float" office:value="186420797">
            <text:p>186420797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177036975">
            <text:p>641770369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t 163 cm pikk , kaalub 55kg</text:p>
          </table:table-cell>
          <table:table-cell office:value-type="string">
            <text:p>kaalub 55kg</text:p>
          </table:table-cell>
          <table:table-cell office:value-type="string">
            <text:p><text:s/>, KMI normis Tehtud analüüsid ,</text:p>
          </table:table-cell>
          <table:table-cell office:value-type="string">
            <text:p>kaalub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68446">
            <text:p>4168446</text:p>
          </table:table-cell>
          <table:table-cell office:value-type="float" office:value="125196080">
            <text:p>125196080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93773629998">
            <text:p>937736299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54cm , kaal - 55kg</text:p>
          </table:table-cell>
          <table:table-cell office:value-type="string">
            <text:p>kaal - 55kg</text:p>
          </table:table-cell>
          <table:table-cell office:value-type="string">
            <text:p><text:s/>, KMI-24</text:p>
          </table:table-cell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2355">
            <text:p>5812355</text:p>
          </table:table-cell>
          <table:table-cell office:value-type="float" office:value="132865651">
            <text:p>132865651</text:p>
          </table:table-cell>
          <table:table-cell office:value-type="string">
            <text:p>2012-08-15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67556066550">
            <text:p>675560665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.08.2012 - kaal 54,5kg</text:p>
          </table:table-cell>
          <table:table-cell office:value-type="string">
            <text:p>kaal 54,5kg</text:p>
          </table:table-cell>
          <table:table-cell office:value-type="string">
            <text:p><text:s/>vs 6,9 ps RR 140/80mmHg</text:p>
          </table:table-cell>
          <table:table-cell office:value-type="string">
            <text:p>kaal</text:p>
          </table:table-cell>
          <table:table-cell office:value-type="float" office:value="54.5">
            <text:p>5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8650">
            <text:p>6198650</text:p>
          </table:table-cell>
          <table:table-cell office:value-type="float" office:value="79681927">
            <text:p>79681927</text:p>
          </table:table-cell>
          <table:table-cell office:value-type="string">
            <text:p>2012-01-08</text:p>
          </table:table-cell>
          <table:table-cell office:value-type="string">
            <text:p>S</text:p>
          </table:table-cell>
          <table:table-cell office:value-type="string">
            <text:p>2012-01-05</text:p>
          </table:table-cell>
          <table:table-cell office:value-type="float" office:value="40429148331">
            <text:p>4042914833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4 kg</text:p>
          </table:table-cell>
          <table:table-cell/>
          <table:table-cell office:value-type="string">
            <text:p>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6095">
            <text:p>5826095</text:p>
          </table:table-cell>
          <table:table-cell office:value-type="float" office:value="137808265">
            <text:p>137808265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53349676550">
            <text:p>5334967655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53,3 kg</text:p>
          </table:table-cell>
          <table:table-cell/>
          <table:table-cell office:value-type="string">
            <text:p>Kaal</text:p>
          </table:table-cell>
          <table:table-cell office:value-type="float" office:value="53.3">
            <text:p>53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8531">
            <text:p>21158531</text:p>
          </table:table-cell>
          <table:table-cell office:value-type="float" office:value="202560456">
            <text:p>202560456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673045564490">
            <text:p>673045564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pikkus 150cm , kaal 53 kg</text:p>
          </table:table-cell>
          <table:table-cell office:value-type="string">
            <text:p>kaal 53 kg</text:p>
          </table:table-cell>
          <table:table-cell/>
          <table:table-cell office:value-type="string">
            <text:p>kaal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6954">
            <text:p>24326954</text:p>
          </table:table-cell>
          <table:table-cell office:value-type="float" office:value="201900173">
            <text:p>201900173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673030417266">
            <text:p>673030417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3 kg</text:p>
          </table:table-cell>
          <table:table-cell office:value-type="string">
            <text:p><text:s/>, kaal on kogu aeg stabiilne ol</text:p>
          </table:table-cell>
          <table:table-cell office:value-type="string">
            <text:p>Kaal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3892">
            <text:p>10083892</text:p>
          </table:table-cell>
          <table:table-cell office:value-type="float" office:value="202934993">
            <text:p>202934993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0045286139">
            <text:p>700452861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2,6 kg</text:p>
          </table:table-cell>
          <table:table-cell office:value-type="string">
            <text:p><text:s/>, pikkus 166cm</text:p>
          </table:table-cell>
          <table:table-cell office:value-type="string">
            <text:p>Kaal</text:p>
          </table:table-cell>
          <table:table-cell office:value-type="float" office:value="52.6">
            <text:p>52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5507">
            <text:p>5785507</text:p>
          </table:table-cell>
          <table:table-cell office:value-type="float" office:value="150935913">
            <text:p>150935913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448955322">
            <text:p>804489553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1 kg</text:p>
          </table:table-cell>
          <table:table-cell/>
          <table:table-cell office:value-type="string">
            <text:p>Kaal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44249">
            <text:p>9044249</text:p>
          </table:table-cell>
          <table:table-cell office:value-type="float" office:value="197436424">
            <text:p>197436424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242418">
            <text:p>67304124241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50</text:p>
          </table:table-cell>
          <table:table-cell/>
          <table:table-cell office:value-type="string">
            <text:p>kehakaal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86861">
            <text:p>5386861</text:p>
          </table:table-cell>
          <table:table-cell office:value-type="float" office:value="123336018">
            <text:p>123336018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71910529497">
            <text:p>719105294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49,8 kg</text:p>
          </table:table-cell>
          <table:table-cell office:value-type="string">
            <text:p><text:s/>( + 600 )</text:p>
          </table:table-cell>
          <table:table-cell office:value-type="string">
            <text:p>Kaal</text:p>
          </table:table-cell>
          <table:table-cell office:value-type="float" office:value="49.8">
            <text:p>49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7722">
            <text:p>327722</text:p>
          </table:table-cell>
          <table:table-cell office:value-type="float" office:value="125052463">
            <text:p>125052463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899219320">
            <text:p>348992193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47 kg</text:p>
          </table:table-cell>
          <table:table-cell/>
          <table:table-cell office:value-type="string">
            <text:p>Kehakaal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42580">
            <text:p>2642580</text:p>
          </table:table-cell>
          <table:table-cell office:value-type="float" office:value="144203270">
            <text:p>144203270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776331788">
            <text:p>477763317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a kehaehitusega naispatsient , kaal 47 kg</text:p>
          </table:table-cell>
          <table:table-cell office:value-type="string">
            <text:p>kaal 47 kg</text:p>
          </table:table-cell>
          <table:table-cell office:value-type="string">
            <text:p><text:s/>, pikkus vähenenud 18 sm Lihase</text:p>
          </table:table-cell>
          <table:table-cell office:value-type="string">
            <text:p>kaal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8346">
            <text:p>5518346</text:p>
          </table:table-cell>
          <table:table-cell office:value-type="float" office:value="87748288">
            <text:p>87748288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31078840164">
            <text:p>3107884016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45cm kaal : 45kg</text:p>
          </table:table-cell>
          <table:table-cell office:value-type="string">
            <text:p>kaal : 45kg</text:p>
          </table:table-cell>
          <table:table-cell office:value-type="string">
            <text:p><text:s/>KMI : 21.4</text:p>
          </table:table-cell>
          <table:table-cell office:value-type="string">
            <text:p>kaal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1268">
            <text:p>20891268</text:p>
          </table:table-cell>
          <table:table-cell office:value-type="float" office:value="180304407">
            <text:p>18030440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43878838">
            <text:p>6730438788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menses , nädalase hilinemisega Kaalub 45</text:p>
          </table:table-cell>
          <table:table-cell office:value-type="string">
            <text:p>Kaalub 45</text:p>
          </table:table-cell>
          <table:table-cell office:value-type="string">
            <text:p><text:s/>kilo 156 pikkuse juures , on nü</text:p>
          </table:table-cell>
          <table:table-cell office:value-type="string">
            <text:p>Kaalub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9008">
            <text:p>5479008</text:p>
          </table:table-cell>
          <table:table-cell office:value-type="float" office:value="86220236">
            <text:p>86220236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82951165104">
            <text:p>8295116510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 ) tulemus : pikkus : 147.5cm kaal : 45kg</text:p>
          </table:table-cell>
          <table:table-cell office:value-type="string">
            <text:p>kaal : 45kg</text:p>
          </table:table-cell>
          <table:table-cell office:value-type="string">
            <text:p><text:s/>KMI : 20.7</text:p>
          </table:table-cell>
          <table:table-cell office:value-type="string">
            <text:p>kaal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90526">
            <text:p>10390526</text:p>
          </table:table-cell>
          <table:table-cell office:value-type="float" office:value="184228025">
            <text:p>184228025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2013-06-09</text:p>
          </table:table-cell>
          <table:table-cell office:value-type="float" office:value="673037851653">
            <text:p>6730378516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tselt , kuid on veendunud , et kaalub 38 kg</text:p>
          </table:table-cell>
          <table:table-cell office:value-type="string">
            <text:p>kaalub 38 kg</text:p>
          </table:table-cell>
          <table:table-cell office:value-type="string">
            <text:p><text:s/>ja nahk on muutunud viimastel p</text:p>
          </table:table-cell>
          <table:table-cell office:value-type="string">
            <text:p>kaalub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0952">
            <text:p>5540952</text:p>
          </table:table-cell>
          <table:table-cell office:value-type="float" office:value="90020279">
            <text:p>90020279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255850329">
            <text:p>9325585032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33cm kaal : 37kg</text:p>
          </table:table-cell>
          <table:table-cell office:value-type="string">
            <text:p>kaal : 37kg</text:p>
          </table:table-cell>
          <table:table-cell office:value-type="string">
            <text:p><text:s/>KMI : 20.9</text:p>
          </table:table-cell>
          <table:table-cell office:value-type="string">
            <text:p>kaal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24377">
            <text:p>9924377</text:p>
          </table:table-cell>
          <table:table-cell office:value-type="float" office:value="172826472">
            <text:p>172826472</text:p>
          </table:table-cell>
          <table:table-cell office:value-type="string">
            <text:p>2013-04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998339098">
            <text:p>109983390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iis kehakaal 36 kg</text:p>
          </table:table-cell>
          <table:table-cell office:value-type="string">
            <text:p>kehakaal 36 kg</text:p>
          </table:table-cell>
          <table:table-cell/>
          <table:table-cell office:value-type="string">
            <text:p>kehakaal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38315">
            <text:p>22538315</text:p>
          </table:table-cell>
          <table:table-cell office:value-type="float" office:value="157678626">
            <text:p>157678626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294865256">
            <text:p>17294865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(?P&lt;old_value&gt;([0-9])+(\s?[,.]\s?[0-9]+)?)\s*-+&gt;\s*(?P&lt;value&gt;([0-9])+(\s?[,.]\s?[0-9]+)?)(\s*(?P&lt;unit&gt;(gramm|kg|mg|kG|gr|g|KG|G)))?</text:p>
          </table:table-cell>
          <table:table-cell office:value-type="string">
            <text:p>NULL</text:p>
          </table:table-cell>
          <table:table-cell office:value-type="string">
            <text:p>anuar kehapikkus 140-&gt; 145 cm , kehakaal 30,4-&gt; 35 kg</text:p>
          </table:table-cell>
          <table:table-cell office:value-type="string">
            <text:p>kehakaal 30,4-&gt; 35 kg</text:p>
          </table:table-cell>
          <table:table-cell office:value-type="string">
            <text:p><text:s/>, kehamassiindeks 15,5-&gt; 16,7 ;</text:p>
          </table:table-cell>
          <table:table-cell office:value-type="string">
            <text:p>kehakaal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8499">
            <text:p>1368499</text:p>
          </table:table-cell>
          <table:table-cell office:value-type="float" office:value="130497681">
            <text:p>130497681</text:p>
          </table:table-cell>
          <table:table-cell office:value-type="string">
            <text:p>2012-07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8408984617">
            <text:p>8840898461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82 yrs Kaal : 35 kg</text:p>
          </table:table-cell>
          <table:table-cell office:value-type="string">
            <text:p>Kaal : 35 kg</text:p>
          </table:table-cell>
          <table:table-cell/>
          <table:table-cell office:value-type="string">
            <text:p>Kaal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7386">
            <text:p>23927386</text:p>
          </table:table-cell>
          <table:table-cell office:value-type="float" office:value="208479782">
            <text:p>208479782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89297138765">
            <text:p>892971387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4 kg</text:p>
          </table:table-cell>
          <table:table-cell office:value-type="string">
            <text:p><text:s/>pikkus 136,5 cm</text:p>
          </table:table-cell>
          <table:table-cell office:value-type="string">
            <text:p>kaal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6281">
            <text:p>2616281</text:p>
          </table:table-cell>
          <table:table-cell office:value-type="float" office:value="133879134">
            <text:p>133879134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330454518">
            <text:p>803304545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10.08.2012 <text:s/>PRANK : kaal 33</text:p>
          </table:table-cell>
          <table:table-cell office:value-type="string">
            <text:p>kaal 33</text:p>
          </table:table-cell>
          <table:table-cell office:value-type="string">
            <text:p><text:s/>, pikkus 130 , KMI 21 .</text:p>
          </table:table-cell>
          <table:table-cell office:value-type="string">
            <text:p>kaal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84313">
            <text:p>19384313</text:p>
          </table:table-cell>
          <table:table-cell office:value-type="float" office:value="211797887">
            <text:p>211797887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107877231">
            <text:p>77107877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õhuvalu , kaal 29,0</text:p>
          </table:table-cell>
          <table:table-cell office:value-type="string">
            <text:p>kaal 29,0</text:p>
          </table:table-cell>
          <table:table-cell office:value-type="string">
            <text:p><text:s/>, kasv 139 , KMI-15,9</text:p>
          </table:table-cell>
          <table:table-cell office:value-type="string">
            <text:p>kaal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53623">
            <text:p>18153623</text:p>
          </table:table-cell>
          <table:table-cell office:value-type="float" office:value="185724958">
            <text:p>185724958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564938963">
            <text:p>935649389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oolikaart : kaal 28,7kg</text:p>
          </table:table-cell>
          <table:table-cell office:value-type="string">
            <text:p>kaal 28,7kg</text:p>
          </table:table-cell>
          <table:table-cell office:value-type="string">
            <text:p><text:s/>, pikkus 129cm nahk puhas , kop</text:p>
          </table:table-cell>
          <table:table-cell office:value-type="string">
            <text:p>kaal</text:p>
          </table:table-cell>
          <table:table-cell table:style-name="ce1" office:value-type="float" office:value="28.7">
            <text:p>28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4747">
            <text:p>5574747</text:p>
          </table:table-cell>
          <table:table-cell office:value-type="float" office:value="89362753">
            <text:p>89362753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71914665837">
            <text:p>7191466583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 ) tulemus : pikkus : 131.9cm kaal : 28kg</text:p>
          </table:table-cell>
          <table:table-cell office:value-type="string">
            <text:p>kaal : 28kg</text:p>
          </table:table-cell>
          <table:table-cell office:value-type="string">
            <text:p><text:s/>KMI : 16.1</text:p>
          </table:table-cell>
          <table:table-cell office:value-type="string">
            <text:p>kaal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8206">
            <text:p>16308206</text:p>
          </table:table-cell>
          <table:table-cell office:value-type="float" office:value="169941146">
            <text:p>169941146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2013-03-27</text:p>
          </table:table-cell>
          <table:table-cell office:value-type="float" office:value="44400225229">
            <text:p>444002252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 tema kasvukoridori keskel ) , kaal 27 , 1 kg</text:p>
          </table:table-cell>
          <table:table-cell office:value-type="string">
            <text:p>kaal 27 , 1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7.1">
            <text:p>27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69139">
            <text:p>18469139</text:p>
          </table:table-cell>
          <table:table-cell office:value-type="float" office:value="181747673">
            <text:p>181747673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0812">
            <text:p>6730303908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26cm , kaal 25,4 kg</text:p>
          </table:table-cell>
          <table:table-cell office:value-type="string">
            <text:p>kaal 25,4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5.4">
            <text:p>25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4130">
            <text:p>16554130</text:p>
          </table:table-cell>
          <table:table-cell office:value-type="float" office:value="206239145">
            <text:p>206239145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office:value-type="string">
            <text:p>2013-10-23</text:p>
          </table:table-cell>
          <table:table-cell office:value-type="float" office:value="673043585570">
            <text:p>6730435855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25.05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5.05">
            <text:p>25,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7284">
            <text:p>8057284</text:p>
          </table:table-cell>
          <table:table-cell office:value-type="float" office:value="132027186">
            <text:p>132027186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27365285813">
            <text:p>2736528581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1,3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1.3">
            <text:p>21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3617">
            <text:p>5623617</text:p>
          </table:table-cell>
          <table:table-cell office:value-type="float" office:value="136584792">
            <text:p>136584792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97692454640">
            <text:p>976924546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17cm kaal : 20kg</text:p>
          </table:table-cell>
          <table:table-cell office:value-type="string">
            <text:p>kaal : 20kg</text:p>
          </table:table-cell>
          <table:table-cell office:value-type="string">
            <text:p><text:s/>KMI : 14.6</text:p>
          </table:table-cell>
          <table:table-cell office:value-type="string">
            <text:p>kaal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4452">
            <text:p>5304452</text:p>
          </table:table-cell>
          <table:table-cell office:value-type="float" office:value="129218039">
            <text:p>129218039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83140229693">
            <text:p>831402296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 ) tulemus : pikkus : 111.5cm kaal : 19.7kg</text:p>
          </table:table-cell>
          <table:table-cell office:value-type="string">
            <text:p>kaal : 19.7kg</text:p>
          </table:table-cell>
          <table:table-cell office:value-type="string">
            <text:p><text:s/>KMI : 15.8</text:p>
          </table:table-cell>
          <table:table-cell office:value-type="string">
            <text:p>kaal</text:p>
          </table:table-cell>
          <table:table-cell table:style-name="ce1" office:value-type="float" office:value="19.7">
            <text:p>19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23963">
            <text:p>3223963</text:p>
          </table:table-cell>
          <table:table-cell office:value-type="float" office:value="87363810">
            <text:p>87363810</text:p>
          </table:table-cell>
          <table:table-cell office:value-type="string">
            <text:p>2012-03-25</text:p>
          </table:table-cell>
          <table:table-cell office:value-type="string">
            <text:p>A</text:p>
          </table:table-cell>
          <table:table-cell office:value-type="string">
            <text:p>2012-03-25</text:p>
          </table:table-cell>
          <table:table-cell office:value-type="float" office:value="62640643959">
            <text:p>626406439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em pöial jäi ukse vahele Lapse kaal 19 kg</text:p>
          </table:table-cell>
          <table:table-cell office:value-type="string">
            <text:p>kaal 19 kg</text:p>
          </table:table-cell>
          <table:table-cell/>
          <table:table-cell office:value-type="string">
            <text:p>kaal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7799">
            <text:p>20017799</text:p>
          </table:table-cell>
          <table:table-cell office:value-type="float" office:value="216997223">
            <text:p>21699722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8320">
            <text:p>673030538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07/81 mmHg , fr 103x ´ , kaal 18kg</text:p>
          </table:table-cell>
          <table:table-cell office:value-type="string">
            <text:p>kaal 18kg</text:p>
          </table:table-cell>
          <table:table-cell office:value-type="string">
            <text:p><text:s/>, pikkus 112cm , kõht palpatsio</text:p>
          </table:table-cell>
          <table:table-cell office:value-type="string">
            <text:p>kaal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04333">
            <text:p>5504333</text:p>
          </table:table-cell>
          <table:table-cell office:value-type="float" office:value="86224068">
            <text:p>86224068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432981634">
            <text:p>7743298163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 ) tulemus : pikkus : 100.5cm kaal : 17kg</text:p>
          </table:table-cell>
          <table:table-cell office:value-type="string">
            <text:p>kaal : 17kg</text:p>
          </table:table-cell>
          <table:table-cell office:value-type="string">
            <text:p><text:s/>KMI : 16Vasakul ninas turset , </text:p>
          </table:table-cell>
          <table:table-cell office:value-type="string">
            <text:p>kaal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1856">
            <text:p>5461856</text:p>
          </table:table-cell>
          <table:table-cell office:value-type="float" office:value="80006611">
            <text:p>80006611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1-12-01</text:p>
          </table:table-cell>
          <table:table-cell office:value-type="float" office:value="21300125948">
            <text:p>213001259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6,5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6.5">
            <text:p>16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8082">
            <text:p>5668082</text:p>
          </table:table-cell>
          <table:table-cell office:value-type="float" office:value="149612941">
            <text:p>149612941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93510580236">
            <text:p>9351058023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leid ii Kaal 16kg</text:p>
          </table:table-cell>
          <table:table-cell office:value-type="string">
            <text:p>Kaal 16kg</text:p>
          </table:table-cell>
          <table:table-cell/>
          <table:table-cell office:value-type="string">
            <text:p>Kaal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8204">
            <text:p>5398204</text:p>
          </table:table-cell>
          <table:table-cell office:value-type="float" office:value="120328438">
            <text:p>120328438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36404192031">
            <text:p>364041920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kus 105.2 cm ( 50-75 prots ) , kaal 15.8 kg</text:p>
          </table:table-cell>
          <table:table-cell office:value-type="string">
            <text:p>kaal 15.8 kg</text:p>
          </table:table-cell>
          <table:table-cell office:value-type="string">
            <text:p><text:s/>( 10-25 prots )</text:p>
          </table:table-cell>
          <table:table-cell office:value-type="string">
            <text:p>kaal</text:p>
          </table:table-cell>
          <table:table-cell table:style-name="ce1" office:value-type="float" office:value="15.8">
            <text:p>15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46800">
            <text:p>3446800</text:p>
          </table:table-cell>
          <table:table-cell office:value-type="float" office:value="141737031">
            <text:p>141737031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0-11-11</text:p>
          </table:table-cell>
          <table:table-cell office:value-type="float" office:value="54528070915">
            <text:p>545280709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5,5 kg</text:p>
          </table:table-cell>
          <table:table-cell/>
          <table:table-cell office:value-type="string">
            <text:p>Kehakaal</text:p>
          </table:table-cell>
          <table:table-cell table:style-name="ce1" office:value-type="float" office:value="15.5">
            <text:p>15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3901">
            <text:p>22983901</text:p>
          </table:table-cell>
          <table:table-cell office:value-type="float" office:value="216536912">
            <text:p>21653691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918880167">
            <text:p>73918880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ses : pikkus 101 cm ( 0 SD ) , kaal 15,3 kg</text:p>
          </table:table-cell>
          <table:table-cell office:value-type="string">
            <text:p>kaal 15,3 kg</text:p>
          </table:table-cell>
          <table:table-cell office:value-type="string">
            <text:p><text:s/>( 0 SD ) , peaümbermõõt 50,5 cm</text:p>
          </table:table-cell>
          <table:table-cell office:value-type="string">
            <text:p>kaal</text:p>
          </table:table-cell>
          <table:table-cell table:style-name="ce1" office:value-type="float" office:value="15.3">
            <text:p>15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4433">
            <text:p>10114433</text:p>
          </table:table-cell>
          <table:table-cell office:value-type="float" office:value="167738738">
            <text:p>167738738</text:p>
          </table:table-cell>
          <table:table-cell office:value-type="string">
            <text:p>2013-03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483098394">
            <text:p>714830983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ne leid saabudes : Kaal 15kg</text:p>
          </table:table-cell>
          <table:table-cell office:value-type="string">
            <text:p>Kaal 15kg</text:p>
          </table:table-cell>
          <table:table-cell/>
          <table:table-cell office:value-type="string">
            <text:p>Kaal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4374">
            <text:p>19044374</text:p>
          </table:table-cell>
          <table:table-cell office:value-type="float" office:value="178902175">
            <text:p>178902175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532525331">
            <text:p>535325253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5 kg</text:p>
          </table:table-cell>
          <table:table-cell office:value-type="string">
            <text:p><text:s/>, pikkus 94,5 cm , pea ü 50cm</text:p>
          </table:table-cell>
          <table:table-cell office:value-type="string">
            <text:p>Kaal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9874">
            <text:p>5289874</text:p>
          </table:table-cell>
          <table:table-cell office:value-type="float" office:value="121480926">
            <text:p>121480926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83839619309">
            <text:p>838396193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92cm kaal : 14.9kg</text:p>
          </table:table-cell>
          <table:table-cell office:value-type="string">
            <text:p>kaal : 14.9kg</text:p>
          </table:table-cell>
          <table:table-cell office:value-type="string">
            <text:p><text:s/>KMI : 17.6</text:p>
          </table:table-cell>
          <table:table-cell office:value-type="string">
            <text:p>kaal</text:p>
          </table:table-cell>
          <table:table-cell table:style-name="ce1" office:value-type="float" office:value="14.9">
            <text:p>14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7967">
            <text:p>10897967</text:p>
          </table:table-cell>
          <table:table-cell office:value-type="float" office:value="167438221">
            <text:p>167438221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49130558133">
            <text:p>491305581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4,5kg</text:p>
          </table:table-cell>
          <table:table-cell office:value-type="string">
            <text:p><text:s/>, pikkus 104cm , pea 50,5cm , p</text:p>
          </table:table-cell>
          <table:table-cell office:value-type="string">
            <text:p>Kaal</text:p>
          </table:table-cell>
          <table:table-cell table:style-name="ce1" office:value-type="float" office:value="14.5">
            <text:p>1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1235">
            <text:p>10031235</text:p>
          </table:table-cell>
          <table:table-cell office:value-type="float" office:value="213998508">
            <text:p>213998508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2013-12-02</text:p>
          </table:table-cell>
          <table:table-cell office:value-type="float" office:value="80798253661">
            <text:p>8079825366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tolini inh - 11.00 - 0,3 ml - kaal 14,5 kg</text:p>
          </table:table-cell>
          <table:table-cell office:value-type="string">
            <text:p>kaal 14,5 kg</text:p>
          </table:table-cell>
          <table:table-cell office:value-type="string">
            <text:p><text:s/>, palavik püsib</text:p>
          </table:table-cell>
          <table:table-cell office:value-type="string">
            <text:p>kaal</text:p>
          </table:table-cell>
          <table:table-cell table:style-name="ce1" office:value-type="float" office:value="14.5">
            <text:p>1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98783">
            <text:p>10698783</text:p>
          </table:table-cell>
          <table:table-cell office:value-type="float" office:value="210154939">
            <text:p>210154939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26510559768">
            <text:p>265105597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95/55 mmHgkaal 14,5 kg</text:p>
          </table:table-cell>
          <table:table-cell office:value-type="string">
            <text:p>kaal 14,5 kg</text:p>
          </table:table-cell>
          <table:table-cell office:value-type="string">
            <text:p>EKG : Siinusrütm fr 74 x min , H</text:p>
          </table:table-cell>
          <table:table-cell office:value-type="string">
            <text:p>kaal</text:p>
          </table:table-cell>
          <table:table-cell table:style-name="ce1" office:value-type="float" office:value="14.5">
            <text:p>1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4986">
            <text:p>5514986</text:p>
          </table:table-cell>
          <table:table-cell office:value-type="float" office:value="79206529">
            <text:p>79206529</text:p>
          </table:table-cell>
          <table:table-cell office:value-type="string">
            <text:p>2012-01-02</text:p>
          </table:table-cell>
          <table:table-cell office:value-type="string">
            <text:p>A</text:p>
          </table:table-cell>
          <table:table-cell office:value-type="string">
            <text:p>2011-12-06</text:p>
          </table:table-cell>
          <table:table-cell office:value-type="float" office:value="13293841663">
            <text:p>132938416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4kg</text:p>
          </table:table-cell>
          <table:table-cell office:value-type="string">
            <text:p><text:s/>, pikkus 94 cm</text:p>
          </table:table-cell>
          <table:table-cell office:value-type="string">
            <text:p>Kaal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5930">
            <text:p>5845930</text:p>
          </table:table-cell>
          <table:table-cell office:value-type="float" office:value="136270041">
            <text:p>136270041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64247116148">
            <text:p>642471161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,8 kg</text:p>
          </table:table-cell>
          <table:table-cell office:value-type="string">
            <text:p><text:s/>, ( 10-25 pt ) pikkus 95 cm ( 2</text:p>
          </table:table-cell>
          <table:table-cell office:value-type="string">
            <text:p>Kaal</text:p>
          </table:table-cell>
          <table:table-cell table:style-name="ce1" office:value-type="float" office:value="13.8">
            <text:p>13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7462">
            <text:p>4517462</text:p>
          </table:table-cell>
          <table:table-cell office:value-type="float" office:value="85838884">
            <text:p>85838884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20226657727">
            <text:p>202266577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,4 kg</text:p>
          </table:table-cell>
          <table:table-cell office:value-type="string">
            <text:p><text:s/>( polevat kaalu lisandunud viim</text:p>
          </table:table-cell>
          <table:table-cell office:value-type="string">
            <text:p>Kaal</text:p>
          </table:table-cell>
          <table:table-cell table:style-name="ce1" office:value-type="float" office:value="13.4">
            <text:p>13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45016">
            <text:p>12445016</text:p>
          </table:table-cell>
          <table:table-cell office:value-type="float" office:value="212814382">
            <text:p>212814382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78112342427">
            <text:p>781123424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.2</text:p>
          </table:table-cell>
          <table:table-cell office:value-type="string">
            <text:p><text:s/>kilo pikkus 89cm hetkel veidi n</text:p>
          </table:table-cell>
          <table:table-cell office:value-type="string">
            <text:p>Kaal</text:p>
          </table:table-cell>
          <table:table-cell table:style-name="ce1" office:value-type="float" office:value="13.2">
            <text:p>1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2141">
            <text:p>18052141</text:p>
          </table:table-cell>
          <table:table-cell office:value-type="float" office:value="197292697">
            <text:p>197292697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672592626">
            <text:p>86672592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ei kanna , kõne hästi arenenud kaal 13,1 kg</text:p>
          </table:table-cell>
          <table:table-cell office:value-type="string">
            <text:p>kaal 13,1 kg</text:p>
          </table:table-cell>
          <table:table-cell office:value-type="string">
            <text:p><text:s/>pikkus 96,5 cm süda-kopsud i , </text:p>
          </table:table-cell>
          <table:table-cell office:value-type="string">
            <text:p>kaal</text:p>
          </table:table-cell>
          <table:table-cell table:style-name="ce1" office:value-type="float" office:value="13.1">
            <text:p>13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52174">
            <text:p>18952174</text:p>
          </table:table-cell>
          <table:table-cell office:value-type="float" office:value="187039665">
            <text:p>187039665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587996616">
            <text:p>965879966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13kg</text:p>
          </table:table-cell>
          <table:table-cell/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1817">
            <text:p>5541817</text:p>
          </table:table-cell>
          <table:table-cell office:value-type="float" office:value="82169086">
            <text:p>82169086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1-12-05</text:p>
          </table:table-cell>
          <table:table-cell office:value-type="float" office:value="23109882503">
            <text:p>231098825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 kg</text:p>
          </table:table-cell>
          <table:table-cell office:value-type="string">
            <text:p><text:s/>pikkus 88 sm</text:p>
          </table:table-cell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90084">
            <text:p>7990084</text:p>
          </table:table-cell>
          <table:table-cell office:value-type="float" office:value="139539023">
            <text:p>139539023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70226034107">
            <text:p>702260341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93 cm kaal 12,5 kg</text:p>
          </table:table-cell>
          <table:table-cell office:value-type="string">
            <text:p>kaal 12,5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2.5">
            <text:p>1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21244">
            <text:p>21121244</text:p>
          </table:table-cell>
          <table:table-cell office:value-type="float" office:value="178292354">
            <text:p>178292354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47256351674">
            <text:p>47256351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~12kg</text:p>
          </table:table-cell>
          <table:table-cell office:value-type="string">
            <text:p>kaal~12kg</text:p>
          </table:table-cell>
          <table:table-cell/>
          <table:table-cell office:value-type="string">
            <text:p>kaa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4381">
            <text:p>5294381</text:p>
          </table:table-cell>
          <table:table-cell office:value-type="float" office:value="129427296">
            <text:p>129427296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65442783415">
            <text:p>654427834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,5 kg</text:p>
          </table:table-cell>
          <table:table-cell office:value-type="string">
            <text:p><text:s/>( pr 75-90 ) , pikkus 77 cm ( p</text:p>
          </table:table-cell>
          <table:table-cell office:value-type="string">
            <text:p>Kaal</text:p>
          </table:table-cell>
          <table:table-cell table:style-name="ce1"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5657">
            <text:p>5545657</text:p>
          </table:table-cell>
          <table:table-cell office:value-type="float" office:value="88595045">
            <text:p>88595045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40097631577">
            <text:p>4009763157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4.2012 - Kaal 11 kg</text:p>
          </table:table-cell>
          <table:table-cell office:value-type="string">
            <text:p>Kaal 11 kg</text:p>
          </table:table-cell>
          <table:table-cell/>
          <table:table-cell office:value-type="string">
            <text:p>Kaal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56910">
            <text:p>12256910</text:p>
          </table:table-cell>
          <table:table-cell office:value-type="float" office:value="189162310">
            <text:p>189162310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4004151001">
            <text:p>640041510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 kg</text:p>
          </table:table-cell>
          <table:table-cell office:value-type="string">
            <text:p><text:s/>, isu hea</text:p>
          </table:table-cell>
          <table:table-cell office:value-type="string">
            <text:p>Kaal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6078">
            <text:p>18106078</text:p>
          </table:table-cell>
          <table:table-cell office:value-type="float" office:value="210689402">
            <text:p>210689402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621889866">
            <text:p>546218898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iisked r�ginud sissehingamisel kaal 10.800</text:p>
          </table:table-cell>
          <table:table-cell office:value-type="string">
            <text:p>kaal 10.800</text:p>
          </table:table-cell>
          <table:table-cell office:value-type="string">
            <text:p><text:s/>( + 800 gr 4 kuu jooksul ) , pi</text:p>
          </table:table-cell>
          <table:table-cell office:value-type="string">
            <text:p>kaal</text:p>
          </table:table-cell>
          <table:table-cell table:style-name="ce1" office:value-type="float" office:value="10.8">
            <text:p>1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58086">
            <text:p>5858086</text:p>
          </table:table-cell>
          <table:table-cell office:value-type="float" office:value="148097278">
            <text:p>148097278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10362169252">
            <text:p>103621692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85cm kaal : 10.7kg</text:p>
          </table:table-cell>
          <table:table-cell office:value-type="string">
            <text:p>kaal : 10.7kg</text:p>
          </table:table-cell>
          <table:table-cell office:value-type="string">
            <text:p><text:s/>KMI : 14.8 pea ümbermõõt : 50cm</text:p>
          </table:table-cell>
          <table:table-cell office:value-type="string">
            <text:p>kaal</text:p>
          </table:table-cell>
          <table:table-cell table:style-name="ce1" office:value-type="float" office:value="10.7">
            <text:p>10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8270">
            <text:p>2128270</text:p>
          </table:table-cell>
          <table:table-cell office:value-type="float" office:value="89093285">
            <text:p>89093285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230912835">
            <text:p>232309128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laps heas üldseisundis , kaal 10</text:p>
          </table:table-cell>
          <table:table-cell office:value-type="string">
            <text:p>kaal 10</text:p>
          </table:table-cell>
          <table:table-cell office:value-type="string">
            <text:p><text:s/>protsentiili , ausk ii , tallav</text:p>
          </table:table-cell>
          <table:table-cell office:value-type="string">
            <text:p>kaal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1286">
            <text:p>23031286</text:p>
          </table:table-cell>
          <table:table-cell office:value-type="float" office:value="156357541">
            <text:p>156357541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344472895">
            <text:p>333444728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75-90P , DS graafiku alusel ) , kaal 10g</text:p>
          </table:table-cell>
          <table:table-cell office:value-type="string">
            <text:p>kaal 10g</text:p>
          </table:table-cell>
          <table:table-cell office:value-type="string">
            <text:p><text:s/>( 50P , DS graafiku alusel ) , </text:p>
          </table:table-cell>
          <table:table-cell office:value-type="string">
            <text:p>kaal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08874">
            <text:p>14508874</text:p>
          </table:table-cell>
          <table:table-cell office:value-type="float" office:value="158306225">
            <text:p>158306225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921667937">
            <text:p>349216679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10kg</text:p>
          </table:table-cell>
          <table:table-cell office:value-type="string">
            <text:p>kaal 10kg</text:p>
          </table:table-cell>
          <table:table-cell/>
          <table:table-cell office:value-type="string">
            <text:p>kaal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63589">
            <text:p>3763589</text:p>
          </table:table-cell>
          <table:table-cell office:value-type="float" office:value="136595103">
            <text:p>136595103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44459958193">
            <text:p>444599581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 kg</text:p>
          </table:table-cell>
          <table:table-cell/>
          <table:table-cell office:value-type="string">
            <text:p>Kaal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15253">
            <text:p>20115253</text:p>
          </table:table-cell>
          <table:table-cell office:value-type="float" office:value="164940976">
            <text:p>164940976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94376278781">
            <text:p>94376278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 kg</text:p>
          </table:table-cell>
          <table:table-cell office:value-type="string">
            <text:p><text:s/>, pikkus 74,5 cm</text:p>
          </table:table-cell>
          <table:table-cell office:value-type="string">
            <text:p>Kaal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8531">
            <text:p>3198531</text:p>
          </table:table-cell>
          <table:table-cell office:value-type="float" office:value="91314879">
            <text:p>91314879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936056941">
            <text:p>579360569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msalus kasv 72,5 cm , kaal 8,76 kg</text:p>
          </table:table-cell>
          <table:table-cell office:value-type="string">
            <text:p>kaal 8,76 kg</text:p>
          </table:table-cell>
          <table:table-cell office:value-type="string">
            <text:p><text:s/>. Toitumus hea</text:p>
          </table:table-cell>
          <table:table-cell office:value-type="string">
            <text:p>kaal</text:p>
          </table:table-cell>
          <table:table-cell office:value-type="float" office:value="8.76">
            <text:p>8,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1805">
            <text:p>16511805</text:p>
          </table:table-cell>
          <table:table-cell office:value-type="float" office:value="177751160">
            <text:p>177751160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34965061072">
            <text:p>349650610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: pikkus 72,5 cm ( -1.5 SD ) , kaal 8,11 kg</text:p>
          </table:table-cell>
          <table:table-cell office:value-type="string">
            <text:p>kaal 8,11 kg</text:p>
          </table:table-cell>
          <table:table-cell office:value-type="string">
            <text:p><text:s/>( -3 SD ) , pea ümbermõõt 48,5 </text:p>
          </table:table-cell>
          <table:table-cell office:value-type="string">
            <text:p>kaal</text:p>
          </table:table-cell>
          <table:table-cell table:style-name="ce1" office:value-type="float" office:value="8.11">
            <text:p>8,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3311">
            <text:p>5283311</text:p>
          </table:table-cell>
          <table:table-cell office:value-type="float" office:value="151745138">
            <text:p>151745138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20223069598">
            <text:p>202230695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g x3 , talub hästi , PS 120 x ´ Kaal 8 kg</text:p>
          </table:table-cell>
          <table:table-cell office:value-type="string">
            <text:p>Kaal 8 kg</text:p>
          </table:table-cell>
          <table:table-cell/>
          <table:table-cell office:value-type="string">
            <text:p>Kaal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0244">
            <text:p>13450244</text:p>
          </table:table-cell>
          <table:table-cell office:value-type="float" office:value="161331131">
            <text:p>16133113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868935810">
            <text:p>438689358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iive siiani väga hea -kaalub 7,2 kg</text:p>
          </table:table-cell>
          <table:table-cell office:value-type="string">
            <text:p>kaalub 7,2 kg</text:p>
          </table:table-cell>
          <table:table-cell/>
          <table:table-cell office:value-type="string">
            <text:p>kaalub</text:p>
          </table:table-cell>
          <table:table-cell table:style-name="ce1" office:value-type="float" office:value="7.2">
            <text:p>7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3397">
            <text:p>5823397</text:p>
          </table:table-cell>
          <table:table-cell office:value-type="float" office:value="146766250">
            <text:p>146766250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07-07</text:p>
          </table:table-cell>
          <table:table-cell office:value-type="float" office:value="81159375219">
            <text:p>8115937521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ne ) tulemus : pikkus : 70.5cm kaal : 7.11kg</text:p>
          </table:table-cell>
          <table:table-cell office:value-type="string">
            <text:p>kaal : 7.11kg</text:p>
          </table:table-cell>
          <table:table-cell office:value-type="string">
            <text:p><text:s/>KMI : 14.3</text:p>
          </table:table-cell>
          <table:table-cell office:value-type="string">
            <text:p>kaal</text:p>
          </table:table-cell>
          <table:table-cell table:style-name="ce1" office:value-type="float" office:value="7.11">
            <text:p>7,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7804">
            <text:p>16567804</text:p>
          </table:table-cell>
          <table:table-cell office:value-type="float" office:value="175890952">
            <text:p>175890952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5-02</text:p>
          </table:table-cell>
          <table:table-cell office:value-type="float" office:value="92395315555">
            <text:p>923953155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at mõõduga 4 x 2,1 x 1,7 cm , kaaluga 7 g</text:p>
          </table:table-cell>
          <table:table-cell office:value-type="string">
            <text:p>kaaluga 7 g</text:p>
          </table:table-cell>
          <table:table-cell/>
          <table:table-cell office:value-type="string">
            <text:p>kaaluga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1216">
            <text:p>4271216</text:p>
          </table:table-cell>
          <table:table-cell office:value-type="float" office:value="124220398">
            <text:p>124220398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316724106">
            <text:p>273167241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7 kg</text:p>
          </table:table-cell>
          <table:table-cell office:value-type="string">
            <text:p>kaal 7 kg</text:p>
          </table:table-cell>
          <table:table-cell office:value-type="string">
            <text:p>/105 mg , 1,05 ml i/m</text:p>
          </table:table-cell>
          <table:table-cell office:value-type="string">
            <text:p>kaal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52339">
            <text:p>4152339</text:p>
          </table:table-cell>
          <table:table-cell office:value-type="float" office:value="124226313">
            <text:p>124226313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51535517540">
            <text:p>515355175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,7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4251">
            <text:p>16084251</text:p>
          </table:table-cell>
          <table:table-cell office:value-type="float" office:value="160205164">
            <text:p>160205164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12209753490">
            <text:p>122097534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hommikune kaal 6,03kg</text:p>
          </table:table-cell>
          <table:table-cell office:value-type="string">
            <text:p>kaal 6,03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6.03">
            <text:p>6,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64925">
            <text:p>3764925</text:p>
          </table:table-cell>
          <table:table-cell office:value-type="float" office:value="153417750">
            <text:p>153417750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550272594">
            <text:p>505502725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mikune köha , suurenenud on ka kehakaal 6 kg</text:p>
          </table:table-cell>
          <table:table-cell office:value-type="string">
            <text:p>kehakaal 6 kg</text:p>
          </table:table-cell>
          <table:table-cell office:value-type="string">
            <text:p><text:s/>sama aja jooksul</text:p>
          </table:table-cell>
          <table:table-cell office:value-type="string">
            <text:p>kehaka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61845">
            <text:p>3361845</text:p>
          </table:table-cell>
          <table:table-cell office:value-type="float" office:value="152410296">
            <text:p>152410296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92357164041">
            <text:p>923571640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,89 kg</text:p>
          </table:table-cell>
          <table:table-cell office:value-type="string">
            <text:p><text:s/>, pikkus 52 cm , Apgarid 9/9 pa</text:p>
          </table:table-cell>
          <table:table-cell office:value-type="string">
            <text:p>Sünnikaal</text:p>
          </table:table-cell>
          <table:table-cell office:value-type="float" office:value="3.89">
            <text:p>3,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4762">
            <text:p>20474762</text:p>
          </table:table-cell>
          <table:table-cell office:value-type="float" office:value="203467052">
            <text:p>203467052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505486">
            <text:p>673030505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t ajaline , 40 rn Sü kaal 3,888kg</text:p>
          </table:table-cell>
          <table:table-cell office:value-type="string">
            <text:p>kaal 3,888kg</text:p>
          </table:table-cell>
          <table:table-cell office:value-type="string">
            <text:p><text:s/>, pikkkus 52cm , pü 35cm</text:p>
          </table:table-cell>
          <table:table-cell office:value-type="string">
            <text:p>kaal</text:p>
          </table:table-cell>
          <table:table-cell office:value-type="float" office:value="3.888">
            <text:p>3,88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5245">
            <text:p>19005245</text:p>
          </table:table-cell>
          <table:table-cell office:value-type="float" office:value="218574501">
            <text:p>218574501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2224">
            <text:p>6730304422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.300</text:p>
          </table:table-cell>
          <table:table-cell office:value-type="string">
            <text:p><text:s/>( + 4600 sündimisest saadik ) j</text:p>
          </table:table-cell>
          <table:table-cell office:value-type="string">
            <text:p>Kaal</text:p>
          </table:table-cell>
          <table:table-cell table:style-name="ce1" office:value-type="float" office:value="3.3">
            <text:p>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4T15:13:17.54</dc:date>
    <meta:document-statistic meta:table-count="1" meta:cell-count="14927" meta:object-count="0"/>
    <meta:generator>LibreOffice/4.0.0.3$Windows_x86 LibreOffice_project/7545bee9c2a0782548772a21bc84a9dcc583b89</meta:generator>
  </office:meta>
</office:document-meta>
</file>